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422.25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56.24pt"/>
    </style:style>
    <style:style style:name="co5" style:family="table-column">
      <style:table-column-properties fo:break-before="auto" style:column-width="95.24pt"/>
    </style:style>
    <style:style style:name="co6" style:family="table-column">
      <style:table-column-properties fo:break-before="auto" style:column-width="339pt"/>
    </style:style>
    <style:style style:name="co7" style:family="table-column">
      <style:table-column-properties fo:break-before="auto" style:column-width="425.99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69pt"/>
    </style:style>
    <style:style style:name="co10" style:family="table-column">
      <style:table-column-properties fo:break-before="auto" style:column-width="123pt"/>
    </style:style>
    <style:style style:name="co11" style:family="table-column">
      <style:table-column-properties fo:break-before="auto" style:column-width="230.26pt"/>
    </style:style>
    <style:style style:name="co12" style:family="table-column">
      <style:table-column-properties fo:break-before="auto" style:column-width="175.49pt"/>
    </style:style>
    <style:style style:name="co13" style:family="table-column">
      <style:table-column-properties fo:break-before="auto" style:column-width="287.26pt"/>
    </style:style>
    <style:style style:name="co14" style:family="table-column">
      <style:table-column-properties fo:break-before="auto" style:column-width="75.74pt"/>
    </style:style>
    <style:style style:name="co56" style:family="table-column">
      <style:table-column-properties fo:break-before="auto" style:column-width="129.15pt"/>
    </style:style>
    <style:style style:name="co57" style:family="table-column">
      <style:table-column-properties fo:break-before="auto" style:column-width="217.5pt"/>
    </style:style>
    <style:style style:name="co58" style:family="table-column">
      <style:table-column-properties fo:break-before="auto" style:column-width="153.01pt"/>
    </style:style>
    <style:style style:name="co59" style:family="table-column">
      <style:table-column-properties fo:break-before="auto" style:column-width="147.74pt"/>
    </style:style>
    <style:style style:name="co60" style:family="table-column">
      <style:table-column-properties fo:break-before="auto" style:column-width="147pt"/>
    </style:style>
    <style:style style:name="co61" style:family="table-column">
      <style:table-column-properties fo:break-before="auto" style:column-width="151.51pt"/>
    </style:style>
    <style:style style:name="co27" style:family="table-column">
      <style:table-column-properties fo:break-before="auto" style:column-width="109.5pt"/>
    </style:style>
    <style:style style:name="co28" style:family="table-column">
      <style:table-column-properties fo:break-before="auto" style:column-width="118.49pt"/>
    </style:style>
    <style:style style:name="co62" style:family="table-column">
      <style:table-column-properties fo:break-before="auto" style:column-width="99.01pt"/>
    </style:style>
    <style:style style:name="co30" style:family="table-column">
      <style:table-column-properties fo:break-before="auto" style:column-width="165.74pt"/>
    </style:style>
    <style:style style:name="co31" style:family="table-column">
      <style:table-column-properties fo:break-before="auto" style:column-width="144.74pt"/>
    </style:style>
    <style:style style:name="co32" style:family="table-column">
      <style:table-column-properties fo:break-before="auto" style:column-width="149.24pt"/>
    </style:style>
    <style:style style:name="co33" style:family="table-column">
      <style:table-column-properties fo:break-before="auto" style:column-width="177.76pt"/>
    </style:style>
    <style:style style:name="co34" style:family="table-column">
      <style:table-column-properties fo:break-before="auto" style:column-width="128.24pt"/>
    </style:style>
    <style:style style:name="co35" style:family="table-column">
      <style:table-column-properties fo:break-before="auto" style:column-width="275.24pt"/>
    </style:style>
    <style:style style:name="co36" style:family="table-column">
      <style:table-column-properties fo:break-before="auto" style:column-width="100.49pt"/>
    </style:style>
    <style:style style:name="co37" style:family="table-column">
      <style:table-column-properties fo:break-before="auto" style:column-width="33.76pt"/>
    </style:style>
    <style:style style:name="co38" style:family="table-column">
      <style:table-column-properties fo:break-before="auto" style:column-width="79.51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04.26pt"/>
    </style:style>
    <style:style style:name="co41" style:family="table-column">
      <style:table-column-properties fo:break-before="auto" style:column-width="98.25pt"/>
    </style:style>
    <style:style style:name="co42" style:family="table-column">
      <style:table-column-properties fo:break-before="auto" style:column-width="105pt"/>
    </style:style>
    <style:style style:name="co43" style:family="table-column">
      <style:table-column-properties fo:break-before="auto" style:column-width="105.76pt"/>
    </style:style>
    <style:style style:name="co44" style:family="table-column">
      <style:table-column-properties fo:break-before="auto" style:column-width="101.99pt"/>
    </style:style>
    <style:style style:name="co45" style:family="table-column">
      <style:table-column-properties fo:break-before="auto" style:column-width="102.76pt"/>
    </style:style>
    <style:style style:name="co46" style:family="table-column">
      <style:table-column-properties fo:break-before="auto" style:column-width="96.75pt"/>
    </style:style>
    <style:style style:name="co47" style:family="table-column">
      <style:table-column-properties fo:break-before="auto" style:column-width="224.25pt"/>
    </style:style>
    <style:style style:name="co48" style:family="table-column">
      <style:table-column-properties fo:break-before="auto" style:column-width="315.01pt"/>
    </style:style>
    <style:style style:name="co49" style:family="table-column">
      <style:table-column-properties fo:break-before="auto" style:column-width="117.75pt"/>
    </style:style>
    <style:style style:name="co50" style:family="table-column">
      <style:table-column-properties fo:break-before="auto" style:column-width="242.25pt"/>
    </style:style>
    <style:style style:name="co51" style:family="table-column">
      <style:table-column-properties fo:break-before="auto" style:column-width="170.25pt"/>
    </style:style>
    <style:style style:name="co52" style:family="table-column">
      <style:table-column-properties fo:break-before="auto" style:column-width="125.26pt"/>
    </style:style>
    <style:style style:name="co53" style:family="table-column">
      <style:table-column-properties fo:break-before="auto" style:column-width="61.51pt"/>
    </style:style>
    <style:style style:name="co54" style:family="table-column">
      <style:table-column-properties fo:break-before="auto" style:column-width="47.99pt"/>
    </style:style>
    <style:style style:name="co55" style:family="table-column">
      <style:table-column-properties fo:break-before="auto" style:column-width="673.5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51pt" fo:break-before="auto" style:use-optimal-row-height="false"/>
    </style:style>
    <style:style style:name="ro8" style:family="table-row">
      <style:table-row-properties style:row-height="63.75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60.01pt" fo:break-before="auto" style:use-optimal-row-height="false"/>
    </style:style>
    <style:style style:name="ro12" style:family="table-row">
      <style:table-row-properties style:row-height="44.45pt" fo:break-before="auto" style:use-optimal-row-height="true"/>
    </style:style>
    <style:style style:name="ro13" style:family="table-row">
      <style:table-row-properties style:row-height="23.05pt" fo:break-before="auto" style:use-optimal-row-height="true"/>
    </style:style>
    <style:style style:name="ro14" style:family="table-row">
      <style:table-row-properties style:row-height="33.76pt" fo:break-before="auto" style:use-optimal-row-height="true"/>
    </style:style>
    <style:style style:name="ro15" style:family="table-row">
      <style:table-row-properties style:row-height="55.16pt" fo:break-before="auto" style:use-optimal-row-height="true"/>
    </style:style>
    <style:style style:name="ro16" style:family="table-row">
      <style:table-row-properties style:row-height="12.5pt" fo:break-before="auto" style:use-optimal-row-height="true"/>
    </style:style>
    <style:style style:name="ro17" style:family="table-row">
      <style:table-row-properties style:row-height="76.56pt" fo:break-before="auto" style:use-optimal-row-height="true"/>
    </style:style>
    <style:style style:name="ro18" style:family="table-row">
      <style:table-row-properties style:row-height="97.94pt" fo:break-before="auto" style:use-optimal-row-height="true"/>
    </style:style>
    <style:style style:name="ro19" style:family="table-row">
      <style:table-row-properties style:row-height="11.31pt" fo:break-before="auto" style:use-optimal-row-height="true"/>
    </style:style>
    <style:style style:name="ro20" style:family="table-row">
      <style:table-row-properties style:row-height="15.76pt" fo:break-before="auto" style:use-optimal-row-height="false"/>
    </style:style>
    <style:style style:name="ro21" style:family="table-row">
      <style:table-row-properties style:row-height="47.76pt" fo:break-before="auto" style:use-optimal-row-height="true"/>
    </style:style>
    <style:style style:name="ro22" style:family="table-row">
      <style:table-row-properties style:row-height="59.24pt" fo:break-before="auto" style:use-optimal-row-height="true"/>
    </style:style>
    <style:style style:name="ro23" style:family="table-row">
      <style:table-row-properties style:row-height="54.74pt" fo:break-before="auto" style:use-optimal-row-height="false"/>
    </style:style>
    <style:style style:name="ro24" style:family="table-row">
      <style:table-row-properties style:row-height="36.2pt" fo:break-before="auto" style:use-optimal-row-height="true"/>
    </style:style>
    <style:style style:name="ro25" style:family="table-row">
      <style:table-row-properties style:row-height="71.6pt" fo:break-before="auto" style:use-optimal-row-height="true"/>
    </style:style>
    <style:style style:name="ro26" style:family="table-row">
      <style:table-row-properties style:row-height="152.31pt" fo:break-before="auto" style:use-optimal-row-height="true"/>
    </style:style>
    <style:style style:name="ro27" style:family="table-row">
      <style:table-row-properties style:row-height="24.69pt" fo:break-before="auto" style:use-optimal-row-height="true"/>
    </style:style>
    <style:style style:name="ro28" style:family="table-row">
      <style:table-row-properties style:row-height="94.65pt" fo:break-before="auto" style:use-optimal-row-height="true"/>
    </style:style>
    <style:style style:name="ro29" style:family="table-row">
      <style:table-row-properties style:row-height="13.15pt" fo:break-before="auto" style:use-optimal-row-height="true"/>
    </style:style>
    <style:style style:name="ro30" style:family="table-row">
      <style:table-row-properties style:row-height="25.34pt" fo:break-before="auto" style:use-optimal-row-height="false"/>
    </style:style>
    <style:style style:name="ro31" style:family="table-row">
      <style:table-row-properties style:row-height="106.21pt" fo:break-before="auto" style:use-optimal-row-height="true"/>
    </style:style>
    <style:style style:name="ro32" style:family="table-row">
      <style:table-row-properties style:row-height="38.1pt" fo:break-before="auto" style:use-optimal-row-height="false"/>
    </style:style>
    <style:style style:name="ro51" style:family="table-row">
      <style:table-row-properties style:row-height="13.1pt" fo:break-before="auto" style:use-optimal-row-height="true"/>
    </style:style>
    <style:style style:name="ro52" style:family="table-row">
      <style:table-row-properties style:row-height="27.75pt" fo:break-before="auto" style:use-optimal-row-height="false"/>
    </style:style>
    <style:style style:name="ro71" style:family="table-row">
      <style:table-row-properties style:row-height="35.04pt" fo:break-before="auto" style:use-optimal-row-height="true"/>
    </style:style>
    <style:style style:name="ro72" style:family="table-row">
      <style:table-row-properties style:row-height="44.05pt" fo:break-before="auto" style:use-optimal-row-height="true"/>
    </style:style>
    <style:style style:name="ro73" style:family="table-row">
      <style:table-row-properties style:row-height="22.45pt" fo:break-before="auto" style:use-optimal-row-height="true"/>
    </style:style>
    <style:style style:name="ro74" style:family="table-row">
      <style:table-row-properties style:row-height="33.7pt" fo:break-before="auto" style:use-optimal-row-height="true"/>
    </style:style>
    <style:style style:name="ro75" style:family="table-row">
      <style:table-row-properties style:row-height="35.6pt" fo:break-before="auto" style:use-optimal-row-height="true"/>
    </style:style>
    <style:style style:name="ro76" style:family="table-row">
      <style:table-row-properties style:row-height="193.1pt" fo:break-before="auto" style:use-optimal-row-height="true"/>
    </style:style>
    <style:style style:name="ro77" style:family="table-row">
      <style:table-row-properties style:row-height="249.36pt" fo:break-before="auto" style:use-optimal-row-height="true"/>
    </style:style>
    <style:style style:name="ro78" style:family="table-row">
      <style:table-row-properties style:row-height="260.59pt" fo:break-before="auto" style:use-optimal-row-height="true"/>
    </style:style>
    <style:style style:name="ro79" style:family="table-row">
      <style:table-row-properties style:row-height="58.11pt" fo:break-before="auto" style:use-optimal-row-height="true"/>
    </style:style>
    <style:style style:name="ro80" style:family="table-row">
      <style:table-row-properties style:row-height="24.35pt" fo:break-before="auto" style:use-optimal-row-height="true"/>
    </style:style>
    <style:style style:name="ro81" style:family="table-row">
      <style:table-row-properties style:row-height="339.36pt" fo:break-before="auto" style:use-optimal-row-height="true"/>
    </style:style>
    <style:style style:name="ro82" style:family="table-row">
      <style:table-row-properties style:row-height="69.36pt" fo:break-before="auto" style:use-optimal-row-height="true"/>
    </style:style>
    <style:style style:name="ro83" style:family="table-row">
      <style:table-row-properties style:row-height="91.84pt" fo:break-before="auto" style:use-optimal-row-height="true"/>
    </style:style>
    <style:style style:name="ro84" style:family="table-row">
      <style:table-row-properties style:row-height="47.99pt" fo:break-before="auto" style:use-optimal-row-height="false"/>
    </style:style>
    <style:style style:name="ro85" style:family="table-row">
      <style:table-row-properties style:row-height="12.81pt" fo:break-before="auto" style:use-optimal-row-height="true"/>
    </style:style>
    <style:style style:name="ro86" style:family="table-row">
      <style:table-row-properties style:row-height="19.39pt" fo:break-before="auto" style:use-optimal-row-height="true"/>
    </style:style>
    <style:style style:name="ro87" style:family="table-row">
      <style:table-row-properties style:row-height="57.46pt" fo:break-before="auto" style:use-optimal-row-height="true"/>
    </style:style>
    <style:style style:name="ro88" style:family="table-row">
      <style:table-row-properties style:row-height="54.34pt" fo:break-before="auto" style:use-optimal-row-height="true"/>
    </style:style>
    <style:style style:name="ro89" style:family="table-row">
      <style:table-row-properties style:row-height="226.86pt" fo:break-before="auto" style:use-optimal-row-height="true"/>
    </style:style>
    <style:style style:name="ro90" style:family="table-row">
      <style:table-row-properties style:row-height="159.36pt" fo:break-before="auto" style:use-optimal-row-height="true"/>
    </style:style>
    <style:style style:name="ro91" style:family="table-row">
      <style:table-row-properties style:row-height="215.6pt" fo:break-before="auto" style:use-optimal-row-height="true"/>
    </style:style>
    <style:style style:name="ro92" style:family="table-row">
      <style:table-row-properties style:row-height="46.86pt" fo:break-before="auto" style:use-optimal-row-height="true"/>
    </style:style>
    <style:style style:name="ro93" style:family="table-row">
      <style:table-row-properties style:row-height="136.86pt" fo:break-before="auto" style:use-optimal-row-height="true"/>
    </style:style>
    <style:style style:name="ro94" style:family="table-row">
      <style:table-row-properties style:row-height="114.35pt" fo:break-before="auto" style:use-optimal-row-height="true"/>
    </style:style>
    <style:style style:name="ro95" style:family="table-row">
      <style:table-row-properties style:row-height="148.11pt" fo:break-before="auto" style:use-optimal-row-height="true"/>
    </style:style>
    <style:style style:name="ro53" style:family="table-row">
      <style:table-row-properties style:row-height="76.51pt" fo:break-before="auto" style:use-optimal-row-height="false"/>
    </style:style>
    <style:style style:name="ro54" style:family="table-row">
      <style:table-row-properties style:row-height="24.75pt" fo:break-before="auto" style:use-optimal-row-height="false"/>
    </style:style>
    <style:style style:name="ro55" style:family="table-row">
      <style:table-row-properties style:row-height="178.5pt" fo:break-before="auto" style:use-optimal-row-height="false"/>
    </style:style>
    <style:style style:name="ro56" style:family="table-row">
      <style:table-row-properties style:row-height="114.75pt" fo:break-before="auto" style:use-optimal-row-height="false"/>
    </style:style>
    <style:style style:name="ro57" style:family="table-row">
      <style:table-row-properties style:row-height="127.5pt" fo:break-before="auto" style:use-optimal-row-height="false"/>
    </style:style>
    <style:style style:name="ro58" style:family="table-row">
      <style:table-row-properties style:row-height="101.99pt" fo:break-before="auto" style:use-optimal-row-height="false"/>
    </style:style>
    <style:style style:name="ro59" style:family="table-row">
      <style:table-row-properties style:row-height="89.26pt" fo:break-before="auto" style:use-optimal-row-height="false"/>
    </style:style>
    <style:style style:name="ro60" style:family="table-row">
      <style:table-row-properties style:row-height="409.49pt" fo:break-before="auto" style:use-optimal-row-height="false"/>
    </style:style>
    <style:style style:name="ro61" style:family="table-row">
      <style:table-row-properties style:row-height="408.76pt" fo:break-before="auto" style:use-optimal-row-height="false"/>
    </style:style>
    <style:style style:name="ro62" style:family="table-row">
      <style:table-row-properties style:row-height="48.76pt" fo:break-before="auto" style:use-optimal-row-height="false"/>
    </style:style>
    <style:style style:name="ro63" style:family="table-row">
      <style:table-row-properties style:row-height="71.26pt" fo:break-before="auto" style:use-optimal-row-height="false"/>
    </style:style>
    <style:style style:name="ro64" style:family="table-row">
      <style:table-row-properties style:row-height="242.25pt" fo:break-before="auto" style:use-optimal-row-height="false"/>
    </style:style>
    <style:style style:name="ro65" style:family="table-row">
      <style:table-row-properties style:row-height="267.76pt" fo:break-before="auto" style:use-optimal-row-height="false"/>
    </style:style>
    <style:style style:name="ro66" style:family="table-row">
      <style:table-row-properties style:row-height="395.26pt" fo:break-before="auto" style:use-optimal-row-height="false"/>
    </style:style>
    <style:style style:name="ro67" style:family="table-row">
      <style:table-row-properties style:row-height="293.24pt" fo:break-before="auto" style:use-optimal-row-height="false"/>
    </style:style>
    <style:style style:name="ro68" style:family="table-row">
      <style:table-row-properties style:row-height="19.5pt" fo:break-before="auto" style:use-optimal-row-height="false"/>
    </style:style>
    <style:style style:name="ro69" style:family="table-row">
      <style:table-row-properties style:row-height="15pt" fo:break-before="auto" style:use-optimal-row-height="false"/>
    </style:style>
    <style:style style:name="ro70" style:family="table-row">
      <style:table-row-properties style:row-height="14.26pt" fo:break-before="auto" style:use-optimal-row-height="true"/>
    </style:style>
    <style:style style:name="ta1" style:family="table" style:master-page-name="PageStyle_5f_revision_20_assumption_20_open_20_items">
      <style:table-properties table:display="true" style:writing-mode="lr-tb"/>
    </style:style>
    <style:style style:name="ta2" style:family="table" style:master-page-name="PageStyle_5f_UFF_20_Header_5f_Trai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PLX_5f_DRD">
      <style:table-properties table:display="true" style:writing-mode="lr-tb"/>
    </style:style>
    <style:style style:name="ta5" style:family="table" style:master-page-name="PageStyle_5f_Temp_20_Fields">
      <style:table-properties table:display="true" style:writing-mode="lr-tb"/>
    </style:style>
    <style:style style:name="ta6" style:family="table" style:master-page-name="PageStyle_5f_Field_20_Modifications">
      <style:table-properties table:display="true" style:writing-mode="lr-tb"/>
    </style:style>
    <style:style style:name="ta7" style:family="table" style:master-page-name="PageStyle_5f_Service_20_Feature">
      <style:table-properties table:display="true" style:writing-mode="lr-tb"/>
    </style:style>
    <style:style style:name="ta8" style:family="table" style:master-page-name="PageStyle_5f_Drop_20_rules">
      <style:table-properties table:display="true" style:writing-mode="lr-tb"/>
    </style:style>
    <style:style style:name="ta9" style:family="table" style:master-page-name="PageStyle_5f_FYI_20_Record_20_Typ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text-position="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2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text-position=""/>
    </style:style>
    <style:style style:name="ce3" style:family="table-cell" style:parent-style-name="Default" style:data-style-name="N126">
      <style:table-cell-properties style:diagonal-bl-tr="none" style:diagonal-tl-br="none" fo:border="0.06pt solid #000000" style:rotation-align="none"/>
      <style:text-properties style:text-position=""/>
    </style:style>
    <style:style style:name="ce4" style:family="table-cell" style:parent-style-name="Default" style:data-style-name="N126">
      <style:table-cell-properties style:rotation-align="none"/>
      <style:text-properties style:text-position=""/>
    </style:style>
    <style:style style:name="ce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text-position="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text-position="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c0c0c0" style:rotation-align="none"/>
      <style:text-properties fo:color="#ff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text-position=""/>
    </style:style>
    <style:style style:name="ce44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33" style:family="table-cell" style:parent-style-name="Default">
      <style:table-cell-properties style:rotation-align="none"/>
      <style:text-properties style:text-position=""/>
    </style:style>
    <style:style style:name="ce1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9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6" style:family="table-cell" style:parent-style-name="Default">
      <style:table-cell-properties fo:border-bottom="0.06pt solid #000000" fo:background-color="#c0c0c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177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9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8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text-position=""/>
    </style:style>
    <style:style style:name="ce85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text-position=""/>
    </style:style>
    <style:style style:name="ce9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diagonal-bl-tr="none" style:diagonal-tl-br="none" fo:border="0.06pt solid #000000" style:rotation-align="none"/>
      <style:text-properties style:text-position="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 style:data-style-name="N126">
      <style:table-cell-properties style:diagonal-bl-tr="none" style:diagonal-tl-br="none" fo:border="0.06pt solid #000000" style:rotation-align="none"/>
    </style:style>
    <style:style style:name="ce143" style:family="table-cell" style:parent-style-name="Default" style:data-style-name="N126">
      <style:table-cell-properties style:rotation-align="none"/>
    </style:style>
    <style:style style:name="ce14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5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15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18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style:rotation-align="none"/>
    </style:style>
    <style:style style:name="ce19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19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19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" style:family="table-cell" style:parent-style-name="Default">
      <style:table-cell-properties fo:background-color="#c0c0c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" style:family="table-cell" style:parent-style-name="Default" style:data-style-name="N2">
      <style:table-cell-properties style:rotation-align="none"/>
    </style:style>
    <style:style style:name="ce214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2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2" style:family="table-cell" style:parent-style-name="Default">
      <style:table-cell-properties fo:border-bottom="0.06pt solid #000000" fo:background-color="#c0c0c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233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5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24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251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261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fo:border="0.06pt solid #000000" style:rotation-align="none"/>
    </style:style>
    <style:style style:name="ce2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8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2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8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3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4" style:family="text">
      <style:text-properties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6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18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9" style:family="text">
      <style:text-properties fo:color="#333399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4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25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0%" style:font-name-complex="Arial" style:font-size-asian="9pt" style:font-size-complex="9pt" style:font-weight-asian="bold" style:font-weight-complex="bold" style:font-style-asian="italic" style:font-style-complex="italic"/>
    </style:style>
    <style:style style:name="T26" style:family="text">
      <style:text-properties style:font-name="Arial" style:text-position="0%" fo:font-size="9pt" style:font-style-asian="normal" style:font-weight-complex="normal" style:font-weight-asian="normal" style:font-size-complex="9pt" style:font-size-asian="9pt" fo:text-shadow="none" style:text-outline="false" fo:font-style="normal" style:text-line-through-type="none" style:text-underline-style="none" style:text-underline-color="font-color" fo:font-weight="normal" style:font-style-complex="normal" style:font-name-complex="Arial"/>
    </style:style>
    <style:style style:name="T27" style:family="text">
      <style:text-properties style:font-name="Arial" style:text-position="0%" fo:font-size="9pt" style:font-style-asian="normal" style:font-size-complex="9pt" style:font-size-asian="9pt" fo:text-shadow="none" style:text-outline="false" fo:font-style="normal" style:text-line-through-type="none" style:text-underline-style="none" style:text-underline-color="font-color" style:font-style-complex="normal" style:font-name-complex="Arial" style:font-weight-asian="bold" fo:font-weight="bold" style:font-weight-complex="bold"/>
    </style:style>
    <style:style style:name="T29" style:family="text">
      <style:text-properties style:font-name="Arial" style:text-position="0%" fo:font-size="9pt" style:font-style-asian="normal" style:font-size-complex="9pt" style:font-size-asian="9pt" fo:text-shadow="none" style:text-outline="false" fo:font-style="normal" style:text-line-through-type="none" style:text-underline-style="none" style:text-underline-color="font-color" style:font-style-complex="normal" style:font-name-complex="Arial" fo:font-weight="normal" style:font-weight-asian="normal" style:font-weight-complex="normal"/>
    </style:style>
    <style:style style:name="T30" style:family="text">
      <style:text-properties style:font-name="Arial" style:text-position="0%" fo:font-size="9pt" style:font-style-asian="normal" style:font-size-complex="9pt" style:font-size-asian="9pt" fo:text-shadow="none" style:text-outline="false" fo:font-style="normal" style:text-line-through-type="none" style:text-underline-style="none" style:text-underline-color="font-color" style:font-style-complex="normal" style:font-name-complex="Arial" fo:font-weight="bold" style:font-weight-asian="bold" style:font-weight-complex="bold"/>
    </style:style>
    <style:style style:name="T35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6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37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  <style:style style:name="T3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9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40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fo:font-size="10pt" fo:font-weight="bold" style:text-underline-style="solid" style:text-underline-width="auto" style:text-underline-color="font-color" style:font-weight-asian="bold" style:font-weight-complex="bold"/>
    </style:style>
    <style:style style:name="T41" style:family="text">
      <style:text-properties style:font-style-complex="normal" style:font-name="Arial" style:font-style-asian="normal" style:font-size-complex="10pt" style:font-size-asian="10pt" style:font-name-complex="Arial" style:text-position="0%" fo:text-shadow="none" style:text-outline="false" fo:font-style="normal" style:text-line-through-type="none" fo:font-size="10pt" fo:font-weight="normal" style:text-underline-style="none" style:text-underline-color="font-color" style:font-weight-asian="normal" style:font-weight-complex="normal"/>
    </style:style>
    <style:style style:name="T4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3" style:family="text">
      <style:text-properties style:font-style-complex="normal" style:font-name="Arial" style:font-style-asian="normal" style:font-weight-complex="normal" style:font-weight-asian="normal" style:font-size-complex="8pt" style:font-size-asian="8pt" style:font-name-complex="Arial" style:text-position="0%" fo:text-shadow="none" style:text-outline="false" fo:font-style="normal" style:text-line-through-type="none" style:text-underline-style="none" style:text-underline-color="font-color" fo:font-weight="normal" fo:font-size="8pt"/>
    </style:style>
    <style:style style:name="T44" style:family="text">
      <style:text-properties style:font-style-complex="normal" style:font-name="Arial" style:font-style-asian="normal" style:font-size-complex="8pt" style:font-size-asian="8pt" style:font-name-complex="Arial" style:text-position="0%" fo:text-shadow="none" style:text-outline="false" fo:font-style="normal" style:text-line-through-type="none" style:text-underline-style="none" style:text-underline-color="font-color" fo:font-size="8pt" fo:font-weight="bold" style:font-weight-asian="bold" style:font-weight-complex="bold"/>
    </style:style>
    <style:style style:name="T45" style:family="text">
      <style:text-properties style:font-style-complex="normal" style:font-name="Arial" style:font-style-asian="normal" style:font-size-complex="8pt" style:font-size-asian="8pt" style:font-name-complex="Arial" style:text-position="0%" fo:text-shadow="none" style:text-outline="false" fo:font-style="normal" style:text-line-through-type="none" style:text-underline-style="none" style:text-underline-color="font-color" fo:font-size="8pt" fo:font-weight="normal" style:font-weight-asian="normal" style:font-weight-complex="normal"/>
    </style:style>
    <style:style style:name="T46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fo:color="#333399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7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weight="normal" fo:font-size="10pt" fo:text-shadow="none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revision assumption open ite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0" office:value-type="string" calcext:value-type="string">
            <text:p>REVISION HISTOR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1" office:value-type="string" calcext:value-type="string">
            <text:p>OPEN Items are Blue; UPDATE items are yellow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date" office:date-value="2011-11-04" calcext:value-type="date">
            <text:p>4-Nov</text:p>
          </table:table-cell>
          <table:table-cell table:style-name="ce12" office:value-type="string" calcext:value-type="string">
            <text:p>Added Two additional Service Features: CID,CIR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11-09" calcext:value-type="date">
            <text:p>9-Nov</text:p>
          </table:table-cell>
          <table:table-cell table:style-name="ce12" office:value-type="string" calcext:value-type="string">
            <text:p>Updated Market/Submarket Field to be null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1-09" calcext:value-type="date">
            <text:p>9-Nov</text:p>
          </table:table-cell>
          <table:table-cell office:value-type="string" calcext:value-type="string">
            <text:p>Revised Service Features Tab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1-11-21" calcext:value-type="date">
            <text:p>21-Nov</text:p>
          </table:table-cell>
          <table:table-cell office:value-type="string" calcext:value-type="string">
            <text:p>Field Modifications updated to include terminating number changes for international and NANP terminating calls.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2-09" calcext:value-type="date">
            <text:p>9-Dec</text:p>
          </table:table-cell>
          <table:table-cell office:value-type="string" calcext:value-type="string">
            <text:p>Mapped L-L Aplx structure code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2-09" calcext:value-type="date">
            <text:p>9-Dec</text:p>
          </table:table-cell>
          <table:table-cell office:value-type="string" calcext:value-type="string">
            <text:p>Updated drop rules to include L-L Aplx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2-19" calcext:value-type="date">
            <text:p>19-Dec</text:p>
          </table:table-cell>
          <table:table-cell office:value-type="string" calcext:value-type="string">
            <text:p>Updated Field Modifications for Terminating Number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1-10" calcext:value-type="date">
            <text:p>10-Jan</text:p>
          </table:table-cell>
          <table:table-cell office:value-type="string" calcext:value-type="string">
            <text:p>Updated VMD and VMR features based on RBMS Analysi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1-16" calcext:value-type="date">
            <text:p>16-Jan</text:p>
          </table:table-cell>
          <table:table-cell office:value-type="string" calcext:value-type="string">
            <text:p>Fixed Error Code in Field 12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1-23" calcext:value-type="date">
            <text:p>23-Jan</text:p>
          </table:table-cell>
          <table:table-cell office:value-type="string" calcext:value-type="string">
            <text:p>Corrected Field Modifications for Start Tim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2-02" calcext:value-type="date">
            <text:p>2-Feb</text:p>
          </table:table-cell>
          <table:table-cell office:value-type="string" calcext:value-type="string">
            <text:p>Added APLX DRD tab for the APLX DRD key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05" calcext:value-type="date">
            <text:p>5-Mar</text:p>
          </table:table-cell>
          <table:table-cell office:value-type="string" calcext:value-type="string">
            <text:p>Fixed Deprecated feature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15" calcext:value-type="date">
            <text:p>15-Mar</text:p>
          </table:table-cell>
          <table:table-cell office:value-type="string" calcext:value-type="string">
            <text:p>Updated NTI UFF mapping for Home Sid and Originating MSI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16" calcext:value-type="date">
            <text:p>16-Mar</text:p>
          </table:table-cell>
          <table:table-cell office:value-type="string" calcext:value-type="string">
            <text:p>Corrections to drop rules for UPS/RP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19" calcext:value-type="date">
            <text:p>19-Mar</text:p>
          </table:table-cell>
          <table:table-cell office:value-type="string" calcext:value-type="string">
            <text:p>Updated Usage Policy Looku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21" calcext:value-type="date">
            <text:p>21-Mar</text:p>
          </table:table-cell>
          <table:table-cell office:value-type="string" calcext:value-type="string">
            <text:p>Corrections to Drop Rules that used event typ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21" calcext:value-type="date">
            <text:p>21-Mar</text:p>
          </table:table-cell>
          <table:table-cell office:value-type="string" calcext:value-type="string">
            <text:p>Corrections to Service Feature that used event typ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21" calcext:value-type="date">
            <text:p>21-Mar</text:p>
          </table:table-cell>
          <table:table-cell office:value-type="string" calcext:value-type="string">
            <text:p>Fixed NTI Ring Time Calculation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04" calcext:value-type="date">
            <text:p>4-May</text:p>
          </table:table-cell>
          <table:table-cell office:value-type="string" calcext:value-type="string">
            <text:p>Fixed NTI Orig MDN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04" calcext:value-type="date">
            <text:p>4-May</text:p>
          </table:table-cell>
          <table:table-cell office:value-type="string" calcext:value-type="string">
            <text:p>Updated Temp Fields to set value to NULL if not found in tabl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08" calcext:value-type="date">
            <text:p>8-May</text:p>
          </table:table-cell>
          <table:table-cell office:value-type="string" calcext:value-type="string">
            <text:p>Updated the cellsite mapping on APLX for clarity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Added Category to the Drop Rules. <text:s/>Different drops will handle table lookups differently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Fixed Ringtime calculation for NTI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Removed international number field modification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Fixed NTI M-M start tim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6" calcext:value-type="date">
            <text:p>16-May</text:p>
          </table:table-cell>
          <table:table-cell office:value-type="string" calcext:value-type="string">
            <text:p>Changed drop priority of 3b to 4d and resequence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6" calcext:value-type="date">
            <text:p>16-May</text:p>
          </table:table-cell>
          <table:table-cell office:value-type="string" calcext:value-type="string">
            <text:p>Removed ISH dro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6" calcext:value-type="date">
            <text:p>16-May</text:p>
          </table:table-cell>
          <table:table-cell office:value-type="string" calcext:value-type="string">
            <text:p>Corrected Prepaid Looku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8" calcext:value-type="date">
            <text:p>18-May</text:p>
          </table:table-cell>
          <table:table-cell office:value-type="string" calcext:value-type="string">
            <text:p>Fixed Drop Reasons: NSIG, NTRM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22" calcext:value-type="date">
            <text:p>22-May</text:p>
          </table:table-cell>
          <table:table-cell office:value-type="string" calcext:value-type="string">
            <text:p>Updated Orig Cell on L-L w/CFW or CDL to have the "CFW…"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23" calcext:value-type="date">
            <text:p>23-May</text:p>
          </table:table-cell>
          <table:table-cell office:value-type="string" calcext:value-type="string">
            <text:p>Fixed Start Time, SSID and orig cell trunk on M-L w/cfw or cdl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29" calcext:value-type="date">
            <text:p>29-May</text:p>
          </table:table-cell>
          <table:table-cell office:value-type="string" calcext:value-type="string">
            <text:p>Updated NTI L-L mapping for Orig MDN and MSI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31" calcext:value-type="date">
            <text:p>31-May</text:p>
          </table:table-cell>
          <table:table-cell office:value-type="string" calcext:value-type="string">
            <text:p>Added CDLUSC feature since these must be dropped in UM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01" calcext:value-type="date">
            <text:p>1-Jun</text:p>
          </table:table-cell>
          <table:table-cell office:value-type="string" calcext:value-type="string">
            <text:p>Updated APLX 42119 mapp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07" calcext:value-type="date">
            <text:p>7-Jun</text:p>
          </table:table-cell>
          <table:table-cell office:value-type="string" calcext:value-type="string">
            <text:p>Updated VMD identification for APLX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12" calcext:value-type="date">
            <text:p>12-Jun</text:p>
          </table:table-cell>
          <table:table-cell office:value-type="string" calcext:value-type="string">
            <text:p>Updated the Call Direction for NTI L-L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5" calcext:value-type="date">
            <text:p>25-Jun</text:p>
          </table:table-cell>
          <table:table-cell office:value-type="string" calcext:value-type="string">
            <text:p>Added a New drop for group R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5" calcext:value-type="date">
            <text:p>25-Jun</text:p>
          </table:table-cell>
          <table:table-cell office:value-type="string" calcext:value-type="string">
            <text:p>Removed VFF Featur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5" calcext:value-type="date">
            <text:p>25-Jun</text:p>
          </table:table-cell>
          <table:table-cell office:value-type="string" calcext:value-type="string">
            <text:p>Updated L-L orig num mapp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6" calcext:value-type="date">
            <text:p>26-Jun</text:p>
          </table:table-cell>
          <table:table-cell office:value-type="string" calcext:value-type="string">
            <text:p>Updated L-L direction mapp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6" calcext:value-type="date">
            <text:p>26-Jun</text:p>
          </table:table-cell>
          <table:table-cell office:value-type="string" calcext:value-type="string">
            <text:p>Added Call Answered Indicator = 1 to NTI VMD I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7" calcext:value-type="date">
            <text:p>27-Jun</text:p>
          </table:table-cell>
          <table:table-cell office:value-type="string" calcext:value-type="string">
            <text:p>Updated L-L NTI mapping to accommodate MT call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06-27" calcext:value-type="date">
            <text:p>27-Jun</text:p>
          </table:table-cell>
          <table:table-cell office:value-type="string" calcext:value-type="string">
            <text:p>Added additional case to APLX terminating number field modifications for VM speed dial (B86)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7" calcext:value-type="date">
            <text:p>27-Jun</text:p>
          </table:table-cell>
          <table:table-cell office:value-type="string" calcext:value-type="string">
            <text:p>Added additional criteria for init cell = "000000" to CFW+hsid mapping in APLX MO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8" calcext:value-type="date">
            <text:p>28-Jun</text:p>
          </table:table-cell>
          <table:table-cell office:value-type="string" calcext:value-type="string">
            <text:p>Added additional case to APLX terminating number field modifications for C729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8-16" calcext:value-type="date">
            <text:p>16-Aug</text:p>
          </table:table-cell>
          <table:table-cell office:value-type="string" calcext:value-type="string">
            <text:p>Updated SSID mapping for M-L w/CFW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8-22" calcext:value-type="date">
            <text:p>22-Aug</text:p>
          </table:table-cell>
          <table:table-cell office:value-type="string" calcext:value-type="string">
            <text:p>Update to NTI VMR ID for Hotline Term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Added 911 field modifications for APLX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Updated Drop Reason Incomplete for APLX to include unanswered calls with &gt; 5 minute ringtime that occur when calls "hang" on a lucent switch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Updated APLX Mapping for 42333s ring tim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Updated NANS APLX Drop to reflect current APLX specific logic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*</text:p>
          </table:table-cell>
          <table:table-cell office:value-type="string" calcext:value-type="string">
            <text:p>TBD add changes from log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date" office:date-value="2012-10-01" calcext:value-type="date">
            <text:p>1-Oct</text:p>
          </table:table-cell>
          <table:table-cell office:value-type="string" calcext:value-type="string">
            <text:p>Update duration mapping for APLX 42329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04" calcext:value-type="date">
            <text:p>4-Oct</text:p>
          </table:table-cell>
          <table:table-cell office:value-type="string" calcext:value-type="string">
            <text:p>Updated Field Modifications to eliminate 0 padding based on Amdocs feedback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04" calcext:value-type="date">
            <text:p>4-Oct</text:p>
          </table:table-cell>
          <table:table-cell office:value-type="string" calcext:value-type="string">
            <text:p>Added B228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10-14" calcext:value-type="date">
            <text:p>14-Oct</text:p>
          </table:table-cell>
          <table:table-cell office:value-type="string" calcext:value-type="string">
            <text:p>Updated M-M MO mapping for Term num when CFW is present on orig NTI rec and other criteria met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17" calcext:value-type="date">
            <text:p>17-Oct</text:p>
          </table:table-cell>
          <table:table-cell office:value-type="string" calcext:value-type="string">
            <text:p>Update CIR feature assignment to exclude blocking/unblocking scenario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25" calcext:value-type="date">
            <text:p>25-Oct</text:p>
          </table:table-cell>
          <table:table-cell office:value-type="string" calcext:value-type="string">
            <text:p>Added additional criteria for CANTEL dro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28" calcext:value-type="date">
            <text:p>28-Oct</text:p>
          </table:table-cell>
          <table:table-cell office:value-type="string" calcext:value-type="string">
            <text:p>Added new feature code CDLCRZ to drop Inbound Delivery for Cruiseship roam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*</text:p>
          </table:table-cell>
          <table:table-cell office:value-type="string" calcext:value-type="string">
            <text:p>TBD add changes from log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4" office:value-type="date" office:date-value="2012-11-02" calcext:value-type="date">
            <text:p>2-Nov</text:p>
          </table:table-cell>
          <table:table-cell office:value-type="string" calcext:value-type="string">
            <text:p>Update APLX Serve Sid modifications rule to restrict 3WC to only calls without a orig cellsit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1-06" calcext:value-type="date">
            <text:p>6-Nov</text:p>
          </table:table-cell>
          <table:table-cell office:value-type="string" calcext:value-type="string">
            <text:p>Removed Call Type 2 from NTYP drop due to discovery of chargeable OPA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11-11" calcext:value-type="date">
            <text:p>11-Nov</text:p>
          </table:table-cell>
          <table:table-cell office:value-type="string" calcext:value-type="string">
            <text:p>Updated APLX OPA logic to simplify and remove code that covers deprecated record type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1-29" calcext:value-type="date">
            <text:p>29-Nov</text:p>
          </table:table-cell>
          <table:table-cell office:value-type="string" calcext:value-type="string">
            <text:p>Added ABS to ringtime calculation for 2329/2330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2-09" calcext:value-type="date">
            <text:p>9-Dec</text:p>
          </table:table-cell>
          <table:table-cell office:value-type="string" calcext:value-type="string">
            <text:p>Added additional Drop for Roamer Support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3-02-13" calcext:value-type="date">
            <text:p>13-Feb</text:p>
          </table:table-cell>
          <table:table-cell office:value-type="string" calcext:value-type="string">
            <text:p>Added additional drop for unanswered calls with ringtime &gt; 59 secs and resequence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3-03-26" calcext:value-type="date">
            <text:p>26-Mar</text:p>
          </table:table-cell>
          <table:table-cell office:value-type="string" calcext:value-type="string">
            <text:p>Added additional drop for empty CLLI values</text:p>
          </table:table-cell>
          <table:table-cell office:value-type="string" calcext:value-type="string">
            <text:p>AJJ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3-04-09" calcext:value-type="date">
            <text:p>9-Apr</text:p>
          </table:table-cell>
          <table:table-cell office:value-type="string" calcext:value-type="string">
            <text:p>Moved CLLI drop for NTI higher in precedence</text:p>
          </table:table-cell>
          <table:table-cell office:value-type="string" calcext:value-type="string">
            <text:p>AJJ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ASSUMPTION</text:p>
          </table:table-cell>
          <table:table-cell table:style-name="ce14" office:value-type="string" calcext:value-type="string">
            <text:p>AREA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6">
          <table:table-cell table:style-name="ce7"/>
          <table:table-cell table:style-name="ce16" table:number-columns-repeated="2"/>
          <table:table-cell table:number-columns-repeated="1021"/>
        </table:table-row>
        <table:table-row table:style-name="ro1" table:number-rows-repeated="5">
          <table:table-cell/>
          <table:table-cell table:style-name="Default"/>
          <table:table-cell table:style-name="ce13"/>
          <table:table-cell table:number-columns-repeated="1021"/>
        </table:table-row>
        <table:table-row table:style-name="ro1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OPEN ITEMS</text:p>
          </table:table-cell>
          <table:table-cell table:style-name="ce14"/>
          <table:table-cell table:number-columns-repeated="1021"/>
        </table:table-row>
        <table:table-row table:style-name="ro1" table:number-rows-repeated="2">
          <table:table-cell table:style-name="ce8"/>
          <table:table-cell table:style-name="ce12"/>
          <table:table-cell table:style-name="ce20"/>
          <table:table-cell table:number-columns-repeated="1021"/>
        </table:table-row>
        <table:table-row table:style-name="ro1">
          <table:table-cell table:style-name="ce8"/>
          <table:table-cell table:style-name="ce12"/>
          <table:table-cell table:style-name="ce20"/>
          <table:table-cell table:number-columns-repeated="1021"/>
        </table:table-row>
        <table:table-row table:style-name="ro1">
          <table:table-cell table:style-name="ce8"/>
          <table:table-cell table:style-name="ce17"/>
          <table:table-cell table:style-name="ce20"/>
          <table:table-cell table:number-columns-repeated="1021"/>
        </table:table-row>
        <table:table-row table:style-name="ro1" table:number-rows-repeated="5">
          <table:table-cell table:style-name="ce8"/>
          <table:table-cell table:style-name="ce12"/>
          <table:table-cell table:style-name="ce21"/>
          <table:table-cell table:number-columns-repeated="1021"/>
        </table:table-row>
        <table:table-row table:style-name="ro4">
          <table:table-cell table:style-name="ce9"/>
          <table:table-cell table:style-name="ce18" office:value-type="string" calcext:value-type="string">
            <text:p>RISK</text:p>
          </table:table-cell>
          <table:table-cell table:style-name="ce9"/>
          <table:table-cell table:number-columns-repeated="1021"/>
        </table:table-row>
        <table:table-row table:style-name="ro5" table:number-rows-repeated="104847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FF Header_Trailer" table:style-name="ta2">
        <office:forms form:automatic-focus="false" form:apply-design-mode="false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number-columns-repeated="253" table:default-cell-style-name="ce26"/>
        <table:table-column table:style-name="co8" table:number-columns-repeated="767" table:default-cell-style-name="ce19"/>
        <table:table-row table:style-name="ro2">
          <table:table-cell table:style-name="ce22" office:value-type="string" calcext:value-type="string">
            <text:p>Header Field No</text:p>
          </table:table-cell>
          <table:table-cell table:style-name="ce22" office:value-type="string" calcext:value-type="string">
            <text:p>Header Field Name</text:p>
          </table:table-cell>
          <table:table-cell table:style-name="ce22" office:value-type="string" calcext:value-type="string">
            <text:p>Header Description</text:p>
          </table:table-cell>
          <table:table-cell table:style-name="ce22" office:value-type="string" calcext:value-type="string">
            <text:p>Header Data Type</text:p>
          </table:table-cell>
          <table:table-cell table:style-name="ce28" table:number-columns-repeated="102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ecord Type</text:p>
          </table:table-cell>
          <table:table-cell table:style-name="ce12" office:value-type="string" calcext:value-type="string">
            <text:p>The record type for Header is HR</text:p>
          </table:table-cell>
          <table:table-cell table:style-name="ce12" office:value-type="string" calcext:value-type="string">
            <text:p>4 character alpha-numeric </text:p>
          </table:table-cell>
          <table:table-cell table:number-columns-repeated="253"/>
          <table:table-cell table:style-name="ce26" table:number-columns-repeated="767"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ile Number</text:p>
          </table:table-cell>
          <table:table-cell table:style-name="ce12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12" office:value-type="string" calcext:value-type="string">
            <text:p>alpha-numeric &lt;= 24 chars and have the pattern IDxxxxxxx.. Where xxxx is a number that's no greater then 16 char</text:p>
          </table:table-cell>
          <table:table-cell table:number-columns-repeated="253"/>
          <table:table-cell table:style-name="ce26" table:number-columns-repeated="76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ource System</text:p>
          </table:table-cell>
          <table:table-cell table:style-name="ce12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12" office:value-type="string" calcext:value-type="string">
            <text:p>alpha-numeric &lt;= 16 characters</text:p>
          </table:table-cell>
          <table:table-cell table:number-columns-repeated="253"/>
          <table:table-cell table:style-name="ce26" table:number-columns-repeated="767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art Date</text:p>
          </table:table-cell>
          <table:table-cell table:style-name="ce27" office:value-type="string" calcext:value-type="string">
            <text:p>Start date of header record creation {YYYYMMDD}</text:p>
          </table:table-cell>
          <table:table-cell table:style-name="ce12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tart Time</text:p>
          </table:table-cell>
          <table:table-cell table:style-name="ce27" office:value-type="string" calcext:value-type="string">
            <text:p>Start Time header record creation {HHMMSSss}</text:p>
          </table:table-cell>
          <table:table-cell table:style-name="ce12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1" table:number-rows-repeated="2">
          <table:table-cell table:style-name="ce23" table:number-columns-repeated="4"/>
          <table:table-cell table:number-columns-repeated="1020"/>
        </table:table-row>
        <table:table-row table:style-name="ro9">
          <table:table-cell table:style-name="ce24" office:value-type="string" calcext:value-type="string">
            <text:p>Trailer Field No</text:p>
          </table:table-cell>
          <table:table-cell table:style-name="ce24" office:value-type="string" calcext:value-type="string">
            <text:p>Trailer Field Name</text:p>
          </table:table-cell>
          <table:table-cell table:style-name="ce24" office:value-type="string" calcext:value-type="string">
            <text:p>Trailer Description</text:p>
          </table:table-cell>
          <table:table-cell table:style-name="ce24" office:value-type="string" calcext:value-type="string">
            <text:p>Trailer Data Type</text:p>
          </table:table-cell>
          <table:table-cell table:number-columns-repeated="102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ecord Type</text:p>
          </table:table-cell>
          <table:table-cell table:style-name="ce25" office:value-type="string" calcext:value-type="string">
            <text:p>The record type for Trailer is TR</text:p>
          </table:table-cell>
          <table:table-cell table:style-name="ce25" office:value-type="string" calcext:value-type="string">
            <text:p>4 character alpha-numeric </text:p>
          </table:table-cell>
          <table:table-cell table:number-columns-repeated="1020"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ile Number</text:p>
          </table:table-cell>
          <table:table-cell table:style-name="ce12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12" office:value-type="string" calcext:value-type="string">
            <text:p>alpha-numeric &lt;= 24 chars and have the pattern IDxxxxxxx.. Where xxxx is a number that's no greater then 16 char</text:p>
          </table:table-cell>
          <table:table-cell table:number-columns-repeated="1020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ource System</text:p>
          </table:table-cell>
          <table:table-cell table:style-name="ce12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12" office:value-type="string" calcext:value-type="string">
            <text:p>alpha-numeric &lt;= 16 characters</text:p>
          </table:table-cell>
          <table:table-cell table:number-columns-repeated="1020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End Date</text:p>
          </table:table-cell>
          <table:table-cell table:style-name="ce27" office:value-type="string" calcext:value-type="string">
            <text:p>End date of trailer record creation {YYYYMMDD}</text:p>
          </table:table-cell>
          <table:table-cell table:style-name="ce12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nd Time</text:p>
          </table:table-cell>
          <table:table-cell table:style-name="ce27" office:value-type="string" calcext:value-type="string">
            <text:p>End Time of trailer recorrd creation {HHMMSSss}</text:p>
          </table:table-cell>
          <table:table-cell table:style-name="ce12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otal Number of Records</text:p>
          </table:table-cell>
          <table:table-cell table:style-name="ce12" office:value-type="string" calcext:value-type="string">
            <text:p>Total number of records in this file (Including Header and trailers)</text:p>
          </table:table-cell>
          <table:table-cell table:style-name="ce12" office:value-type="string" calcext:value-type="string">
            <text:p>numeric &lt;= 100000000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FF 10b" table:style-name="ta3">
        <office:forms form:automatic-focus="false" form:apply-design-mode="false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8" table:number-columns-repeated="251" table:default-cell-style-name="ce19"/>
        <table:table-column table:style-name="co1" table:number-columns-repeated="767" table:default-cell-style-name="ce19"/>
        <table:table-row table:style-name="ro10">
          <table:table-cell table:style-name="ce29" office:value-type="string" calcext:value-type="string">
            <text:p>Field No</text:p>
          </table:table-cell>
          <table:table-cell table:style-name="ce29" office:value-type="string" calcext:value-type="string">
            <text:p>Field Name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Used by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Null Value?</text:p>
          </table:table-cell>
          <table:table-cell table:style-name="ce29" table:number-columns-repeated="1018"/>
        </table:table-row>
        <table:table-row table:style-name="ro11"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Record Type</text:p>
          </table:table-cell>
          <table:table-cell table:style-name="ce36" office:value-type="string" calcext:value-type="string">
            <text:p>Defines the record type which can 1 of three values:</text:p>
            <text:p>HR - Header Record</text:p>
            <text:p>DR - Data Record</text:p>
            <text:p>TR - Trailer Record</text:p>
          </table:table-cell>
          <table:table-cell table:style-name="ce30" office:value-type="string" calcext:value-type="string">
            <text:p>All</text:p>
          </table:table-cell>
          <table:table-cell table:style-name="ce31" office:value-type="string" calcext:value-type="string">
            <text:p>alpha-numeric == 2 characters</text:p>
          </table:table-cell>
          <table:table-cell table:style-name="ce41" office:value-type="string" calcext:value-type="string">
            <text:p>not null</text:p>
          </table:table-cell>
          <table:table-cell table:style-name="ce45" table:number-columns-repeated="1018"/>
        </table:table-row>
        <table:table-row table:style-name="ro1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rvice Type</text:p>
          </table:table-cell>
          <table:table-cell table:style-name="ce37" office:value-type="string" calcext:value-type="string">
            <text:p><text:span text:style-name="T1">Initial record type of the usage record</text:span></text:p>
            <text:p><text:span text:style-name="T2">MOT, PTX, ALU, QIS, AAA, TPC, APLX, NTI, PMG, PGW</text:span></text:p>
            <text:p><text:span text:style-name="T1"/></text:p>
            <text:p><text:span text:style-name="T3">PGW = LTE Usage</text:span>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&lt;= 4 characters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3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ecord sequence Number</text:p>
          </table:table-cell>
          <table:table-cell table:style-name="ce37" office:value-type="string" calcext:value-type="string">
            <text:p>Record Identifier</text:p>
            <text:p>A unique numeric identifier for the record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4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File Number</text:p>
          </table:table-cell>
          <table:table-cell table:style-name="ce37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&lt;= 24 chars and have the pattern IDxxxxxxx.. Where xxxx is a number that's no greater then 16 char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5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Record Disposition</text:p>
          </table:table-cell>
          <table:table-cell table:style-name="ce37" office:value-type="string" calcext:value-type="string">
            <text:p>The disposition shows the destination of the record in the mediation process.</text:p>
            <text:p>0 = Rated</text:p>
            <text:p>1 = Dropped</text:p>
            <text:p>2 = Error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from list (0, 1, 2) 1byte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2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Record Code</text:p>
          </table:table-cell>
          <table:table-cell table:style-name="ce37" office:value-type="string" calcext:value-type="string">
            <text:p>Drop or Error code</text:p>
            <text:p>The drop and error codes will be defined using present day AMDOCS codes as a template. (presently a 3 digit integer but will bump to 5 for extra growth)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0 &lt;= Integer &lt;= 9999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1018"/>
        </table:table-row>
        <table:table-row table:style-name="ro12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ource System</text:p>
          </table:table-cell>
          <table:table-cell table:style-name="ce37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2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tart Date</text:p>
          </table:table-cell>
          <table:table-cell table:style-name="ce31" office:value-type="string" calcext:value-type="string">
            <text:p>Start date for this event {YYYYMMDD}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style-name="ce31" office:value-type="string" calcext:value-type="string">
            <text:p>not null</text:p>
          </table:table-cell>
          <table:table-cell table:style-name="Default" table:number-columns-repeated="1018"/>
        </table:table-row>
        <table:table-row table:style-name="ro15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tart Time</text:p>
          </table:table-cell>
          <table:table-cell table:style-name="ce31" office:value-type="string" calcext:value-type="string">
            <text:p>Start Time for this event {HHMMSSss}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style-name="ce31" office:value-type="string" calcext:value-type="string">
            <text:p>not null</text:p>
          </table:table-cell>
          <table:table-cell table:style-name="Default" table:number-columns-repeated="1018"/>
        </table:table-row>
        <table:table-row table:style-name="ro14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tart TimeZone</text:p>
          </table:table-cell>
          <table:table-cell table:style-name="ce37" office:value-type="string" calcext:value-type="string">
            <text:p><text:span text:style-name="T1">Offset in seconds from GMT</text:span></text:p>
            <text:p><text:span text:style-name="T1"/></text:p>
            <text:p><text:span text:style-name="T4">For usage in </text:span><text:span text:style-name="T5">GMT</text:span><text:span text:style-name="T6"> time this field will be </text:span><text:span text:style-name="T7">0</text:span><text:span text:style-name="T6">.</text:span>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numeric Integer &lt;= 86400</text:p>
          </table:table-cell>
          <table:table-cell table:style-name="ce31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4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Home Sid</text:p>
          </table:table-cell>
          <table:table-cell table:style-name="ce31" office:value-type="string" calcext:value-type="string">
            <text:p>Home system Identifier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alpha-numeric &lt;= 8 chars</text:p>
            <text:p>Will pad with zeros for  the first five significant digits (ex. 1234 will presented as 01234)</text:p>
          </table:table-cell>
          <table:table-cell table:style-name="ce31" office:value-type="string" calcext:value-type="string">
            <text:p>"00000"</text:p>
          </table:table-cell>
          <table:table-cell table:style-name="Default" table:number-columns-repeated="1018"/>
        </table:table-row>
        <table:table-row table:style-name="ro14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rve SID</text:p>
          </table:table-cell>
          <table:table-cell table:style-name="ce31" office:value-type="string" calcext:value-type="string">
            <text:p>Serving system identifier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alpha-numeric &lt;= 8 chars</text:p>
            <text:p>Will pad with zeros for  the first five significant digits (ex. 1234 will presented as 01234)</text:p>
          </table:table-cell>
          <table:table-cell table:style-name="ce31" office:value-type="string" calcext:value-type="string">
            <text:p>"00000"</text:p>
          </table:table-cell>
          <table:table-cell table:style-name="Default" table:number-columns-repeated="1018"/>
        </table:table-row>
        <table:table-row table:style-name="ro16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Originating Cell Trunk</text:p>
          </table:table-cell>
          <table:table-cell table:style-name="ce32" office:value-type="string" calcext:value-type="string">
            <text:p>Initial cell tower and sector</text:p>
          </table:table-cell>
          <table:table-cell table:style-name="ce32" office:value-type="string" calcext:value-type="string">
            <text:p>NTI APLX</text:p>
          </table:table-cell>
          <table:table-cell table:style-name="ce32" office:value-type="string" calcext:value-type="string">
            <text:p>alpha-numeric &lt;= 16 characters</text:p>
          </table:table-cell>
          <table:table-cell table:style-name="ce42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Terminating Cell Trunk</text:p>
          </table:table-cell>
          <table:table-cell table:style-name="ce32" office:value-type="string" calcext:value-type="string">
            <text:p>Termination Cell tower and sector</text:p>
          </table:table-cell>
          <table:table-cell table:style-name="ce32" office:value-type="string" calcext:value-type="string">
            <text:p>NTI APLX</text:p>
          </table:table-cell>
          <table:table-cell table:style-name="ce32" office:value-type="string" calcext:value-type="string">
            <text:p>alpha-numeric &lt;= 16 characters</text:p>
          </table:table-cell>
          <table:table-cell table:style-name="ce42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BSID</text:p>
          </table:table-cell>
          <table:table-cell table:style-name="ce31" office:value-type="string" calcext:value-type="string">
            <text:p>Broadcast Station ID</text:p>
          </table:table-cell>
          <table:table-cell table:style-name="ce37" office:value-type="string" calcext:value-type="string">
            <text:p>Used on AAA and PMG only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7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Carrier ID</text:p>
          </table:table-cell>
          <table:table-cell table:style-name="ce37" office:value-type="string" calcext:value-type="string">
            <text:p>The carrier that handled the events identification symbol. Mostly USCC but may contain others especially in data roaming situations.</text:p>
            <text:p>Voice Records  (APLX and NTI) the LRN (Location Route Number) field</text:p>
            <text:p>APLX_lrn_720                   </text:p>
            <text:p>NTI_term_lrn        </text:p>
          </table:table-cell>
          <table:table-cell table:style-name="ce37" office:value-type="string" calcext:value-type="string">
            <text:p>All (Eventually) AAA presently</text:p>
            <text:p>All Voice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8"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Protocol</text:p>
          </table:table-cell>
          <table:table-cell table:style-name="ce38" office:value-type="string" calcext:value-type="string">
            <text:p><text:span text:style-name="T1">EVDO, LTE, CDMA </text:span></text:p>
            <text:p><text:span text:style-name="T1"/></text:p>
            <text:p><text:span text:style-name="T3">For LTE usage (Record type PGW)</text:span></text:p>
            <text:p><text:span text:style-name="T3">The value EVDO will be used for eHRPD or HRPD usage. </text:span></text:p>
            <text:p><text:span text:style-name="T3">The value LTE will be used for LTE usage</text:span></text:p>
            <text:p><text:span text:style-name="T3">The value CDMA will be used for 1X traffic</text:span></text:p>
            <text:p><text:span text:style-name="T3">There is no need to define numeric values for these specific fields in the UFF.</text:span></text:p>
          </table:table-cell>
          <table:table-cell table:style-name="ce32" office:value-type="string" calcext:value-type="string">
            <text:p>All</text:p>
          </table:table-cell>
          <table:table-cell table:style-name="ce32" office:value-type="string" calcext:value-type="string">
            <text:p>alpha-numeric &lt;= 16 characters</text:p>
          </table:table-cell>
          <table:table-cell table:style-name="ce42" office:value-type="string" calcext:value-type="string">
            <text:p>null</text:p>
          </table:table-cell>
          <table:table-cell table:style-name="ce46" table:number-columns-repeated="1018"/>
        </table:table-row>
        <table:table-row table:style-name="ro19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Event Type</text:p>
          </table:table-cell>
          <table:table-cell table:style-name="ce31" office:value-type="string" calcext:value-type="string">
            <text:p>QIS event type used for reporting and drop logic</text:p>
          </table:table-cell>
          <table:table-cell table:style-name="ce31" office:value-type="string" calcext:value-type="string">
            <text:p>NTI/APLX/QIS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</table:table-row>
        <table:table-row table:style-name="ro13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Call Direction</text:p>
          </table:table-cell>
          <table:table-cell table:style-name="ce37" office:value-type="string" calcext:value-type="string">
            <text:p>One of two types: Mobile Originating (MO) or Mobile Terminating (MT)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== 2 cha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Originating MSID</text:p>
          </table:table-cell>
          <table:table-cell table:style-name="ce31" office:value-type="string" calcext:value-type="string">
            <text:p>10-Digit Mobile Identification Number 16 digits for possible future use/ Blanks if mobile terminated</text:p>
          </table:table-cell>
          <table:table-cell table:style-name="ce31" office:value-type="string" calcext:value-type="string">
            <text:p>All - except for MOT/ALU/PTX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Identity</text:p>
          </table:table-cell>
          <table:table-cell table:style-name="ce31" office:value-type="string" calcext:value-type="string">
            <text:p>MEID/ESN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alpha-numeric &lt;= 32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Originating MDN</text:p>
          </table:table-cell>
          <table:table-cell table:style-name="ce31" office:value-type="string" calcext:value-type="string">
            <text:p>In a Mobile Originating call It's the originating callers phone number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Originating Address</text:p>
          </table:table-cell>
          <table:table-cell table:style-name="ce31" office:value-type="string" calcext:value-type="string">
            <text:p>IP or Email</text:p>
          </table:table-cell>
          <table:table-cell table:style-name="ce31" office:value-type="string" calcext:value-type="string">
            <text:p>AAA,PMG,MOT,ALU and PTX</text:p>
          </table:table-cell>
          <table:table-cell table:style-name="ce31" office:value-type="string" calcext:value-type="string">
            <text:p>xxx.xxxx. (Or IVP6) alpha-numeric &lt;= 25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Terminating MSID</text:p>
          </table:table-cell>
          <table:table-cell table:style-name="ce31" office:value-type="string" calcext:value-type="string">
            <text:p>Called MSID this is on Mobile to Mobile records only.</text:p>
          </table:table-cell>
          <table:table-cell table:style-name="ce31" office:value-type="string" calcext:value-type="string">
            <text:p>Mobile to Mobile only.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Terminating Number</text:p>
          </table:table-cell>
          <table:table-cell table:style-name="ce31" office:value-type="string" calcext:value-type="string">
            <text:p>Normalized number (example 6085551212 instead of 411</text:p>
          </table:table-cell>
          <table:table-cell table:style-name="ce31" office:value-type="string" calcext:value-type="string">
            <text:p>Voice/MOT/ALU/PTX/PMG</text:p>
          </table:table-cell>
          <table:table-cell table:style-name="ce31" office:value-type="string" calcext:value-type="string">
            <text:p>numeric &lt;= 100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Dialed Digits</text:p>
          </table:table-cell>
          <table:table-cell table:style-name="ce31" office:value-type="string" calcext:value-type="string">
            <text:p>The untranslated dialed number (e.g. 441 instead of 555-1212 etc)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numeric &lt;= 100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9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Terminating Address</text:p>
          </table:table-cell>
          <table:table-cell table:style-name="ce37" office:value-type="string" calcext:value-type="string">
            <text:p>IP Address/Email Name</text:p>
            <text:p>Client IP for PMG</text:p>
          </table:table-cell>
          <table:table-cell table:style-name="ce31" office:value-type="string" calcext:value-type="string">
            <text:p>PMG,MOT,PTX and ALU</text:p>
          </table:table-cell>
          <table:table-cell table:style-name="ce26" office:value-type="string" calcext:value-type="string">
            <text:p>alpha-numeric &lt;= 256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0"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Termination Code</text:p>
          </table:table-cell>
          <table:table-cell table:style-name="ce31" office:value-type="string" calcext:value-type="string">
            <text:p>SMS.CALL_TERMINATION_CODE</text:p>
          </table:table-cell>
          <table:table-cell table:style-name="ce31" office:value-type="string" calcext:value-type="string">
            <text:p>MOT/ALU/PTX/PMG</text:p>
          </table:table-cell>
          <table:table-cell table:style-name="ce31" office:value-type="string" calcext:value-type="string">
            <text:p>alpha-numeric &lt;= 8 cha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3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Service Feature</text:p>
          </table:table-cell>
          <table:table-cell table:style-name="ce37" office:value-type="string" calcext:value-type="string">
            <text:p>Orig and Term combined (nti) and Service Feature (aplx and AAA)</text:p>
          </table:table-cell>
          <table:table-cell table:style-name="ce31" office:value-type="string" calcext:value-type="string">
            <text:p>voice/AAA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Call Forwarding Indicator</text:p>
          </table:table-cell>
          <table:table-cell table:style-name="ce23" office:value-type="string" calcext:value-type="string">
            <text:p>If the call has been forwarded then true, false otherwise.</text:p>
            <text:p>0 = False</text:p>
            <text:p>1 = True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2"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Call Delivery Indicator</text:p>
          </table:table-cell>
          <table:table-cell table:style-name="ce23" office:value-type="string" calcext:value-type="string">
            <text:p>If the call has been through call delivery then true, false otherwise</text:p>
            <text:p>0 = False</text:p>
            <text:p>1 = True</text:p>
            <text:p>2 = True CDLX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3"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Call Waiting Indicator</text:p>
          </table:table-cell>
          <table:table-cell table:style-name="ce23" office:value-type="string" calcext:value-type="string">
            <text:p>If the call has been through call waiting then true, false otherwise</text:p>
            <text:p>0 = False</text:p>
            <text:p>1 = True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3 way Calling Indicator</text:p>
          </table:table-cell>
          <table:table-cell table:style-name="ce23" office:value-type="string" calcext:value-type="string">
            <text:p>If the call has been through 3 way calling, false otherwise</text:p>
            <text:p>0 = False</text:p>
            <text:p>1 = True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Call Answered Indicator</text:p>
          </table:table-cell>
          <table:table-cell table:style-name="ce23" office:value-type="string" calcext:value-type="string">
            <text:p>If the call has been answered then true, false otherwise.</text:p>
            <text:p>0 = False</text:p>
            <text:p>1 = True</text:p>
          </table:table-cell>
          <table:table-cell table:style-name="ce31" office:value-type="string" calcext:value-type="string">
            <text:p>Voice/MOT/ALU/PTX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Ring Time</text:p>
          </table:table-cell>
          <table:table-cell table:style-name="ce26" office:value-type="string" calcext:value-type="string">
            <text:p>Total ring time in seconds</text:p>
          </table:table-cell>
          <table:table-cell table:style-name="ce31" office:value-type="string" calcext:value-type="string">
            <text:p>Voice</text:p>
          </table:table-cell>
          <table:table-cell table:style-name="ce26" office:value-type="string" calcext:value-type="string">
            <text:p>(seconds) Integer &lt;= 1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4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Call Duration</text:p>
          </table:table-cell>
          <table:table-cell table:style-name="ce23" office:value-type="string" calcext:value-type="string">
            <text:p>Call duration minus ring-time in seconds.</text:p>
            <text:p>Includes the duration in seconds of the data session</text:p>
          </table:table-cell>
          <table:table-cell table:style-name="ce31" office:value-type="string" calcext:value-type="string">
            <text:p>Voice/MOT/ALU/PTX/AAA</text:p>
          </table:table-cell>
          <table:table-cell table:style-name="ce26" office:value-type="string" calcext:value-type="string">
            <text:p>(seconds) Integer &lt;= 1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4"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Roaming Indicator</text:p>
          </table:table-cell>
          <table:table-cell table:style-name="ce23" office:value-type="string" calcext:value-type="string">
            <text:p>Data roaming indicator </text:p>
            <text:p>0 = False</text:p>
            <text:p>1 = True</text:p>
          </table:table-cell>
          <table:table-cell table:style-name="ce31" office:value-type="string" calcext:value-type="string">
            <text:p>MOT/ALU/PTX, PMG, QIS, TPC, AAA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5">
          <table:table-cell table:style-name="ce31" office:value-type="float" office:value="38" calcext:value-type="float">
            <text:p>38</text:p>
          </table:table-cell>
          <table:table-cell table:style-name="ce31" office:value-type="string" calcext:value-type="string">
            <text:p>Session ID</text:p>
          </table:table-cell>
          <table:table-cell table:style-name="ce23" office:value-type="string" calcext:value-type="string">
            <text:p>Primary Key for AAA / Transaction ID for PSMS</text:p>
            <text:p>AAA.SESSION_ID &lt;= 64 Chars</text:p>
            <text:p>PSMS.TRANS_ID &lt;= 50 Chars</text:p>
            <text:p/>
            <text:p>QIS.EVENT_ID &lt;= 50 chars Used to find the charge code</text:p>
          </table:table-cell>
          <table:table-cell table:style-name="ce31" office:value-type="string" calcext:value-type="string">
            <text:p>AAA/PSMS and QI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6"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Session Type</text:p>
          </table:table-cell>
          <table:table-cell table:style-name="ce23" office:value-type="string" calcext:value-type="string">
            <text:p>For QIS 0 = Charge (only)</text:p>
            <text:p>For PSMS there are two possible values:</text:p>
            <text:p>  0 = Charge</text:p>
            <text:p>  1 = Adjustment</text:p>
            <text:p/>
            <text:p>For PTX, MOT and ALU we can have the following values:</text:p>
            <text:p>SMSTXT and SMSTAP and SMSEMIL when a text was</text:p>
            <text:p>sent or received from an email.</text:p>
            <text:p/>
            <text:p>For PMG if from or too an email address then </text:p>
            <text:p>Session Type = MMSEMIL.</text:p>
          </table:table-cell>
          <table:table-cell table:style-name="ce31" office:value-type="string" calcext:value-type="string">
            <text:p>QIS/PSMS/MOT/ALU/PTX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Bytes In</text:p>
          </table:table-cell>
          <table:table-cell table:style-name="ce23" office:value-type="string" calcext:value-type="string">
            <text:p>Total of incoming bytes associated this event can also be negative.</text:p>
            <text:p>Using this field and the "Bytes Out" field  we can derive the total bytes.</text:p>
          </table:table-cell>
          <table:table-cell table:style-name="ce31" office:value-type="string" calcext:value-type="string">
            <text:p>AAA/LTE/eHPRD</text:p>
          </table:table-cell>
          <table:table-cell table:style-name="ce31" office:value-type="string" calcext:value-type="string">
            <text:p>Integer Byte count &lt;= +-100000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Bytes Out</text:p>
          </table:table-cell>
          <table:table-cell table:style-name="ce23" office:value-type="string" calcext:value-type="string">
            <text:p>Total of outgoing bytes associated with this event contains a signed byte (+-)</text:p>
            <text:p>Using this field and the "Bytes In" field  we can derive the total bytes.</text:p>
          </table:table-cell>
          <table:table-cell table:style-name="ce31" office:value-type="string" calcext:value-type="string">
            <text:p>AAA/LTE/eHPRD</text:p>
          </table:table-cell>
          <table:table-cell table:style-name="ce31" office:value-type="string" calcext:value-type="string">
            <text:p>Integer Byte count &lt;= +-100000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4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Application ID</text:p>
          </table:table-cell>
          <table:table-cell table:style-name="ce23" office:value-type="string" calcext:value-type="string">
            <text:p>QIS = Part ID </text:p>
            <text:p>AAA = AppID</text:p>
            <text:p>PSMS = Short Code</text:p>
          </table:table-cell>
          <table:table-cell table:style-name="ce31" office:value-type="string" calcext:value-type="string">
            <text:p>AAA/QIS/PSM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7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Application Type</text:p>
          </table:table-cell>
          <table:table-cell table:style-name="ce23" office:value-type="string" calcext:value-type="string">
            <text:p>QIS = (Download or Subscription)</text:p>
            <text:p>PSMS = (One-Off or Subscription)</text:p>
          </table:table-cell>
          <table:table-cell table:style-name="ce31" office:value-type="string" calcext:value-type="string">
            <text:p>QIS/PSM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Application Name</text:p>
          </table:table-cell>
          <table:table-cell table:style-name="Default"/>
          <table:table-cell table:style-name="ce31" office:value-type="string" calcext:value-type="string">
            <text:p>QIS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Purchase Category Code</text:p>
          </table:table-cell>
          <table:table-cell table:style-name="ce26" office:value-type="string" calcext:value-type="string">
            <text:p>Used by PSMS</text:p>
          </table:table-cell>
          <table:table-cell table:style-name="ce31" office:value-type="string" calcext:value-type="string">
            <text:p>PSMS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8"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Application Description</text:p>
          </table:table-cell>
          <table:table-cell table:style-name="ce23" office:value-type="string" calcext:value-type="string">
            <text:p>Will be used for both QIS and PSMS</text:p>
            <text:p>for QIS it will come from the AE field directly on the record</text:p>
            <text:p>for PSMS it will be a combination of the &lt;short code&gt; &lt;description&gt; &lt;content provider&gt;</text:p>
            <text:p>if it is a "Subscription", "Subscription -" is displayed.  If it is a one-off, it is not presented in the invoice line item.</text:p>
          </table:table-cell>
          <table:table-cell table:style-name="ce31" office:value-type="string" calcext:value-type="string">
            <text:p>QIS/PSMS</text:p>
          </table:table-cell>
          <table:table-cell table:style-name="ce26" office:value-type="string" calcext:value-type="string">
            <text:p>alpha-numeric &lt;= 102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9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Content Amount</text:p>
          </table:table-cell>
          <table:table-cell table:style-name="ce26" office:value-type="string" calcext:value-type="string">
            <text:p>Combines Pre-rated usage amount for QIS and PSMS</text:p>
          </table:table-cell>
          <table:table-cell table:style-name="ce31" office:value-type="string" calcext:value-type="string">
            <text:p>QIS/PSMS</text:p>
          </table:table-cell>
          <table:table-cell table:style-name="ce26" office:value-type="string" calcext:value-type="string">
            <text:p>dollars $ x.xx <text:s/>16 Bytes</text:p>
          </table:table-cell>
          <table:table-cell table:style-name="ce43" office:value-type="float" office:value="0" calcext:value-type="float">
            <text:p>0.00</text:p>
          </table:table-cell>
          <table:table-cell table:style-name="Default" table:number-columns-repeated="1018"/>
        </table:table-row>
        <table:table-row table:style-name="ro27"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Orig_trans_ID</text:p>
          </table:table-cell>
          <table:table-cell table:style-name="ce23" office:value-type="string" calcext:value-type="string">
            <text:p>Orig Trans ID</text:p>
            <text:p>PSMS.TRANS_ID</text:p>
          </table:table-cell>
          <table:table-cell table:style-name="ce31" office:value-type="string" calcext:value-type="string">
            <text:p>PSM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Network Flag</text:p>
          </table:table-cell>
          <table:table-cell table:style-name="ce23" office:value-type="string" calcext:value-type="string">
            <text:p>Used by QIS to calulate the charge code.</text:p>
            <text:p>0 = not a </text:p>
            <text:p>1 = is a</text:p>
            <text:p>network application.. Default is 0</text:p>
          </table:table-cell>
          <table:table-cell table:style-name="ce31" office:value-type="string" calcext:value-type="string">
            <text:p>QIS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Femto-cell-ringtime</text:p>
          </table:table-cell>
          <table:table-cell table:style-name="ce26" office:value-type="string" calcext:value-type="string">
            <text:p>Will not be needed until after B/OSS implementation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30"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Femto-cell-ringpluse</text:p>
          </table:table-cell>
          <table:table-cell table:style-name="ce26" office:value-type="string" calcext:value-type="string">
            <text:p>Will not be needed until after B/OSS implementation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alpha-numeric &lt;= 128</text:p>
          </table:table-cell>
          <table:table-cell table:style-name="ce26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31">
          <table:table-cell table:style-name="ce31" office:value-type="float" office:value="52" calcext:value-type="float">
            <text:p>52</text:p>
          </table:table-cell>
          <table:table-cell table:style-name="ce31" office:value-type="string" calcext:value-type="string">
            <text:p>LTE Handoff</text:p>
          </table:table-cell>
          <table:table-cell table:style-name="ce23" office:value-type="string" calcext:value-type="string">
            <text:p>This is the possible solution for LTE Handoff's that shows amount of usage between 4G and 3G.</text:p>
            <text:p/>
            <text:p>This field will be a series key value pairs separated by commas. ({protacol}:{amount of Bytes})</text:p>
            <text:p>Example : One data session has usage where 1 gb on LTE and 2 gb on eHRPD.</text:p>
            <text:p/>
            <text:p>LTE:1048576000, EVDO:2097152000</text:p>
          </table:table-cell>
          <table:table-cell table:style-name="ce26" office:value-type="string" calcext:value-type="string">
            <text:p>PGW (LTE)</text:p>
          </table:table-cell>
          <table:table-cell table:style-name="ce26" office:value-type="string" calcext:value-type="string">
            <text:p>alpha-numeric &lt;= 526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</table:table-row>
        <table:table-row table:style-name="ro32">
          <table:table-cell table:style-name="ce31" office:value-type="float" office:value="53" calcext:value-type="float">
            <text:p>53</text:p>
          </table:table-cell>
          <table:table-cell table:style-name="ce31" office:value-type="string" calcext:value-type="string">
            <text:p>Market/Submarket</text:p>
          </table:table-cell>
          <table:table-cell table:style-name="ce26" office:value-type="string" calcext:value-type="string">
            <text:p>The Market and Submarket for a customer this can also be blank. This field is populated by using a CTN against the MIN_LR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alpha-numeric &lt;= 16 characters</text:p>
          </table:table-cell>
          <table:table-cell table:style-name="ce26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0">
          <table:table-cell table:style-name="ce31" office:value-type="float" office:value="54" calcext:value-type="float">
            <text:p>54</text:p>
          </table:table-cell>
          <table:table-cell table:style-name="ce34" office:value-type="string" calcext:value-type="string">
            <text:p>Originating IMSI</text:p>
          </table:table-cell>
          <table:table-cell table:style-name="ce39" office:value-type="string" calcext:value-type="string">
            <text:p>The IMSI assigned to the SIM card originating an LTE or eHRPD data session.</text:p>
            <text:p>This can be a routing parameter for LTE or eHRPD traffic.</text:p>
          </table:table-cell>
          <table:table-cell table:style-name="ce26" office:value-type="string" calcext:value-type="string">
            <text:p>PGW (LTE)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</table:table-row>
        <table:table-row table:style-name="ro27">
          <table:table-cell table:style-name="ce32" office:value-type="float" office:value="55" calcext:value-type="float">
            <text:p>55</text:p>
          </table:table-cell>
          <table:table-cell table:style-name="ce35" office:value-type="string" calcext:value-type="string">
            <text:p>Adjustment Reason Code</text:p>
          </table:table-cell>
          <table:table-cell table:style-name="ce40" office:value-type="string" calcext:value-type="string">
            <text:p><text:span text:style-name="T8">The </text:span><text:span text:style-name="T9">Adjustment Reason Code</text:span><text:span text:style-name="T10"> </text:span></text:p>
            <text:p><text:span text:style-name="T11">for a PSMS adjustment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6" calcext:value-type="float">
            <text:p>56</text:p>
          </table:table-cell>
          <table:table-cell table:style-name="ce35" office:value-type="string" calcext:value-type="string">
            <text:p>Extrernal Reference ID</text:p>
          </table:table-cell>
          <table:table-cell table:style-name="ce35" office:value-type="string" calcext:value-type="string">
            <text:p><text:span text:style-name="T8">The </text:span><text:span text:style-name="T9">Extrernal Reference ID</text:span><text:span text:style-name="T10"> for a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7" calcext:value-type="float">
            <text:p>57</text:p>
          </table:table-cell>
          <table:table-cell table:style-name="ce35" office:value-type="string" calcext:value-type="string">
            <text:p>Partner ID</text:p>
          </table:table-cell>
          <table:table-cell table:style-name="ce35" office:value-type="string" calcext:value-type="string">
            <text:p><text:span text:style-name="T8">The</text:span><text:span text:style-name="T9"> Partner ID</text:span><text:span text:style-name="T10"> for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8" calcext:value-type="float">
            <text:p>58</text:p>
          </table:table-cell>
          <table:table-cell table:style-name="ce35" office:value-type="string" calcext:value-type="string">
            <text:p>Campaign ID</text:p>
          </table:table-cell>
          <table:table-cell table:style-name="ce35" office:value-type="string" calcext:value-type="string">
            <text:p><text:span text:style-name="T8">The </text:span><text:span text:style-name="T9">Campaign ID</text:span><text:span text:style-name="T10"> for a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9" calcext:value-type="float">
            <text:p>59</text:p>
          </table:table-cell>
          <table:table-cell table:style-name="ce35" office:value-type="string" calcext:value-type="string">
            <text:p>Initiator Type</text:p>
          </table:table-cell>
          <table:table-cell table:style-name="ce35" office:value-type="string" calcext:value-type="string">
            <text:p><text:span text:style-name="T8">The </text:span><text:span text:style-name="T9">Initiator Type</text:span><text:span text:style-name="T10"> for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18 characters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60" calcext:value-type="float">
            <text:p>60</text:p>
          </table:table-cell>
          <table:table-cell table:style-name="ce35" office:value-type="string" calcext:value-type="string">
            <text:p>Initiator ID</text:p>
          </table:table-cell>
          <table:table-cell table:style-name="ce35" office:value-type="string" calcext:value-type="string">
            <text:p><text:span text:style-name="T8">The </text:span><text:span text:style-name="T9">Initiator ID</text:span><text:span text:style-name="T10"> for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16" table:number-rows-repeated="104851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NTI UFF Mapping" table:style-name="ta3">
        <office:forms form:automatic-focus="false" form:apply-design-mode="false"/>
        <table:table-column table:style-name="co56" table:default-cell-style-name="Default"/>
        <table:table-column table:style-name="co57" table:number-columns-repeated="8" table:default-cell-style-name="ce127"/>
        <table:table-column table:style-name="co57" table:default-cell-style-name="ce177"/>
        <table:table-column table:style-name="co57" table:number-columns-repeated="242" table:default-cell-style-name="ce127"/>
        <table:table-column table:style-name="co57" table:number-columns-repeated="767" table:default-cell-style-name="ce133"/>
        <table:table-column table:style-name="co57" table:number-columns-repeated="5" table:default-cell-style-name="Default"/>
        <table:table-row table:style-name="ro51">
          <table:table-cell table:style-name="ce161" office:value-type="string" calcext:value-type="string">
            <text:p>UFF 10b</text:p>
          </table:table-cell>
          <table:table-cell table:number-columns-repeated="2" table:style-name="ce162" office:value-type="string" calcext:value-type="string">
            <text:p>NTI call type = 0</text:p>
          </table:table-cell>
          <table:table-cell table:number-columns-repeated="3" table:style-name="ce162" office:value-type="string" calcext:value-type="string">
            <text:p>NTI call type = 1</text:p>
          </table:table-cell>
          <table:table-cell table:style-name="ce162" office:value-type="string" calcext:value-type="string">
            <text:p>NTI call type = 3</text:p>
          </table:table-cell>
          <table:table-cell table:style-name="ce170" office:value-type="string" calcext:value-type="string">
            <text:p>NTI call type = 4</text:p>
          </table:table-cell>
          <table:table-cell table:style-name="ce174" office:value-type="string" calcext:value-type="string">
            <text:p>Drop</text:p>
          </table:table-cell>
          <table:table-cell table:style-name="ce174" office:value-type="string" calcext:value-type="string">
            <text:p>Error</text:p>
          </table:table-cell>
          <table:table-cell table:style-name="ce161" table:number-columns-repeated="1014"/>
        </table:table-row>
        <table:table-row table:style-name="ro52">
          <table:table-cell/>
          <table:table-cell table:style-name="ce163" office:value-type="string" calcext:value-type="string" table:number-columns-spanned="2" table:number-rows-spanned="1">
            <text:p>M-M</text:p>
          </table:table-cell>
          <table:covered-table-cell table:style-name="ce163"/>
          <table:table-cell table:style-name="ce162" office:value-type="string" calcext:value-type="string">
            <text:p>M-L</text:p>
          </table:table-cell>
          <table:table-cell table:style-name="ce163" office:value-type="string" calcext:value-type="string" table:number-columns-spanned="2" table:number-rows-spanned="1">
            <text:p>M-L with CFW or CDL </text:p>
            <text:p>(if NTI term_features postions 1, 4, 7, 8, 9, 10, 11, 17 or 20 = '1')</text:p>
          </table:table-cell>
          <table:covered-table-cell table:style-name="ce163"/>
          <table:table-cell table:style-name="ce162" office:value-type="string" calcext:value-type="string">
            <text:p>L-M</text:p>
          </table:table-cell>
          <table:table-cell table:style-name="ce170" office:value-type="string" calcext:value-type="string">
            <text:p>L-L</text:p>
          </table:table-cell>
          <table:table-cell table:number-columns-repeated="2" table:style-name="ce175" office:value-type="string" calcext:value-type="string">
            <text:p>DROP_ABBREV_NAME provided</text:p>
          </table:table-cell>
          <table:table-cell table:style-name="ce178" table:number-columns-repeated="1000"/>
          <table:table-cell table:number-columns-repeated="14"/>
        </table:table-row>
        <table:table-row table:style-name="ro71">
          <table:table-cell/>
          <table:table-cell table:style-name="ce162" office:value-type="string" calcext:value-type="string">
            <text:p>original</text:p>
          </table:table-cell>
          <table:table-cell table:style-name="ce162" office:value-type="string" calcext:value-type="string">
            <text:p>generated</text:p>
          </table:table-cell>
          <table:table-cell table:style-name="ce162" office:value-type="string" calcext:value-type="string">
            <text:p>original</text:p>
          </table:table-cell>
          <table:table-cell table:style-name="ce168" office:value-type="string" calcext:value-type="string">
            <text:p>original</text:p>
          </table:table-cell>
          <table:table-cell table:style-name="ce168" office:value-type="string" calcext:value-type="string">
            <text:p>generated</text:p>
          </table:table-cell>
          <table:table-cell table:style-name="ce162" office:value-type="string" calcext:value-type="string">
            <text:p>original</text:p>
          </table:table-cell>
          <table:table-cell table:style-name="ce170" office:value-type="string" calcext:value-type="string">
            <text:p>original</text:p>
          </table:table-cell>
          <table:table-cell table:style-name="ce174" office:value-type="string" calcext:value-type="string">
            <text:p>If failure during translation to UFF</text:p>
            <text:p>Set Disposition to 1</text:p>
            <text:p>Set Record Code to Value of:</text:p>
          </table:table-cell>
          <table:table-cell table:style-name="ce174" office:value-type="string" calcext:value-type="string">
            <text:p>If failure during table lookup</text:p>
            <text:p>Set Disposition to 2</text:p>
            <text:p>Set Record Code to Value of:</text:p>
          </table:table-cell>
          <table:table-cell table:style-name="Default" table:number-columns-repeated="1000"/>
          <table:table-cell table:number-columns-repeated="14"/>
        </table:table-row>
        <table:table-row table:style-name="ro51">
          <table:table-cell table:style-name="ce147" office:value-type="string" calcext:value-type="string">
            <text:p>Record Type</text:p>
          </table:table-cell>
          <table:table-cell table:number-columns-repeated="6" table:style-name="ce131" office:value-type="string" calcext:value-type="string">
            <text:p>"DR"</text:p>
          </table:table-cell>
          <table:table-cell table:style-name="ce169" office:value-type="string" calcext:value-type="string">
            <text:p>"DR"</text:p>
          </table:table-cell>
          <table:table-cell table:style-name="ce126" office:value-type="string" calcext:value-type="string">
            <text:p>UF01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2">
          <table:table-cell table:style-name="ce145" office:value-type="string" calcext:value-type="string">
            <text:p>Service Type</text:p>
          </table:table-cell>
          <table:table-cell table:number-columns-repeated="6" table:style-name="ce164" office:value-type="string" calcext:value-type="string">
            <text:p>from IME System Portal reference table</text:p>
          </table:table-cell>
          <table:table-cell table:style-name="ce171" office:value-type="string" calcext:value-type="string">
            <text:p>from IME System Portal reference table</text:p>
          </table:table-cell>
          <table:table-cell table:style-name="ce126" office:value-type="string" calcext:value-type="string">
            <text:p>UF02</text:p>
          </table:table-cell>
          <table:table-cell table:style-name="ce165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09"/>
          <table:table-cell table:number-columns-repeated="5"/>
        </table:table-row>
        <table:table-row table:style-name="ro73">
          <table:table-cell table:style-name="ce145" office:value-type="string" calcext:value-type="string">
            <text:p>Record sequence Number</text:p>
          </table:table-cell>
          <table:table-cell table:number-columns-repeated="6" table:style-name="ce165" office:value-type="string" calcext:value-type="string">
            <text:p>generated sequential number for this input <text:s/>source</text:p>
          </table:table-cell>
          <table:table-cell table:style-name="ce172" office:value-type="string" calcext:value-type="string">
            <text:p>generated sequential number for this input <text:s/>source</text:p>
          </table:table-cell>
          <table:table-cell table:style-name="ce126" office:value-type="string" calcext:value-type="string">
            <text:p>UF03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4">
          <table:table-cell table:style-name="ce145" office:value-type="string" calcext:value-type="string">
            <text:p>File Number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72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26" office:value-type="string" calcext:value-type="string">
            <text:p>UF04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Record Disposition</text:p>
          </table:table-cell>
          <table:table-cell table:number-columns-repeated="6" table:style-name="ce131" office:value-type="string" calcext:value-type="string">
            <text:p>Default to '0'</text:p>
          </table:table-cell>
          <table:table-cell table:style-name="ce169" office:value-type="string" calcext:value-type="string">
            <text:p>Default to '0'</text:p>
          </table:table-cell>
          <table:table-cell table:style-name="ce126" office:value-type="string" calcext:value-type="string">
            <text:p>UF05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Record Code</text:p>
          </table:table-cell>
          <table:table-cell table:number-columns-repeated="7" table:style-name="ce131" office:value-type="string" calcext:value-type="string">
            <text:p>Default to '0'</text:p>
          </table:table-cell>
          <table:table-cell table:style-name="ce126" office:value-type="string" calcext:value-type="string">
            <text:p>UF06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2">
          <table:table-cell table:style-name="ce145" office:value-type="string" calcext:value-type="string">
            <text:p>Source System</text:p>
          </table:table-cell>
          <table:table-cell table:number-columns-repeated="6" table:style-name="ce164" office:value-type="string" calcext:value-type="string">
            <text:p>from IME System Portal reference table</text:p>
          </table:table-cell>
          <table:table-cell table:style-name="ce171" office:value-type="string" calcext:value-type="string">
            <text:p>from IME System Portal reference table</text:p>
          </table:table-cell>
          <table:table-cell table:style-name="ce126" office:value-type="string" calcext:value-type="string">
            <text:p>UF07</text:p>
          </table:table-cell>
          <table:table-cell table:style-name="ce165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Start Date</text:p>
          </table:table-cell>
          <table:table-cell table:number-columns-repeated="6" table:style-name="ce131" office:value-type="string" calcext:value-type="string">
            <text:p>NTI_start_day</text:p>
          </table:table-cell>
          <table:table-cell table:style-name="ce169" office:value-type="string" calcext:value-type="string">
            <text:p>NTI_start_day</text:p>
          </table:table-cell>
          <table:table-cell table:style-name="ce126" office:value-type="string" calcext:value-type="string">
            <text:p>UF08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5">
          <table:table-cell table:style-name="ce145" office:value-type="string" calcext:value-type="string">
            <text:p>Start Time</text:p>
          </table:table-cell>
          <table:table-cell table:style-name="ce131" office:value-type="string" calcext:value-type="string">
            <text:p>NTI_start_time</text:p>
          </table:table-cell>
          <table:table-cell table:style-name="ce131" office:value-type="string" calcext:value-type="string">
            <text:p>NTI_start_time + (NTI.disconnect_time - NTI.origination_time -NTI.call_duration(if populated))</text:p>
          </table:table-cell>
          <table:table-cell table:number-columns-repeated="2" table:style-name="ce131" office:value-type="string" calcext:value-type="string">
            <text:p>NTI_start_time</text:p>
          </table:table-cell>
          <table:table-cell table:style-name="ce131" office:value-type="string" calcext:value-type="string">
            <text:p>NTI_start_time + (NTI.disconnect_time - NTI.origination_time -NTI.call_duration(if populated))</text:p>
          </table:table-cell>
          <table:table-cell table:style-name="ce131" office:value-type="string" calcext:value-type="string">
            <text:p>NTI_start_time</text:p>
          </table:table-cell>
          <table:table-cell table:style-name="ce169" office:value-type="string" calcext:value-type="string">
            <text:p>NTI_start_time</text:p>
          </table:table-cell>
          <table:table-cell table:style-name="ce126" office:value-type="string" calcext:value-type="string">
            <text:p>UF09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6">
          <table:table-cell table:style-name="ce145" office:value-type="string" calcext:value-type="string">
            <text:p>Start TimeZone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<text:span text:style-name="T31">{select TIME_ZONE_CODE from SID where (SID_ID =</text:span></text:p>
            <text:p><text:span text:style-name="T31">                UFF.Serve Sid) AND </text:span></text:p>
            <text:p><text:span text:style-name="T31">               (UFF.Start Date &gt;= EFFECTIVE_DATE </text:span></text:p>
            <text:p><text:span text:style-name="T31">                and(EXPIRATION_DATE == NULL </text:span></text:p>
            <text:p><text:span text:style-name="T31">                or (UFF.Start Date &lt; EXPIRATION_DATE)))}</text:span></text:p>
            <text:p><text:span text:style-name="T31">05 is Eastern</text:span></text:p>
            <text:p><text:span text:style-name="T31">06 is Central</text:span></text:p>
            <text:p><text:span text:style-name="T31">07 is Mountain</text:span></text:p>
            <text:p><text:span text:style-name="T31">08 is Pacific</text:span></text:p>
            <text:p><text:span text:style-name="T31">Set to offset from GMT</text:span></text:p>
            <text:p><text:span text:style-name="T32">If lookup fails</text:span></text:p>
            <text:p><text:span text:style-name="T32">{select GMT_OFFSET from usc_source_system_tbl where SOURCE_SYSTEM = UFF.Source System}</text:span></text:p>
          </table:table-cell>
          <table:table-cell table:style-name="ce126" office:value-type="string" calcext:value-type="string">
            <text:p>UF10</text:p>
          </table:table-cell>
          <table:table-cell table:style-name="ce126" office:value-type="string" calcext:value-type="string">
            <text:p>Error Record</text:p>
            <text:p>NFSD</text:p>
          </table:table-cell>
          <table:table-cell table:style-name="Default" table:number-columns-repeated="1009"/>
          <table:table-cell table:number-columns-repeated="5"/>
        </table:table-row>
        <table:table-row table:style-name="ro77">
          <table:table-cell table:style-name="ce145" office:value-type="string" calcext:value-type="string">
            <text:p>Home Sid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IF MO 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Else</text:p>
            <text:p>{select SID from MIN_LR where (MIN_BLK =</text:p>
            <text:p>                UFF.Terminating MSID[0,6] and UFF.Term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UF11</text:p>
          </table:table-cell>
          <table:table-cell table:style-name="ce126" office:value-type="string" calcext:value-type="string">
            <text:p>Error Record</text:p>
            <text:p>NFLR</text:p>
          </table:table-cell>
          <table:table-cell table:style-name="Default" table:number-columns-repeated="1009"/>
          <table:table-cell table:number-columns-repeated="5"/>
        </table:table-row>
        <table:table-row table:style-name="ro78">
          <table:table-cell table:style-name="ce145" office:value-type="string" calcext:value-type="string">
            <text:p>Serve SID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If ((CFW or (NTI.term_call_delivery = "1" </text:p>
            <text:p>or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) and UFF.Orig msid in MIN_LR)</text:p>
            <text:p>Set to Home SID</text:p>
            <text:p>Else</text:p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69" office:value-type="string" calcext:value-type="string">
            <text:p>IF CDL or CFW and MO</text:p>
            <text:p>Set to Home Sid</text:p>
            <text:p>Else </text:p>
            <text:p>IF MT</text:p>
            <text:p>Set to (Select SID from usc_route_tbl where switch_id = UFF.Source System and route_id = UFF.terminating Cell Trunk)</text:p>
            <text:p>Else</text:p>
            <text:p>Set to null</text:p>
          </table:table-cell>
          <table:table-cell table:style-name="ce126" office:value-type="string" calcext:value-type="string">
            <text:p>UF12</text:p>
          </table:table-cell>
          <table:table-cell table:style-name="ce126" office:value-type="string" calcext:value-type="string">
            <text:p>Error Record</text:p>
            <text:p>NFRT</text:p>
          </table:table-cell>
          <table:table-cell table:style-name="Default" table:number-columns-repeated="1009"/>
          <table:table-cell table:number-columns-repeated="5"/>
        </table:table-row>
        <table:table-row table:style-name="ro79">
          <table:table-cell table:style-name="ce146" office:value-type="string" calcext:value-type="string">
            <text:p>Originating Cell Trunk</text:p>
          </table:table-cell>
          <table:table-cell table:number-columns-repeated="4" table:style-name="ce131" office:value-type="string" calcext:value-type="string">
            <text:p>NTI_first_orig_clli</text:p>
          </table:table-cell>
          <table:table-cell table:style-name="ce169" office:value-type="string" calcext:value-type="string">
            <text:p>IF CDL or CFW and UFF.Source System in (madi,newb,broo,appl,roc2),</text:p>
            <text:p>Set to "CFW".Serve Sid</text:p>
            <text:p>else set to NTI_first_orig_clli</text:p>
          </table:table-cell>
          <table:table-cell table:style-name="ce131" office:value-type="string" calcext:value-type="string">
            <text:p>NTI_first_orig_clli</text:p>
          </table:table-cell>
          <table:table-cell table:style-name="ce173" office:value-type="string" calcext:value-type="string">
            <text:p>IF CDL or CFW and UFF.Source System in (madi,newb,broo) and UFF.Call Direction == MO,</text:p>
            <text:p>Set to "CFW".Serve Sid</text:p>
            <text:p>else set to NTI_first_orig_clli</text:p>
          </table:table-cell>
          <table:table-cell table:style-name="ce126" office:value-type="string" calcext:value-type="string">
            <text:p>UF13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6" office:value-type="string" calcext:value-type="string">
            <text:p>Terminating Cell Trunk</text:p>
          </table:table-cell>
          <table:table-cell table:number-columns-repeated="6" table:style-name="ce131" office:value-type="string" calcext:value-type="string">
            <text:p>NTI_first_term_clli</text:p>
          </table:table-cell>
          <table:table-cell table:style-name="ce169" office:value-type="string" calcext:value-type="string">
            <text:p>NTI_first_term_clli</text:p>
          </table:table-cell>
          <table:table-cell table:style-name="ce126" office:value-type="string" calcext:value-type="string">
            <text:p>UF14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BSID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Carrier ID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6" office:value-type="string" calcext:value-type="string">
            <text:p>Protocol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Event Type</text:p>
          </table:table-cell>
          <table:table-cell table:number-columns-repeated="2" table:style-name="ce131" office:value-type="string" calcext:value-type="string">
            <text:p>NTI call type = 0, set "M-M"</text:p>
          </table:table-cell>
          <table:table-cell table:number-columns-repeated="3" table:style-name="ce131" office:value-type="string" calcext:value-type="string">
            <text:p>NTI call type = 1, set "M-L"</text:p>
          </table:table-cell>
          <table:table-cell table:style-name="ce131" office:value-type="string" calcext:value-type="string">
            <text:p>NTI call type = 3, set "L-M"</text:p>
          </table:table-cell>
          <table:table-cell table:style-name="ce169" office:value-type="string" calcext:value-type="string">
            <text:p>NTI call type = 4, set "L-L"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75">
          <table:table-cell table:style-name="ce145" office:value-type="string" calcext:value-type="string">
            <text:p>Call Direction</text:p>
          </table:table-cell>
          <table:table-cell table:style-name="ce131" office:value-type="string" calcext:value-type="string">
            <text:p>"MO"</text:p>
          </table:table-cell>
          <table:table-cell table:style-name="ce131" office:value-type="string" calcext:value-type="string">
            <text:p>"MT"</text:p>
          </table:table-cell>
          <table:table-cell table:number-columns-repeated="3" table:style-name="ce131" office:value-type="string" calcext:value-type="string">
            <text:p>"MO"</text:p>
          </table:table-cell>
          <table:table-cell table:style-name="ce131" office:value-type="string" calcext:value-type="string">
            <text:p>"MT"</text:p>
          </table:table-cell>
          <table:table-cell table:style-name="ce169" office:value-type="string" calcext:value-type="string">
            <text:p>IF NTI.term_border_msc_x08 = "1" , set to MT,</text:p>
            <text:p>else set to MO</text:p>
          </table:table-cell>
          <table:table-cell table:style-name="ce126" office:value-type="string" calcext:value-type="string">
            <text:p>UF19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0">
          <table:table-cell table:style-name="ce145" office:value-type="string" calcext:value-type="string">
            <text:p>Originating MSID</text:p>
          </table:table-cell>
          <table:table-cell table:style-name="ce131" office:value-type="string" calcext:value-type="string">
            <text:p>NTI_calling_msid</text:p>
          </table:table-cell>
          <table:table-cell table:style-name="ce131" office:value-type="string" calcext:value-type="string">
            <text:p>null</text:p>
          </table:table-cell>
          <table:table-cell table:number-columns-repeated="2" table:style-name="ce131" office:value-type="string" calcext:value-type="string">
            <text:p>NTI_calling_msid</text:p>
          </table:table-cell>
          <table:table-cell table:style-name="ce131" office:value-type="string" calcext:value-type="string">
            <text:p>NTI_billing_msid</text:p>
          </table:table-cell>
          <table:table-cell table:style-name="ce131" office:value-type="string" calcext:value-type="string">
            <text:p>null</text:p>
          </table:table-cell>
          <table:table-cell table:style-name="ce169" office:value-type="string" calcext:value-type="string">
            <text:p>If populated set to NTI_billing_msid, else set to NTI_calling_msid</text:p>
          </table:table-cell>
          <table:table-cell table:style-name="ce126" office:value-type="string" calcext:value-type="string">
            <text:p>UF20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Identity</text:p>
          </table:table-cell>
          <table:table-cell table:style-name="ce131" office:value-type="string" calcext:value-type="string">
            <text:p>NTI_calling_serial_num_meid</text:p>
          </table:table-cell>
          <table:table-cell table:style-name="ce131" office:value-type="string" calcext:value-type="string">
            <text:p>NTI_called_serial_num_meid</text:p>
          </table:table-cell>
          <table:table-cell table:number-columns-repeated="2" table:style-name="ce131" office:value-type="string" calcext:value-type="string">
            <text:p>NTI_calling_serial_num_meid</text:p>
          </table:table-cell>
          <table:table-cell table:style-name="ce131" office:value-type="string" calcext:value-type="string">
            <text:p>NTI_billing_serial_num_meid</text:p>
          </table:table-cell>
          <table:table-cell table:style-name="ce131" office:value-type="string" calcext:value-type="string">
            <text:p>NTI_called_serial_num_meid</text:p>
          </table:table-cell>
          <table:table-cell table:style-name="ce169" office:value-type="string" calcext:value-type="string">
            <text:p>NTI_billing_serial_num_meid</text:p>
          </table:table-cell>
          <table:table-cell table:style-name="ce126" office:value-type="string" calcext:value-type="string">
            <text:p>UF21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79">
          <table:table-cell table:style-name="ce145" office:value-type="string" calcext:value-type="string">
            <text:p>Originating MDN</text:p>
          </table:table-cell>
          <table:table-cell table:number-columns-repeated="4" table:style-name="ce131" office:value-type="string" calcext:value-type="string">
            <text:p>NTI_calling_num</text:p>
          </table:table-cell>
          <table:table-cell table:style-name="ce131" office:value-type="string" calcext:value-type="string">
            <text:p>NTI_billing_num</text:p>
          </table:table-cell>
          <table:table-cell table:style-name="ce131" office:value-type="string" calcext:value-type="string">
            <text:p>NTI_calling_num</text:p>
          </table:table-cell>
          <table:table-cell table:style-name="ce169" office:value-type="string" calcext:value-type="string">
            <text:p>If NTI_billing_msid is populated and CFW/CDL and not (Temp.orig_route_subtype == "DA" and Temp.term_route_subtype != "DA ) and UFF.Call Direction = "MO", set to NTI_billing_num, else set to NTI_calling_num</text:p>
          </table:table-cell>
          <table:table-cell table:style-name="ce126" office:value-type="string" calcext:value-type="string">
            <text:p>UF22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Originating Address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ng MSID</text:p>
          </table:table-cell>
          <table:table-cell table:number-columns-repeated="2" table:style-name="ce131" office:value-type="string" calcext:value-type="string">
            <text:p>NTI_called_msid</text:p>
          </table:table-cell>
          <table:table-cell table:style-name="ce131" office:value-type="string" calcext:value-type="string">
            <text:p>null</text:p>
          </table:table-cell>
          <table:table-cell table:style-name="ce131" office:value-type="string" calcext:value-type="string">
            <text:p>NTI_billing_msid</text:p>
          </table:table-cell>
          <table:table-cell table:style-name="ce131" office:value-type="string" calcext:value-type="string">
            <text:p>null</text:p>
          </table:table-cell>
          <table:table-cell table:style-name="ce131" office:value-type="string" calcext:value-type="string">
            <text:p>NTI_called_msid</text:p>
          </table:table-cell>
          <table:table-cell table:style-name="ce169" office:value-type="string" calcext:value-type="string">
            <text:p>NTI_called_msid</text:p>
          </table:table-cell>
          <table:table-cell table:style-name="ce126" office:value-type="string" calcext:value-type="string">
            <text:p>UF24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1">
          <table:table-cell table:style-name="ce145" office:value-type="string" calcext:value-type="string">
            <text:p>Terminating Number</text:p>
          </table:table-cell>
          <table:table-cell table:style-name="ce166" office:value-type="string" calcext:value-type="string">
            <text:p>IF { not((NTI.first_orig_clli &lt; "0000") or</text:p>
            <text:p>(NTI.first_orig_clli &gt; "9999") or</text:p>
            <text:p>(NTI.first_orig_clli = "BBBB") or (NTI.first_orig_clli = "FFFF") or</text:p>
            <text:p>(NTI.first_orig_clli = "ZZZZ") or</text:p>
            <text:p>(NTI.first_term_clli &lt; "0000") or</text:p>
            <text:p>(NTI.first_term_clli &gt; "9999") or</text:p>
            <text:p>(NTI.first_term_clli = "BBBB") or (NTI.first_term_clli = "FFFF") or</text:p>
            <text:p>(NTI.first_term_clli = "ZZZZ") or</text:p>
            <text:p>(NTI.first_orig_clli = "0000") or</text:p>
            <text:p>(NTI.first_term_clli = "0000"))</text:p>
            <text:p>AND</text:p>
            <text:p>not dialed digits = [B,C,][411,511,611,711,911]</text:p>
            <text:p>AND</text:p>
            <text:p>(  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</text:p>
            <text:p>or NTI.term_cfw_busy_x08 = "1" </text:p>
            <text:p>or NTI.term_cfw_default_x08 = "1" </text:p>
            <text:p>or NTI.term_cfw_noanswer_x08 = "1" </text:p>
            <text:p>or NTI.term_cfw_unconditional_x08 = "1" </text:p>
            <text:p>or NTI.term_cfw_via_private_x08 = "1")</text:p>
            <text:p>AND</text:p>
            <text:p>not(NTI.billing_num[1,10] = "FFFFFFFFFF")</text:p>
            <text:p>} set to NTI_billing_num</text:p>
            <text:p>else NTI_called_num</text:p>
          </table:table-cell>
          <table:table-cell table:number-columns-repeated="2" table:style-name="ce131" office:value-type="string" calcext:value-type="string">
            <text:p>NTI_called_num</text:p>
          </table:table-cell>
          <table:table-cell table:style-name="ce131" office:value-type="string" calcext:value-type="string">
            <text:p>NTI_billing_num</text:p>
          </table:table-cell>
          <table:table-cell table:number-columns-repeated="2" table:style-name="ce131" office:value-type="string" calcext:value-type="string">
            <text:p>NTI_called_num</text:p>
          </table:table-cell>
          <table:table-cell table:style-name="ce169" office:value-type="string" calcext:value-type="string">
            <text:p>NTI_called_num</text:p>
          </table:table-cell>
          <table:table-cell table:style-name="ce126" office:value-type="string" calcext:value-type="string">
            <text:p>UF25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0">
          <table:table-cell table:style-name="ce145" office:value-type="string" calcext:value-type="string">
            <text:p>Dialed Digits</text:p>
          </table:table-cell>
          <table:table-cell table:number-columns-repeated="6" table:style-name="ce131" office:value-type="string" calcext:value-type="string">
            <text:p>NTI_dialed_num</text:p>
          </table:table-cell>
          <table:table-cell table:style-name="ce173" office:value-type="string" calcext:value-type="string">
            <text:p>IF MO set to NTI_calling_num</text:p>
            <text:p>Else set to NTI_dialed_num</text:p>
          </table:table-cell>
          <table:table-cell table:style-name="ce126" office:value-type="string" calcext:value-type="string">
            <text:p>UF26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ng Address</text:p>
          </table:table-cell>
          <table:table-cell table:number-columns-repeated="5" table:style-name="ce131" office:value-type="string" calcext:value-type="string">
            <text:p>null</text:p>
          </table:table-cell>
          <table:table-cell table:style-name="ce131" office:value-type="string" calcext:value-type="string">
            <text:p>NA</text:p>
          </table:table-cell>
          <table:table-cell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on Code</text:p>
          </table:table-cell>
          <table:table-cell table:number-columns-repeated="6" table:style-name="ce131" office:value-type="string" calcext:value-type="string">
            <text:p>NTI_call completion</text:p>
          </table:table-cell>
          <table:table-cell table:style-name="ce169" office:value-type="string" calcext:value-type="string">
            <text:p>NTI_call completion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80">
          <table:table-cell table:style-name="ce145" office:value-type="string" calcext:value-type="string">
            <text:p>Service Feature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69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UF29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2">
          <table:table-cell table:style-name="ce145" office:value-type="string" calcext:value-type="string">
            <text:p>Call Forwarding Indicator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NTI term_features postions 1, 4, 7 or 8 ='1', set to 1 </text:p>
            <text:p>1= CF unconditional</text:p>
            <text:p>4= CF busy</text:p>
            <text:p>7= CF no answer</text:p>
            <text:p>8= CF default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NTI term_features postions 1, 4, 7 or 8 ='1', set to 1 </text:p>
            <text:p>1= CF unconditional</text:p>
            <text:p>4= CF busy</text:p>
            <text:p>7= CF no answer</text:p>
            <text:p>8= CF default</text:p>
          </table:table-cell>
          <table:table-cell table:style-name="ce169" office:value-type="string" calcext:value-type="string">
            <text:p>NTI term_features postions 1, 4, 7 or 8 are '1', set to 1</text:p>
            <text:p>1= CF unconditional</text:p>
            <text:p>4= CF busy</text:p>
            <text:p>7= CF no answer</text:p>
            <text:p>8= CF default</text:p>
          </table:table-cell>
          <table:table-cell table:style-name="ce169" office:value-type="string" calcext:value-type="string">
            <text:p>NTI term_features postions 1, 4, 7 or 8 are '1', set to 1</text:p>
            <text:p>1= CF unconditional</text:p>
            <text:p>4= CF busy</text:p>
            <text:p>7= CF no answer</text:p>
            <text:p>8= CF default</text:p>
          </table:table-cell>
          <table:table-cell table:style-name="ce126" office:value-type="string" calcext:value-type="string">
            <text:p>UF30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3">
          <table:table-cell table:style-name="ce145" office:value-type="string" calcext:value-type="string">
            <text:p>Call Delivery Indicator</text:p>
          </table:table-cell>
          <table:table-cell table:number-columns-repeated="4"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NTI term_features postions 9, 10, 11, 17 or 20 = '1', set to 1</text:p>
            <text:p>9= CDL pstn</text:p>
            <text:p>10= CDL local</text:p>
            <text:p>11= CDL private</text:p>
            <text:p>17= CDL unspecified</text:p>
            <text:p>20= CDL activatable</text:p>
          </table:table-cell>
          <table:table-cell table:style-name="ce131" office:value-type="string" calcext:value-type="string">
            <text:p>If UFF.Call Forwarding Ind = 0 and</text:p>
            <text:p>NTI term_features postions 9, 10, 11, 17 or 20 = '1', set to 1 </text:p>
            <text:p>9= CDL pstn</text:p>
            <text:p>10= CDL local</text:p>
            <text:p>11= CDL private</text:p>
            <text:p>17= CDL unspecified</text:p>
            <text:p>20= CDL activatable</text:p>
          </table:table-cell>
          <table:table-cell table:style-name="ce169" office:value-type="string" calcext:value-type="string">
            <text:p>NTI term_features postions 9, 10, 11, 17 or 20 are '1', set to 1</text:p>
            <text:p>9= CDL pstn</text:p>
            <text:p>10= CDL local</text:p>
            <text:p>11= CDL private</text:p>
            <text:p>17= CDL unspecified</text:p>
            <text:p>20= CDL activatable</text:p>
          </table:table-cell>
          <table:table-cell table:style-name="ce126" office:value-type="string" calcext:value-type="string">
            <text:p>UF31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0">
          <table:table-cell table:style-name="ce145" office:value-type="string" calcext:value-type="string">
            <text:p>Call Waiting Indicator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If NTI term_features_mtx08 12 = 1</text:p>
            <text:p>set to 1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If NTI term_features_mtx08 12 = 1</text:p>
            <text:p>set to 1</text:p>
          </table:table-cell>
          <table:table-cell table:style-name="ce169"/>
          <table:table-cell table:style-name="ce126" office:value-type="string" calcext:value-type="string">
            <text:p>UF32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3 way Calling Indicator</text:p>
          </table:table-cell>
          <table:table-cell table:style-name="ce131" office:value-type="string" calcext:value-type="string">
            <text:p>NTI originating feature.three way calling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NTI originating feature.three way calling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26" office:value-type="string" calcext:value-type="string">
            <text:p>UF33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Call Answered Indicator</text:p>
          </table:table-cell>
          <table:table-cell table:number-columns-repeated="7" table:style-name="ce131" office:value-type="string" calcext:value-type="string">
            <text:p>NTI_event_info_digit = 0, 1; set 1</text:p>
          </table:table-cell>
          <table:table-cell table:style-name="ce126" office:value-type="string" calcext:value-type="string">
            <text:p>UF34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84">
          <table:table-cell table:style-name="ce145" office:value-type="string" calcext:value-type="string">
            <text:p>Ring Time</text:p>
          </table:table-cell>
          <table:table-cell table:number-columns-repeated="7" table:style-name="ce131" office:value-type="string" calcext:value-type="string">
            <text:p>NTI.disconnect_time - NTI.origination_time -NTI.call_duration(if populated)</text:p>
          </table:table-cell>
          <table:table-cell table:style-name="ce126" office:value-type="string" calcext:value-type="string">
            <text:p>UF35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Call Duration</text:p>
          </table:table-cell>
          <table:table-cell table:number-columns-repeated="6" table:style-name="ce131" office:value-type="string" calcext:value-type="string">
            <text:p>NTI_duration_in_secs</text:p>
          </table:table-cell>
          <table:table-cell table:style-name="ce169" office:value-type="string" calcext:value-type="string">
            <text:p>NTI_duration_in_secs</text:p>
          </table:table-cell>
          <table:table-cell table:style-name="ce126" office:value-type="string" calcext:value-type="string">
            <text:p>UF36</text:p>
          </table:table-cell>
          <table:table-cell table:style-name="ce126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Roaming Indicator</text:p>
          </table:table-cell>
          <table:table-cell table:number-columns-repeated="6" table:style-name="ce131" office:value-type="float" office:value="0" calcext:value-type="float">
            <text:p>0</text:p>
          </table:table-cell>
          <table:table-cell table:style-name="ce169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Session ID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Session Typ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Bytes In</text:p>
          </table:table-cell>
          <table:table-cell table:number-columns-repeated="7" table:style-name="ce131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Bytes Out</text:p>
          </table:table-cell>
          <table:table-cell table:number-columns-repeated="7" table:style-name="ce131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ID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Typ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Nam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Purchase Category Cod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Description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Content Amount</text:p>
          </table:table-cell>
          <table:table-cell table:number-columns-repeated="7" table:style-name="ce131" office:value-type="string" calcext:value-type="string">
            <text:p>"0.00"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Orig_trans_ID</text:p>
          </table:table-cell>
          <table:table-cell table:style-name="ce131" office:value-type="string" calcext:value-type="string">
            <text:p>null</text:p>
          </table:table-cell>
          <table:table-cell table:style-name="ce131" office:value-type="string" calcext:value-type="string">
            <text:p>NA</text:p>
          </table:table-cell>
          <table:table-cell table:number-columns-repeated="5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Network Flag</text:p>
          </table:table-cell>
          <table:table-cell table:number-columns-repeated="7" table:style-name="ce131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Femto-cell-ringtim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Femto-cell-ringpluse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LTE Handoff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5" office:value-type="string" calcext:value-type="string">
            <text:p>Market/Submarket</text:p>
          </table:table-cell>
          <table:table-cell table:number-columns-repeated="7" table:style-name="ce131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8" office:value-type="string" calcext:value-type="string">
            <text:p>Originating IMSI</text:p>
          </table:table-cell>
          <table:table-cell table:number-columns-repeated="7" table:style-name="ce167" office:value-type="string" calcext:value-type="string">
            <text:p>null</text:p>
          </table:table-cell>
          <table:table-cell table:style-name="ce167" table:number-columns-repeated="2"/>
          <table:table-cell table:style-name="Default" table:number-columns-repeated="1009"/>
          <table:table-cell table:number-columns-repeated="5"/>
        </table:table-row>
        <table:table-row table:style-name="ro51">
          <table:table-cell table:style-name="ce149" office:value-type="string" calcext:value-type="string">
            <text:p>Adjustment Reason Code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Extrernal Reference ID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Partner ID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Campaign ID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Initiator Type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51">
          <table:table-cell table:style-name="ce149" office:value-type="string" calcext:value-type="string">
            <text:p>Initiator ID</text:p>
          </table:table-cell>
          <table:table-cell table:number-columns-repeated="7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00"/>
          <table:table-cell table:number-columns-repeated="14"/>
        </table:table-row>
        <table:table-row table:style-name="ro85">
          <table:table-cell table:number-columns-repeated="9"/>
          <table:table-cell table:style-name="ce176"/>
          <table:table-cell table:number-columns-repeated="1014"/>
        </table:table-row>
        <table:table-row table:style-name="ro85" table:number-rows-repeated="1048511">
          <table:table-cell table:number-columns-repeated="1024"/>
        </table:table-row>
        <table:table-row table:style-name="ro85">
          <table:table-cell table:number-columns-repeated="1024"/>
        </table:table-row>
      </table:table>
      <table:table table:name="APLX UFF Mapping" table:style-name="ta3">
        <office:forms form:automatic-focus="false" form:apply-design-mode="false"/>
        <table:table-column table:style-name="co58" table:default-cell-style-name="Default"/>
        <table:table-column table:style-name="co58" table:default-cell-style-name="ce127"/>
        <table:table-column table:style-name="co59" table:default-cell-style-name="ce127"/>
        <table:table-column table:style-name="co60" table:default-cell-style-name="ce127"/>
        <table:table-column table:style-name="co61" table:default-cell-style-name="ce127"/>
        <table:table-column table:style-name="co27" table:default-cell-style-name="ce127"/>
        <table:table-column table:style-name="co28" table:default-cell-style-name="ce177"/>
        <table:table-column table:style-name="co62" table:default-cell-style-name="ce127"/>
        <table:table-column table:style-name="co8" table:number-columns-repeated="244" table:default-cell-style-name="ce127"/>
        <table:table-column table:style-name="co8" table:number-columns-repeated="767" table:default-cell-style-name="ce133"/>
        <table:table-column table:style-name="co8" table:number-columns-repeated="5" table:default-cell-style-name="Default"/>
        <table:table-row table:style-name="ro10">
          <table:table-cell table:style-name="ce161" office:value-type="string" calcext:value-type="string">
            <text:p>UFF 10b</text:p>
          </table:table-cell>
          <table:table-cell table:style-name="ce179" office:value-type="string" calcext:value-type="string">
            <text:p>APLX structure code = x2329, x2330</text:p>
          </table:table-cell>
          <table:table-cell table:style-name="ce162" office:value-type="string" calcext:value-type="string">
            <text:p>APLX structure code = x2332, x2333</text:p>
          </table:table-cell>
          <table:table-cell table:style-name="ce170" office:value-type="string" calcext:value-type="string">
            <text:p>APLX structure code = x2331, x2334</text:p>
          </table:table-cell>
          <table:table-cell table:style-name="ce185" office:value-type="string" calcext:value-type="string">
            <text:p>APLX structure code = x2119, x2118</text:p>
          </table:table-cell>
          <table:table-cell table:style-name="ce174" office:value-type="string" calcext:value-type="string">
            <text:p>Drop</text:p>
          </table:table-cell>
          <table:table-cell table:style-name="ce174" office:value-type="string" calcext:value-type="string">
            <text:p>Error</text:p>
          </table:table-cell>
          <table:table-cell table:style-name="ce178"/>
          <table:table-cell table:style-name="ce161" table:number-columns-repeated="1016"/>
        </table:table-row>
        <table:table-row table:style-name="ro86">
          <table:table-cell/>
          <table:table-cell table:style-name="ce180"/>
          <table:table-cell table:style-name="ce168"/>
          <table:table-cell table:style-name="ce170"/>
          <table:table-cell table:style-name="ce185"/>
          <table:table-cell table:number-columns-repeated="2" table:style-name="ce175" office:value-type="string" calcext:value-type="string">
            <text:p>DROP_ABBREV_NAME provided</text:p>
          </table:table-cell>
          <table:table-cell table:style-name="ce178" table:number-columns-repeated="1012"/>
          <table:table-cell table:number-columns-repeated="5"/>
        </table:table-row>
        <table:table-row table:style-name="ro87">
          <table:table-cell/>
          <table:table-cell table:style-name="ce181" office:value-type="string" calcext:value-type="string">
            <text:p>MO</text:p>
          </table:table-cell>
          <table:table-cell table:style-name="ce183" office:value-type="string" calcext:value-type="string">
            <text:p>MO, CPS cellular orignated</text:p>
          </table:table-cell>
          <table:table-cell table:style-name="ce184" office:value-type="string" calcext:value-type="string">
            <text:p>MT</text:p>
          </table:table-cell>
          <table:table-cell table:style-name="ce185" office:value-type="string" calcext:value-type="string">
            <text:p>Tandem Calls</text:p>
          </table:table-cell>
          <table:table-cell table:style-name="ce174" office:value-type="string" calcext:value-type="string">
            <text:p>If failure during translation to UFF</text:p>
            <text:p>Set Disposition to 1</text:p>
            <text:p>Set Record Code to Value of:</text:p>
          </table:table-cell>
          <table:table-cell table:style-name="ce174" office:value-type="string" calcext:value-type="string">
            <text:p>If failure during table lookup</text:p>
            <text:p>Set Disposition to 2</text:p>
            <text:p>Set Record Code to Value of:</text:p>
          </table:table-cell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7" office:value-type="string" calcext:value-type="string">
            <text:p>Record Type</text:p>
          </table:table-cell>
          <table:table-cell table:number-columns-repeated="4" table:style-name="ce126" office:value-type="string" calcext:value-type="string">
            <text:p>"DR"</text:p>
          </table:table-cell>
          <table:table-cell table:style-name="ce126" office:value-type="string" calcext:value-type="string">
            <text:p>UF01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8">
          <table:table-cell table:style-name="ce145" office:value-type="string" calcext:value-type="string">
            <text:p>Service Type</text:p>
          </table:table-cell>
          <table:table-cell table:number-columns-repeated="4" table:style-name="ce164" office:value-type="string" calcext:value-type="string">
            <text:p>from IME System Portal reference table</text:p>
          </table:table-cell>
          <table:table-cell table:style-name="ce126" office:value-type="string" calcext:value-type="string">
            <text:p>UF02</text:p>
          </table:table-cell>
          <table:table-cell table:style-name="ce165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12"/>
          <table:table-cell table:number-columns-repeated="5"/>
        </table:table-row>
        <table:table-row table:style-name="ro73">
          <table:table-cell table:style-name="ce145" office:value-type="string" calcext:value-type="string">
            <text:p>Record sequence Number</text:p>
          </table:table-cell>
          <table:table-cell table:number-columns-repeated="4" table:style-name="ce165" office:value-type="string" calcext:value-type="string">
            <text:p>generated sequential number for this input <text:s/>source</text:p>
          </table:table-cell>
          <table:table-cell table:style-name="ce126" office:value-type="string" calcext:value-type="string">
            <text:p>UF03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72">
          <table:table-cell table:style-name="ce145" office:value-type="string" calcext:value-type="string">
            <text:p>File Number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65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26" office:value-type="string" calcext:value-type="string">
            <text:p>UF04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Record Disposition</text:p>
          </table:table-cell>
          <table:table-cell table:number-columns-repeated="4" table:style-name="ce126" office:value-type="string" calcext:value-type="string">
            <text:p>defalut to 0</text:p>
          </table:table-cell>
          <table:table-cell table:style-name="ce126" office:value-type="string" calcext:value-type="string">
            <text:p>UF05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Record Code</text:p>
          </table:table-cell>
          <table:table-cell table:number-columns-repeated="4" table:style-name="ce126" office:value-type="string" calcext:value-type="string">
            <text:p>defalut to 0</text:p>
          </table:table-cell>
          <table:table-cell table:style-name="ce126" office:value-type="string" calcext:value-type="string">
            <text:p>UF06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8">
          <table:table-cell table:style-name="ce145" office:value-type="string" calcext:value-type="string">
            <text:p>Source System</text:p>
          </table:table-cell>
          <table:table-cell table:number-columns-repeated="4" table:style-name="ce164" office:value-type="string" calcext:value-type="string">
            <text:p>from IME System Portal reference table</text:p>
          </table:table-cell>
          <table:table-cell table:style-name="ce126" office:value-type="string" calcext:value-type="string">
            <text:p>UF07</text:p>
          </table:table-cell>
          <table:table-cell table:style-name="ce165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12"/>
          <table:table-cell table:number-columns-repeated="5"/>
        </table:table-row>
        <table:table-row table:style-name="ro75">
          <table:table-cell table:style-name="ce145" office:value-type="string" calcext:value-type="string">
            <text:p>Start Date</text:p>
          </table:table-cell>
          <table:table-cell table:number-columns-repeated="2" table:style-name="ce126" office:value-type="string" calcext:value-type="string">
            <text:p>APLX_voice_chan_seize_date</text:p>
          </table:table-cell>
          <table:table-cell table:style-name="ce169" office:value-type="string" calcext:value-type="string">
            <text:p>If ans_stat = 0 then APLX_called_p_answer_date else SEIZE_DATE</text:p>
          </table:table-cell>
          <table:table-cell table:style-name="ce186" office:value-type="string" calcext:value-type="string">
            <text:p>APLX_facility_seize_date</text:p>
          </table:table-cell>
          <table:table-cell table:style-name="ce126" office:value-type="string" calcext:value-type="string">
            <text:p>UF08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75">
          <table:table-cell table:style-name="ce145" office:value-type="string" calcext:value-type="string">
            <text:p>Start Time</text:p>
          </table:table-cell>
          <table:table-cell table:style-name="ce126" office:value-type="string" calcext:value-type="string">
            <text:p>APLX_vc_chan_seize_time</text:p>
          </table:table-cell>
          <table:table-cell table:style-name="ce126" office:value-type="string" calcext:value-type="string">
            <text:p>APLX_init_vc_chan_seize_time</text:p>
          </table:table-cell>
          <table:table-cell table:style-name="ce169" office:value-type="string" calcext:value-type="string">
            <text:p>if ans_stat = 0 then APLX_vc_chan_ans_time else SEIZE TIME</text:p>
          </table:table-cell>
          <table:table-cell table:style-name="ce186" office:value-type="string" calcext:value-type="string">
            <text:p>APLX_facilities_seize_time</text:p>
          </table:table-cell>
          <table:table-cell table:style-name="ce126" office:value-type="string" calcext:value-type="string">
            <text:p>UF09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9">
          <table:table-cell table:style-name="ce145" office:value-type="string" calcext:value-type="string">
            <text:p>Start TimeZone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6" office:value-type="string" calcext:value-type="string">
            <text:p><text:span text:style-name="T31">{select TIME_ZONE_CODE from SID where (SID_ID =</text:span></text:p>
            <text:p><text:span text:style-name="T31">                UFF.Serve Sid) AND </text:span></text:p>
            <text:p><text:span text:style-name="T31">               (UFF.Start Date &gt;= EFFECTIVE_DATE </text:span></text:p>
            <text:p><text:span text:style-name="T31">                and(EXPIRATION_DATE == NULL </text:span></text:p>
            <text:p><text:span text:style-name="T31">                or (UFF.Start Date &lt; EXPIRATION_DATE)))}</text:span></text:p>
            <text:p><text:span text:style-name="T31">05 is Eastern</text:span></text:p>
            <text:p><text:span text:style-name="T31">06 is Central</text:span></text:p>
            <text:p><text:span text:style-name="T31">07 is Mountain</text:span></text:p>
            <text:p><text:span text:style-name="T31">08 is Pacific</text:span></text:p>
            <text:p><text:span text:style-name="T31">Set to offset from GMT</text:span></text:p>
            <text:p><text:span text:style-name="T32">If lookup fails</text:span></text:p>
            <text:p><text:span text:style-name="T32">{select GMT_OFFSET from usc_source_system_tbl where SOURCE_SYSTEM = UFF.Source System}</text:span></text:p>
          </table:table-cell>
          <table:table-cell table:style-name="ce126" office:value-type="string" calcext:value-type="string">
            <text:p>UF10</text:p>
          </table:table-cell>
          <table:table-cell table:style-name="ce126" office:value-type="string" calcext:value-type="string">
            <text:p>Error Record</text:p>
            <text:p>NFSD</text:p>
          </table:table-cell>
          <table:table-cell table:style-name="Default" table:number-columns-repeated="1012"/>
          <table:table-cell table:number-columns-repeated="5"/>
        </table:table-row>
        <table:table-row table:style-name="ro90">
          <table:table-cell table:style-name="ce145" office:value-type="string" calcext:value-type="string">
            <text:p>Home Sid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6" office:value-type="string" calcext:value-type="string">
            <text:p>UF11</text:p>
          </table:table-cell>
          <table:table-cell table:style-name="ce126" office:value-type="string" calcext:value-type="string">
            <text:p>Error Record</text:p>
            <text:p>NFLR</text:p>
          </table:table-cell>
          <table:table-cell table:style-name="Default" table:number-columns-repeated="1012"/>
          <table:table-cell table:number-columns-repeated="5"/>
        </table:table-row>
        <table:table-row table:style-name="ro91">
          <table:table-cell table:style-name="ce145" office:value-type="string" calcext:value-type="string">
            <text:p>Serve SID</text:p>
          </table:table-cell>
          <table:table-cell table:style-name="ce131" office:value-type="string" calcext:value-type="string">
            <text:p>IF CFW or CDL</text:p>
            <text:p>set to UFF.Home Sid</text:p>
            <text:p>Else</text:p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IF CFW or CDL</text:p>
            <text:p>set to UFF.Home Sid</text:p>
            <text:p>Else</text:p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31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26" office:value-type="string" calcext:value-type="string">
            <text:p>UF12</text:p>
          </table:table-cell>
          <table:table-cell table:style-name="ce126" office:value-type="string" calcext:value-type="string">
            <text:p>Error Record</text:p>
            <text:p>NFRT</text:p>
          </table:table-cell>
          <table:table-cell table:style-name="Default" table:number-columns-repeated="1012"/>
          <table:table-cell table:number-columns-repeated="5"/>
        </table:table-row>
        <table:table-row table:style-name="ro82">
          <table:table-cell table:style-name="ce146" office:value-type="string" calcext:value-type="string">
            <text:p>Originating Cell Trunk</text:p>
          </table:table-cell>
          <table:table-cell table:style-name="ce126" office:value-type="string" calcext:value-type="string">
            <text:p>IF CFW and APLX.init_chan_cellsite = "0000000" set to "CFW" + UFF.Home SID</text:p>
            <text:p>else Substr(3-6) first_channel_cellsite</text:p>
          </table:table-cell>
          <table:table-cell table:style-name="ce126" office:value-type="string" calcext:value-type="string">
            <text:p>IF CFW and APLX.init_chan_cellsite = "0000000" set to "CFW" + UFF.Home SID</text:p>
            <text:p>else Substr(3-6) first_channel_cellsite</text:p>
          </table:table-cell>
          <table:table-cell table:style-name="ce169" office:value-type="string" calcext:value-type="string">
            <text:p>Substr(4-7) APLX_land_trunk_network_number</text:p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13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75">
          <table:table-cell table:style-name="ce146" office:value-type="string" calcext:value-type="string">
            <text:p>Terminating Cell Trunk</text:p>
          </table:table-cell>
          <table:table-cell table:number-columns-repeated="2" table:style-name="ce126" office:value-type="string" calcext:value-type="string">
            <text:p>Substr(4-7) APLX_land_trunk_network_number</text:p>
          </table:table-cell>
          <table:table-cell table:style-name="ce169" office:value-type="string" calcext:value-type="string">
            <text:p>Substr(3-6) first_channel_cellsite</text:p>
          </table:table-cell>
          <table:table-cell table:style-name="ce186" office:value-type="string" calcext:value-type="string">
            <text:p>Substr(4-7) outgoing_dcs_tandem_tnn</text:p>
          </table:table-cell>
          <table:table-cell table:style-name="ce126" office:value-type="string" calcext:value-type="string">
            <text:p>UF14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BS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Carrier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6" office:value-type="string" calcext:value-type="string">
            <text:p>Protocol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Event Typ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Call Direction</text:p>
          </table:table-cell>
          <table:table-cell table:style-name="ce126" office:value-type="string" calcext:value-type="string">
            <text:p>MO</text:p>
          </table:table-cell>
          <table:table-cell table:style-name="ce126" office:value-type="string" calcext:value-type="string">
            <text:p>MO, CPS cellular orignated</text:p>
          </table:table-cell>
          <table:table-cell table:style-name="ce169" office:value-type="string" calcext:value-type="string">
            <text:p>MT</text:p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19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2">
          <table:table-cell table:style-name="ce145" office:value-type="string" calcext:value-type="string">
            <text:p>Originating MSID</text:p>
          </table:table-cell>
          <table:table-cell table:style-name="ce126" office:value-type="string" calcext:value-type="string">
            <text:p><text:span text:style-name="T28">APLX_mod_code = 621 &amp; APLX_context_id_digits_621 = '</text:span><text:span text:style-name="T33">10830</text:span><text:span text:style-name="T34">10' set to APLX_string_of_digits_621</text:span></text:p>
          </table:table-cell>
          <table:table-cell table:style-name="ce126" office:value-type="string" calcext:value-type="string">
            <text:p><text:span text:style-name="T28">APLX_mod_code = 621 &amp; APLX_context_id_digits_621 = '</text:span><text:span text:style-name="T33">10830</text:span><text:span text:style-name="T34">10' set to APLX_string_of_digits_621</text:span></text:p>
          </table:table-cell>
          <table:table-cell table:style-name="ce169" office:value-type="string" calcext:value-type="string">
            <text:p>null</text:p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20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Identity</text:p>
          </table:table-cell>
          <table:table-cell table:number-columns-repeated="2" table:style-name="ce126" office:value-type="string" calcext:value-type="string">
            <text:p>APLX_esn</text:p>
          </table:table-cell>
          <table:table-cell table:style-name="ce169" office:value-type="string" calcext:value-type="string">
            <text:p>APLX_esn</text:p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21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2">
          <table:table-cell table:style-name="ce145" office:value-type="string" calcext:value-type="string">
            <text:p>Originating MDN</text:p>
          </table:table-cell>
          <table:table-cell table:number-columns-repeated="2" table:style-name="ce126" office:value-type="string" calcext:value-type="string">
            <text:p>APLX_subscriber_number_area</text:p>
          </table:table-cell>
          <table:table-cell table:style-name="ce169" office:value-type="string" calcext:value-type="string">
            <text:p>APLX_mod_code = 331, set to APLX_cpn_digits1_11_331</text:p>
          </table:table-cell>
          <table:table-cell table:style-name="ce186" office:value-type="string" calcext:value-type="string">
            <text:p>APLX_mod_code                  = "331"</text:p>
            <text:p>set to APLX_cpn_digits1_11_331</text:p>
          </table:table-cell>
          <table:table-cell table:style-name="ce126" office:value-type="string" calcext:value-type="string">
            <text:p>UF22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Originating Address</text:p>
          </table:table-cell>
          <table:table-cell table:number-columns-repeated="3" table:style-name="ce126" office:value-type="string" calcext:value-type="string">
            <text:p>null</text:p>
          </table:table-cell>
          <table:table-cell table:style-name="ce18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79">
          <table:table-cell table:style-name="ce145" office:value-type="string" calcext:value-type="string">
            <text:p>Terminating MSID</text:p>
          </table:table-cell>
          <table:table-cell table:number-columns-repeated="2" table:style-name="ce126" office:value-type="string" calcext:value-type="string">
            <text:p>null</text:p>
          </table:table-cell>
          <table:table-cell table:style-name="ce126" office:value-type="string" calcext:value-type="string">
            <text:p><text:span text:style-name="T28">APLX_mod_code = 621 &amp; APLX_context_id_digits_621 = '</text:span><text:span text:style-name="T33">10830</text:span><text:span text:style-name="T34">10' set to APLX_string_of_digits_621</text:span></text:p>
            <text:p/>
          </table:table-cell>
          <table:table-cell table:style-name="ce186" office:value-type="string" calcext:value-type="string">
            <text:p>null</text:p>
          </table:table-cell>
          <table:table-cell table:style-name="ce126" office:value-type="string" calcext:value-type="string">
            <text:p>UF24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3">
          <table:table-cell table:style-name="ce145" office:value-type="string" calcext:value-type="string">
            <text:p>Terminating Number</text:p>
          </table:table-cell>
          <table:table-cell table:number-columns-repeated="2" table:style-name="ce126" office:value-type="string" calcext:value-type="string">
            <text:p>APLX_terminating_number</text:p>
          </table:table-cell>
          <table:table-cell table:style-name="ce169" office:value-type="string" calcext:value-type="string">
            <text:p>APLX_subscriber_number_area</text:p>
          </table:table-cell>
          <table:table-cell table:style-name="ce186" office:value-type="string" calcext:value-type="string">
            <text:p>IF exists APLX_mod_code=720 &amp; not(APLX.720.lrn_720[2,10] = "0000000000") ; set to </text:p>
            <text:p>APLX_lrn_720</text:p>
            <text:p>ELSE</text:p>
            <text:p>set to APLX_terminating_number</text:p>
          </table:table-cell>
          <table:table-cell table:style-name="ce126" office:value-type="string" calcext:value-type="string">
            <text:p>UF25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2">
          <table:table-cell table:style-name="ce145" office:value-type="string" calcext:value-type="string">
            <text:p>Dialed Digits</text:p>
          </table:table-cell>
          <table:table-cell table:style-name="ce126" office:value-type="string" calcext:value-type="string">
            <text:p>APLX_mod_code=621 &amp; APLX_context_id_digits_621 = 90002*; set to </text:p>
            <text:p>APLX_string_digits_621</text:p>
          </table:table-cell>
          <table:table-cell table:style-name="ce126" office:value-type="string" calcext:value-type="string">
            <text:p>APLX_mod_code=621 &amp; APLX_context_id_digits_621 = 90002*; set to </text:p>
            <text:p>APLX_string_digits_621</text:p>
          </table:table-cell>
          <table:table-cell table:style-name="ce169" office:value-type="string" calcext:value-type="string">
            <text:p>APLX_subscriber_number_area</text:p>
          </table:table-cell>
          <table:table-cell table:style-name="ce126" office:value-type="string" calcext:value-type="string">
            <text:p>APLX_mod_code=621 &amp; APLX_context_id_digits_621 = 90002*; set to </text:p>
            <text:p>APLX_string_digits_621</text:p>
          </table:table-cell>
          <table:table-cell table:style-name="ce126" office:value-type="string" calcext:value-type="string">
            <text:p>UF26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ng Address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Termination Cod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75">
          <table:table-cell table:style-name="ce145" office:value-type="string" calcext:value-type="string">
            <text:p>Service Feature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See Service Feature Tab</text:p>
            <text:p>Multiple features will be space delimited</text:p>
          </table:table-cell>
          <table:table-cell table:style-name="ce126" office:value-type="string" calcext:value-type="string">
            <text:p>UF29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3">
          <table:table-cell table:style-name="ce145" office:value-type="string" calcext:value-type="string">
            <text:p>Call Forwarding Indicator</text:p>
          </table:table-cell>
          <table:table-cell table:style-name="ce126" office:value-type="string" calcext:value-type="string">
            <text:p>APLX service feature = (012, 802, 804, 014, 055, 152, 808, 103, 153, 803 or 809)</text:p>
            <text:p>set to 1</text:p>
            <text:p/>
            <text:p>FYI</text:p>
            <text:p>012 CF immediate</text:p>
            <text:p>014 CF busy/no answer</text:p>
            <text:p>055 User zone tone</text:p>
            <text:p>152 CF busy</text:p>
            <text:p>153 CF no reply</text:p>
            <text:p/>
          </table:table-cell>
          <table:table-cell table:style-name="ce126" office:value-type="string" calcext:value-type="string">
            <text:p>APLX service feature = (012, 802, 804, 014, 055, 152, 808, 103, 153, 803 or 809)</text:p>
            <text:p>set to 1 </text:p>
            <text:p/>
            <text:p>FYI</text:p>
            <text:p>012 CF immediate</text:p>
            <text:p>014 CF busy/no answer</text:p>
            <text:p>055 User zone tone</text:p>
            <text:p>152 CF busy</text:p>
            <text:p>153 CF no reply</text:p>
            <text:p/>
          </table:table-cell>
          <table:table-cell table:style-name="ce126" office:value-type="string" calcext:value-type="string">
            <text:p>APLX service feature = (012, 802, 804, 014, 055, 152, 808, 103, 153, 803 or 809)</text:p>
            <text:p>set to 1 </text:p>
            <text:p/>
            <text:p>FYI</text:p>
            <text:p>012 CF immediate</text:p>
            <text:p>014 CF busy/no answer</text:p>
            <text:p>055 User zone tone</text:p>
            <text:p>152 CF busy</text:p>
            <text:p>153 CF no reply</text:p>
            <text:p/>
          </table:table-cell>
          <table:table-cell table:style-name="ce186" office:value-type="float" office:value="0" calcext:value-type="float">
            <text:p>0</text:p>
          </table:table-cell>
          <table:table-cell table:style-name="ce126" office:value-type="string" calcext:value-type="string">
            <text:p>UF30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3">
          <table:table-cell table:style-name="ce145" office:value-type="string" calcext:value-type="string">
            <text:p>Call Delivery Indicator</text:p>
          </table:table-cell>
          <table:table-cell table:style-name="ce126" office:value-type="string" calcext:value-type="string">
            <text:p>APLX service feature = (083, 100, 814)</text:p>
            <text:p>set to 1 </text:p>
            <text:p/>
            <text:p>FYI</text:p>
            <text:p>083 CDL to CW</text:p>
            <text:p>100  Special cellular network</text:p>
            <text:p/>
          </table:table-cell>
          <table:table-cell table:style-name="ce126" office:value-type="string" calcext:value-type="string">
            <text:p>APLX service feature = (083, 100, 814)</text:p>
            <text:p>set to 1 </text:p>
            <text:p/>
            <text:p>FYI</text:p>
            <text:p>083 CDL to CW</text:p>
            <text:p>100  Special cellular network</text:p>
            <text:p/>
          </table:table-cell>
          <table:table-cell table:style-name="ce126" office:value-type="string" calcext:value-type="string">
            <text:p>APLX service feature = (083, 100, 814)</text:p>
            <text:p>set to 1 </text:p>
            <text:p/>
            <text:p>FYI</text:p>
            <text:p>083 CDL to CW</text:p>
            <text:p>100  Special cellular network</text:p>
            <text:p/>
          </table:table-cell>
          <table:table-cell table:style-name="ce186" office:value-type="float" office:value="0" calcext:value-type="float">
            <text:p>0</text:p>
          </table:table-cell>
          <table:table-cell table:style-name="ce126" office:value-type="string" calcext:value-type="string">
            <text:p>UF31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4">
          <table:table-cell table:style-name="ce145" office:value-type="string" calcext:value-type="string">
            <text:p>Call Waiting Indicator</text:p>
          </table:table-cell>
          <table:table-cell table:style-name="ce126" office:value-type="string" calcext:value-type="string">
            <text:p>APLX service feature = (056, 083, 103, 304)</text:p>
            <text:p>set to 1 </text:p>
            <text:p/>
            <text:p>FYI</text:p>
            <text:p>056  CW</text:p>
            <text:p>083  CDL to CW</text:p>
            <text:p>304  CW Call back</text:p>
            <text:p/>
            <text:p/>
          </table:table-cell>
          <table:table-cell table:style-name="ce126" office:value-type="string" calcext:value-type="string">
            <text:p>APLX service feature = (056, 083, 103, 304)</text:p>
            <text:p>set to 1 </text:p>
            <text:p/>
            <text:p>FYI</text:p>
            <text:p>056  CW</text:p>
            <text:p>083  CDL to CW</text:p>
            <text:p>304  CW Call back</text:p>
            <text:p/>
          </table:table-cell>
          <table:table-cell table:style-name="ce126" office:value-type="string" calcext:value-type="string">
            <text:p>APLX service feature = (056, 083, 103, 304)</text:p>
            <text:p>set to 1 </text:p>
            <text:p/>
            <text:p>FYI</text:p>
            <text:p>056  CW</text:p>
            <text:p>083  CDL to CW</text:p>
            <text:p>304  CW Call back</text:p>
            <text:p/>
          </table:table-cell>
          <table:table-cell table:style-name="ce186" office:value-type="float" office:value="0" calcext:value-type="float">
            <text:p>0</text:p>
          </table:table-cell>
          <table:table-cell table:style-name="ce126" office:value-type="string" calcext:value-type="string">
            <text:p>UF32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2">
          <table:table-cell table:style-name="ce145" office:value-type="string" calcext:value-type="string">
            <text:p>3 way Calling Indicator</text:p>
          </table:table-cell>
          <table:table-cell table:style-name="ce126" office:value-type="string" calcext:value-type="string">
            <text:p>APLX service feature = (10)</text:p>
            <text:p>set to 1 </text:p>
            <text:p/>
            <text:p/>
          </table:table-cell>
          <table:table-cell table:style-name="ce126" office:value-type="string" calcext:value-type="string">
            <text:p>APLX service feature = (10)</text:p>
            <text:p>set to 1 </text:p>
          </table:table-cell>
          <table:table-cell table:style-name="ce126" office:value-type="string" calcext:value-type="string">
            <text:p>APLX service feature = (10)</text:p>
            <text:p>set to 1 </text:p>
          </table:table-cell>
          <table:table-cell table:style-name="ce186" office:value-type="float" office:value="0" calcext:value-type="float">
            <text:p>0</text:p>
          </table:table-cell>
          <table:table-cell table:style-name="ce126" office:value-type="string" calcext:value-type="string">
            <text:p>UF33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80">
          <table:table-cell table:style-name="ce145" office:value-type="string" calcext:value-type="string">
            <text:p>Call Answered Indicator</text:p>
          </table:table-cell>
          <table:table-cell table:number-columns-repeated="4" table:style-name="ce126" office:value-type="string" calcext:value-type="string">
            <text:p>APLX_call_ans_status= 0; set 1 </text:p>
          </table:table-cell>
          <table:table-cell table:style-name="ce126" office:value-type="string" calcext:value-type="string">
            <text:p>UF34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95">
          <table:table-cell table:style-name="ce145" office:value-type="string" calcext:value-type="string">
            <text:p>Ring Time</text:p>
          </table:table-cell>
          <table:table-cell table:style-name="ce166" office:value-type="string" calcext:value-type="string">
            <text:p>IF( APLX_vc_chan_elapsed &gt; APLX.called_party_elapsed)</text:p>
            <text:p>Set to APLX_vc_chan_elapsed - APLX.called_party_elapsed</text:p>
            <text:p>Else</text:p>
            <text:p>Set to APLX.called_party_elapsed - APLX_vc_chan_elapsed </text:p>
          </table:table-cell>
          <table:table-cell table:style-name="ce166" office:value-type="string" calcext:value-type="string">
            <text:p>IF( (APLX_total_vc_chan_elapsed) &gt; (APLX_called_party_elapsed)</text:p>
            <text:p>Set to (APLX_total_vc_chan_elapsed) - (APLX_called_party_elapsed)</text:p>
            <text:p>Else </text:p>
            <text:p>Set to (APLX_called_party_elapsed) - (APLX_total_vc_chan_elapsed)</text:p>
          </table:table-cell>
          <table:table-cell table:style-name="ce169" office:value-type="string" calcext:value-type="string">
            <text:p>x2331: (APLX_vc_chan_elapsed) MINUS (APLX_vc_chan_ans_elapsed)</text:p>
            <text:p/>
            <text:p>x2334: (APLX_total_vc_chan_elapsed) MINUS (APLX_vc_chan_ans_elapsed)</text:p>
          </table:table-cell>
          <table:table-cell table:style-name="ce186" office:value-type="string" calcext:value-type="string">
            <text:p>APLX_facilities_elap MINUS APLX_called_party_elapsed</text:p>
          </table:table-cell>
          <table:table-cell table:style-name="ce126" office:value-type="string" calcext:value-type="string">
            <text:p>UF35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79">
          <table:table-cell table:style-name="ce145" office:value-type="string" calcext:value-type="string">
            <text:p>Call Duration</text:p>
          </table:table-cell>
          <table:table-cell table:style-name="ce166" office:value-type="string" calcext:value-type="string">
            <text:p>IF CW set to APLX_vc_chan_elapsed</text:p>
            <text:p>else</text:p>
            <text:p>Set to APLX.called_party_elapsed</text:p>
          </table:table-cell>
          <table:table-cell table:style-name="ce166" office:value-type="string" calcext:value-type="string">
            <text:p>IF CW set to APLX_total_vc_chan_elapsed</text:p>
            <text:p>else</text:p>
            <text:p>Set to APLX.called_party_elapsed</text:p>
          </table:table-cell>
          <table:table-cell table:style-name="ce169" office:value-type="string" calcext:value-type="string">
            <text:p>APLX_vc_chan_ans_elapsed</text:p>
          </table:table-cell>
          <table:table-cell table:style-name="ce186" office:value-type="string" calcext:value-type="string">
            <text:p>APLX_called_party_elapsed</text:p>
          </table:table-cell>
          <table:table-cell table:style-name="ce126" office:value-type="string" calcext:value-type="string">
            <text:p>UF36</text:p>
          </table:table-cell>
          <table:table-cell table:style-name="ce126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Roaming Indicator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Session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Session Typ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Bytes In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Bytes Out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Typ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Nam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Purchase Category Cod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Application Description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Content Amount</text:p>
          </table:table-cell>
          <table:table-cell table:number-columns-repeated="4" table:style-name="ce126" office:value-type="string" calcext:value-type="string">
            <text:p>"0.00"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Orig_trans_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Network Flag</text:p>
          </table:table-cell>
          <table:table-cell table:number-columns-repeated="4" table:style-name="ce126" office:value-type="float" office:value="0" calcext:value-type="float">
            <text:p>0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Femto-cell-ringtim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Femto-cell-ringplus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LTE Handoff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5" office:value-type="string" calcext:value-type="string">
            <text:p>Market/Submarket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8" office:value-type="string" calcext:value-type="string">
            <text:p>Originating IMSI</text:p>
          </table:table-cell>
          <table:table-cell table:number-columns-repeated="4" table:style-name="ce182" office:value-type="string" calcext:value-type="string">
            <text:p>null</text:p>
          </table:table-cell>
          <table:table-cell table:style-name="ce167" table:number-columns-repeated="2"/>
          <table:table-cell table:style-name="Default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Adjustment Reason Cod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Extrernal Reference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Partner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Campaign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Initiator Type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51">
          <table:table-cell table:style-name="ce149" office:value-type="string" calcext:value-type="string">
            <text:p>Initiator ID</text:p>
          </table:table-cell>
          <table:table-cell table:number-columns-repeated="4" table:style-name="ce126" office:value-type="string" calcext:value-type="string">
            <text:p>null</text:p>
          </table:table-cell>
          <table:table-cell table:style-name="ce126" table:number-columns-repeated="2"/>
          <table:table-cell table:style-name="ce131" table:number-columns-repeated="1012"/>
          <table:table-cell table:number-columns-repeated="5"/>
        </table:table-row>
        <table:table-row table:style-name="ro85">
          <table:table-cell table:number-columns-repeated="6"/>
          <table:table-cell table:style-name="ce176"/>
          <table:table-cell table:number-columns-repeated="1017"/>
        </table:table-row>
        <table:table-row table:style-name="ro85" table:number-rows-repeated="1048511">
          <table:table-cell table:number-columns-repeated="1024"/>
        </table:table-row>
        <table:table-row table:style-name="ro85">
          <table:table-cell table:number-columns-repeated="1024"/>
        </table:table-row>
      </table:table>
      <table:table table:name="APLX_DRD" table:style-name="ta4">
        <office:forms form:automatic-focus="false" form:apply-design-mode="false"/>
        <table:table-column table:style-name="co28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1" table:number-columns-repeated="1019" table:default-cell-style-name="Default"/>
        <table:table-row table:style-name="ro2">
          <table:table-cell table:style-name="ce66" office:value-type="string" calcext:value-type="string">
            <text:p>DRD Key</text:p>
          </table:table-cell>
          <table:table-cell table:style-name="ce70" office:value-type="string" calcext:value-type="string">
            <text:p>APLX structure code = x2329, x2330</text:p>
          </table:table-cell>
          <table:table-cell table:style-name="ce48" office:value-type="string" calcext:value-type="string">
            <text:p>APLX structure code = x2332, x2333</text:p>
          </table:table-cell>
          <table:table-cell table:style-name="ce58" office:value-type="string" calcext:value-type="string">
            <text:p>APLX structure code = x2331, x2334</text:p>
          </table:table-cell>
          <table:table-cell table:style-name="ce75" office:value-type="string" calcext:value-type="string">
            <text:p>APLX structure code = x2119, x2118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Structure Code</text:p>
          </table:table-cell>
          <table:table-cell table:number-columns-repeated="4" table:style-name="ce76" office:value-type="string" calcext:value-type="string">
            <text:p>structure_cod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Originating MDN</text:p>
          </table:table-cell>
          <table:table-cell table:number-columns-repeated="2" office:value-type="string" calcext:value-type="string">
            <text:p>subscriber_number_area</text:p>
          </table:table-cell>
          <table:table-cell office:value-type="string" calcext:value-type="string">
            <text:p>mod_code = 331.cpn_digits1_11_331</text:p>
          </table:table-cell>
          <table:table-cell table:style-name="ce77" office:value-type="string" calcext:value-type="string">
            <text:p>APLX_cpn_digits1_11_331</text:p>
          </table:table-cell>
          <table:table-cell table:number-columns-repeated="1019"/>
        </table:table-row>
        <table:table-row table:style-name="ro53">
          <table:table-cell table:style-name="ce26" office:value-type="string" calcext:value-type="string">
            <text:p>Terminating Number</text:p>
          </table:table-cell>
          <table:table-cell table:number-columns-repeated="2" office:value-type="string" calcext:value-type="string">
            <text:p>terminating_number</text:p>
          </table:table-cell>
          <table:table-cell office:value-type="string" calcext:value-type="string">
            <text:p>subscriber_number_area</text:p>
          </table:table-cell>
          <table:table-cell table:style-name="ce77" office:value-type="string" calcext:value-type="string">
            <text:p>IF exists APLX_mod_code=720 &amp; not(APLX.720.lrn_720[2,10] = "0000000000")</text:p>
            <text:p>APLX_lrn_720</text:p>
            <text:p>ELSE</text:p>
            <text:p>APLX_terminating_number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Start Date</text:p>
          </table:table-cell>
          <table:table-cell table:number-columns-repeated="2" office:value-type="string" calcext:value-type="string">
            <text:p>voice_chan_seize_date</text:p>
          </table:table-cell>
          <table:table-cell office:value-type="string" calcext:value-type="string">
            <text:p>called_p_answer_date</text:p>
          </table:table-cell>
          <table:table-cell office:value-type="string" calcext:value-type="string">
            <text:p>facility_seize_dat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Start Time</text:p>
          </table:table-cell>
          <table:table-cell office:value-type="string" calcext:value-type="string">
            <text:p>vc_chan_seize_time</text:p>
          </table:table-cell>
          <table:table-cell office:value-type="string" calcext:value-type="string">
            <text:p>init_vc_chan_seize_time</text:p>
          </table:table-cell>
          <table:table-cell office:value-type="string" calcext:value-type="string">
            <text:p>vc_chan_ans_time</text:p>
          </table:table-cell>
          <table:table-cell office:value-type="string" calcext:value-type="string">
            <text:p>facilities_seize_tim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Originating Cell Trunk</text:p>
          </table:table-cell>
          <table:table-cell table:number-columns-repeated="2" office:value-type="string" calcext:value-type="string">
            <text:p>first_channel_cellsite</text:p>
          </table:table-cell>
          <table:table-cell office:value-type="string" calcext:value-type="string">
            <text:p>land_trunk_network_number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Terminating Cell Trunk</text:p>
          </table:table-cell>
          <table:table-cell table:number-columns-repeated="2" office:value-type="string" calcext:value-type="string">
            <text:p>land_trunk_network_number</text:p>
          </table:table-cell>
          <table:table-cell office:value-type="string" calcext:value-type="string">
            <text:p>first_channel_cellsite</text:p>
          </table:table-cell>
          <table:table-cell office:value-type="string" calcext:value-type="string">
            <text:p>outgoing_dcs_tandem_tnn</text:p>
          </table:table-cell>
          <table:table-cell table:number-columns-repeated="1019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mp Fields" table:style-name="ta5">
        <office:forms form:automatic-focus="false" form:apply-design-mode="false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1" table:number-columns-repeated="1021" table:default-cell-style-name="Default"/>
        <table:table-row table:style-name="ro1">
          <table:table-cell table:style-name="Default" table:number-columns-repeated="2"/>
          <table:table-cell table:style-name="ce79" office:value-type="string" calcext:value-type="string">
            <text:p>Error</text:p>
          </table:table-cell>
          <table:table-cell table:number-columns-repeated="1021"/>
        </table:table-row>
        <table:table-row table:style-name="ro54">
          <table:table-cell table:style-name="ce78" office:value-type="string" calcext:value-type="string">
            <text:p>Field Name</text:p>
          </table:table-cell>
          <table:table-cell table:style-name="ce78" office:value-type="string" calcext:value-type="string">
            <text:p>Value</text:p>
          </table:table-cell>
          <table:table-cell table:style-name="ce80" office:value-type="string" calcext:value-type="string">
            <text:p>DROP_ABBREV_NAME provided</text:p>
          </table:table-cell>
          <table:table-cell table:style-name="ce78" table:number-columns-repeated="1021"/>
        </table:table-row>
        <table:table-row table:style-name="ro55">
          <table:table-cell office:value-type="string" calcext:value-type="string">
            <text:p>TEMP.work_npa_type </text:p>
          </table:table-cell>
          <table:table-cell table:style-name="ce13" office:value-type="string" calcext:value-type="string">
            <text:p>If MO{select NPA_TYPE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}</text:p>
            <text:p>If MT{select NPA_TYPE from MIN_LR where (MIN_BLK =</text:p>
            <text:p>                UFF.Term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}</text:p>
          </table:table-cell>
          <table:table-cell table:style-name="ce79" office:value-type="string" calcext:value-type="string">
            <text:p>If failure during table lookup</text:p>
            <text:p>Set Disposition to 2</text:p>
            <text:p>Set Record Code to Value of: NFLR</text:p>
          </table:table-cell>
          <table:table-cell table:number-columns-repeated="1021"/>
        </table:table-row>
        <table:table-row table:style-name="ro56">
          <table:table-cell office:value-type="string" calcext:value-type="string">
            <text:p>TEMP.orig_route_sub_type</text:p>
          </table:table-cell>
          <table:table-cell table:style-name="ce13" office:value-type="string" calcext:value-type="string">
            <text:p>{select ROUTE_SUB_TYPE from ROUTE where</text:p>
            <text:p>                       (SWITCH_ID = UFF.Source SYSTEM)</text:p>
            <text:p>                        and</text:p>
            <text:p>                       (ROUTE_ID = UFF.Originating Cell Trunk)AND </text:p>
            <text:p>                      (UFF.Start Date &gt;= EFFECTIVE_DATE </text:p>
            <text:p>                       and(EXPIRATION_DATE == NULL </text:p>
            <text:p>                       or (UFF.Start Date &lt; EXPIRATION_DATE)))}</text:p>
          </table:table-cell>
          <table:table-cell table:style-name="ce81" office:value-type="string" calcext:value-type="string">
            <text:p>If failure during table lookup</text:p>
            <text:p>Set TEMP value to null</text:p>
          </table:table-cell>
          <table:table-cell table:number-columns-repeated="1021"/>
        </table:table-row>
        <table:table-row table:style-name="ro57">
          <table:table-cell office:value-type="string" calcext:value-type="string">
            <text:p>TEMP.term_route_sub_type</text:p>
          </table:table-cell>
          <table:table-cell table:style-name="ce13" office:value-type="string" calcext:value-type="string">
            <text:p>{select ROUTE_SUB_TYPE from ROUTE where</text:p>
            <text:p>                       (SWITCH_ID = UFF.Source SYSTEM)</text:p>
            <text:p>                        and</text:p>
            <text:p>                       (ROUTE_ID = UFF.Terminating Cell Trunk)AND </text:p>
            <text:p>                      (UFF.Start Date &gt;= EFFECTIVE_DATE </text:p>
            <text:p>                       and(EXPIRATION_DATE == NULL </text:p>
            <text:p>                       or (UFF.Start Date &lt; EXPIRATION_DATE)))</text:p>
            <text:p>                      }</text:p>
          </table:table-cell>
          <table:table-cell table:style-name="ce81" office:value-type="string" calcext:value-type="string">
            <text:p>If failure during table lookup</text:p>
            <text:p>Set TEMP value to null</text:p>
          </table:table-cell>
          <table:table-cell table:number-columns-repeated="102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eld Modifications" table:style-name="ta6">
        <table:table-column table:style-name="co37" table:default-cell-style-name="ce13"/>
        <table:table-column table:style-name="co38" table:default-cell-style-name="ce13"/>
        <table:table-column table:style-name="co39" table:visibility="collapse" table:number-columns-repeated="4" table:default-cell-style-name="ce13"/>
        <table:table-column table:style-name="co40" table:default-cell-style-name="ce13"/>
        <table:table-column table:style-name="co41" table:default-cell-style-name="ce13"/>
        <table:table-column table:style-name="co27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5" table:default-cell-style-name="ce94"/>
        <table:table-column table:style-name="co46" table:default-cell-style-name="ce13"/>
        <table:table-column table:style-name="co27" table:default-cell-style-name="ce13"/>
        <table:table-column table:style-name="co8" table:number-columns-repeated="241" table:default-cell-style-name="ce13"/>
        <table:table-column table:style-name="co8" table:number-columns-repeated="767" table:default-cell-style-name="ce19"/>
        <table:table-row table:style-name="ro1">
          <table:table-cell table:style-name="ce66" table:number-columns-repeated="6"/>
          <table:table-cell table:number-columns-repeated="2" table:style-name="ce66" office:value-type="string" calcext:value-type="string">
            <text:p>NTI call type = 0</text:p>
          </table:table-cell>
          <table:table-cell table:number-columns-repeated="3" table:style-name="ce66" office:value-type="string" calcext:value-type="string">
            <text:p>NTI call type = 1</text:p>
          </table:table-cell>
          <table:table-cell table:style-name="ce66" office:value-type="string" calcext:value-type="string">
            <text:p>NTI call type = 3</text:p>
          </table:table-cell>
          <table:table-cell table:style-name="ce66" office:value-type="string" calcext:value-type="string">
            <text:p>NTI call type = 4</text:p>
          </table:table-cell>
          <table:table-cell table:style-name="ce58" office:value-type="string" calcext:value-type="string" table:number-columns-spanned="3" table:number-rows-spanned="1">
            <text:p>APLX structure code = x2329,x2330,x2332,x2333,x2331,x2334,x2118,x2119</text:p>
            <text:p/>
          </table:table-cell>
          <table:covered-table-cell table:number-columns-repeated="2" table:style-name="ce58"/>
          <table:table-cell table:style-name="ce66" table:number-columns-repeated="1008"/>
        </table:table-row>
        <table:table-row table:style-name="ro2"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86" office:value-type="string" calcext:value-type="string" table:number-columns-spanned="2" table:number-rows-spanned="1">
            <text:p>M-M</text:p>
          </table:table-cell>
          <table:covered-table-cell table:style-name="ce86"/>
          <table:table-cell table:style-name="ce66" office:value-type="string" calcext:value-type="string">
            <text:p>M-L</text:p>
          </table:table-cell>
          <table:table-cell table:style-name="ce86" office:value-type="string" calcext:value-type="string" table:number-columns-spanned="2" table:number-rows-spanned="1">
            <text:p>M-L with CFW or CDL</text:p>
          </table:table-cell>
          <table:covered-table-cell table:style-name="ce86"/>
          <table:table-cell table:style-name="ce66" office:value-type="string" calcext:value-type="string">
            <text:p>L-M</text:p>
          </table:table-cell>
          <table:table-cell table:style-name="ce66" office:value-type="string" calcext:value-type="string">
            <text:p>L-L</text:p>
          </table:table-cell>
          <table:table-cell table:style-name="ce56"/>
          <table:table-cell table:style-name="Default" table:number-columns-repeated="1010"/>
        </table:table-row>
        <table:table-row table:style-name="ro1">
          <table:table-cell table:style-name="Default" table:number-columns-repeated="6"/>
          <table:table-cell table:style-name="ce66" office:value-type="string" calcext:value-type="string">
            <text:p>original</text:p>
          </table:table-cell>
          <table:table-cell table:style-name="ce66" office:value-type="string" calcext:value-type="string">
            <text:p>generated</text:p>
          </table:table-cell>
          <table:table-cell table:number-columns-repeated="2" table:style-name="ce90" office:value-type="string" calcext:value-type="string">
            <text:p>original</text:p>
          </table:table-cell>
          <table:table-cell table:style-name="ce90" office:value-type="string" calcext:value-type="string">
            <text:p>generated</text:p>
          </table:table-cell>
          <table:table-cell table:number-columns-repeated="2" table:style-name="ce66" office:value-type="string" calcext:value-type="string">
            <text:p>original</text:p>
          </table:table-cell>
          <table:table-cell table:style-name="ce73" office:value-type="string" calcext:value-type="string">
            <text:p>All types</text:p>
          </table:table-cell>
          <table:table-cell table:style-name="Default" table:number-columns-repeated="1010"/>
        </table:table-row>
        <table:table-row table:style-name="ro5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92"/>
          <table:table-cell table:style-name="ce23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92"/>
          <table:table-cell table:style-name="ce23" table:number-columns-repeated="2"/>
          <table:table-cell table:style-name="Default" table:number-columns-repeated="1008"/>
        </table:table-row>
        <table:table-row table:style-name="ro5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92"/>
          <table:table-cell table:style-name="ce23" table:number-columns-repeated="2"/>
          <table:table-cell table:style-name="Default"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Default" table:number-columns-repeated="1018"/>
        </table:table-row>
        <table:table-row table:style-name="ro6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8" office:value-type="string" calcext:value-type="string" table:number-columns-spanned="7" table:number-rows-spanned="2">
            <text:p>   if the (UFF.Source System = PEO2) </text:p>
            <text:p>         and UFF.Event Type = 'M-M</text:p>
            <text:p>         and UFF.Call Direction = "MO" </text:p>
            <text:p>         and TEMP.orig_route_sub_type = "ET" then</text:p>
            <text:p>  UFF.Start Time = UFF.Start Time + 1 hour.</text:p>
            <text:p> or</text:p>
            <text:p> if the (UFF.Source System = PEO2) </text:p>
            <text:p>         and UFF.Event Type = 'M-M</text:p>
            <text:p>         and UFF.Call Direction = "MT" </text:p>
            <text:p>         and TEMP.term_route_sub_type = "ET" then</text:p>
            <text:p>  UFF.Start Time = UFF.Start Time + 1 hour.</text:p>
            <text:p> or</text:p>
            <text:p> if the (UFF.Source System = PEO2) </text:p>
            <text:p>         and UFF.Event Type = 'M-L'</text:p>
            <text:p>         and UFF.Call Direction = "MO" </text:p>
            <text:p>         and TEMP.orig_route_sub_type = "ET" then</text:p>
            <text:p>  UFF.Start Time = UFF.Start Time + 1 hour.</text:p>
            <text:p> or</text:p>
            <text:p> if the (UFF.Source System = PEO2) </text:p>
            <text:p>         and UFF.Event Type = 'L-M'</text:p>
            <text:p>         and UFF.Call Direction = "MT" </text:p>
            <text:p>         and TEMP.term_route_sub_type = "ET" then</text:p>
            <text:p>  UFF.Start Time = UFF.Start Time + 1 hour.</text:p>
            <text:p> or                  </text:p>
            <text:p>                        </text:p>
            <text:p> if the (UFF.Source System = YAKI) </text:p>
            <text:p>         and UFF.Event Type = 'M-M</text:p>
            <text:p>         and UFF.Call Direction = "MT" </text:p>
            <text:p>         and TEMP.term_route_sub_type = "MT" then</text:p>
            <text:p>  UFF.Start Time = UFF.Start Time + 1 hour.</text:p>
            <text:p> or</text:p>
            <text:p> if the (UFF.Source System = YAKI) </text:p>
            <text:p>         and UFF.Event Type = 'M-M'</text:p>
            <text:p>         and UFF.Call Direction = "MO" </text:p>
            <text:p>         and TEMP.orig_route_sub_type = "MT" then</text:p>
            <text:p>  UFF.Start Time = UFF.Start Time + 1 hour.</text:p>
            <text:p> or</text:p>
            <text:p> if the (UFF.Source System = YAKI) </text:p>
            <text:p>         and UFF.Event Type = 'M-L'</text:p>
            <text:p>         and UFF.Call Direction = "MO" </text:p>
            <text:p>         and TEMP.orig_route_sub_type = "MT" then</text:p>
            <text:p>  UFF.Start Time = UFF.Start Time + 1 hour.</text:p>
            <text:p> or</text:p>
            <text:p> if the (UFF.Source System = YAKI) </text:p>
            <text:p>         and UFF.Event Type = 'L-M'</text:p>
            <text:p>         and UFF.Call Direction = "MT" </text:p>
            <text:p>         and TEMP.term_route_sub_type = "MT" then</text:p>
            <text:p>  UFF.Start Time = UFF.Start Time + 1 hour.</text:p>
            <text:p/>
            <text:p>or</text:p>
            <text:p> if the (UFF.Source System = KNOX) </text:p>
            <text:p>         and UFF.Event Type = 'M-M'</text:p>
            <text:p>         and UFF.Call Direction = "MO" </text:p>
            <text:p>         and TEMP.orig_route_sub_type = "CT" then</text:p>
            <text:p>  UFF.Start Time = UFF.Start Time - 1 hour.</text:p>
            <text:p> or</text:p>
            <text:p> if the (UFF.Source System = KNOX) </text:p>
            <text:p>         and UFF.Event Type = 'M-M'</text:p>
            <text:p>         and UFF.Call Direction = "MT" </text:p>
            <text:p>         and TEMP.term_route_sub_type = "CT" then</text:p>
            <text:p>  UFF.Start Time = UFF.Start Time  1 hour.</text:p>
            <text:p> or</text:p>
            <text:p> if the (UFF.Source System = KNOX) </text:p>
            <text:p>         and UFF.Event Type = 'M-L'</text:p>
            <text:p>         and UFF.Call Direction = "MO" </text:p>
            <text:p>         and TEMP.orig_route_sub_type = "CT" then</text:p>
            <text:p>  UFF.Start Time = UFF.Start Time - 1 hour.</text:p>
            <text:p> or</text:p>
            <text:p> if the (UFF.Source System = KNOX) </text:p>
            <text:p>         and UFF.Event Type = 'L-M'</text:p>
            <text:p>         and UFF.Call Direction = "MT" </text:p>
            <text:p>         and TEMP.term_route_sub_type = "CT" then</text:p>
            <text:p>  UFF.Start Time = UFF.Start Time - 1 hour.</text:p>
          </table:table-cell>
          <table:covered-table-cell table:number-columns-repeated="6" table:style-name="ce88"/>
          <table:table-cell table:style-name="ce93" office:value-type="string" calcext:value-type="string" table:number-columns-spanned="3" table:number-rows-spanned="2">
            <text:p> if the (UFF.Source System = SCHA or SCH2) </text:p>
            <text:p>         and UFF.Call Direction = "MO" </text:p>
            <text:p>         and TEMP.orig_route_sub_type = "ET" then</text:p>
            <text:p>  UFF.Start Time = UFF.Start Time + 1 hour.</text:p>
            <text:p> or</text:p>
            <text:p> if the (UFF.Source System = SCHA or SCH2) </text:p>
            <text:p>         and UFF.Call Direction = "MT" </text:p>
            <text:p>         and TEMP.term_route_sub_type = "ET" then</text:p>
            <text:p>  UFF.Start Time = UFF.Start Time + 1 hour.</text:p>
            <text:p/>
            <text:p>                                                                                                                                                                     </text:p>
          </table:table-cell>
          <table:covered-table-cell table:number-columns-repeated="2" table:style-name="ce93"/>
          <table:table-cell table:style-name="Default" table:number-columns-repeated="1008"/>
        </table:table-row>
        <table:table-row table:style-name="ro6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covered-table-cell table:number-columns-repeated="7" table:style-name="ce88"/>
          <table:covered-table-cell table:number-columns-repeated="3" table:style-name="ce93"/>
          <table:table-cell table:style-name="Default"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/>
          <table:table-cell table:style-name="ce23" table:number-columns-repeated="2"/>
          <table:table-cell table:style-name="Default" table:number-columns-repeated="1008"/>
        </table:table-row>
        <table:table-row table:style-name="ro5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Default" table:number-columns-repeated="1018"/>
        </table:table-row>
        <table:table-row table:style-name="ro6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88" office:value-type="string" calcext:value-type="string" table:number-columns-spanned="3" table:number-rows-spanned="1">
            <text:p><text:span text:style-name="T15">if UFF.Call Direction = "MO and not(APLX.KILL_CALL)</text:span></text:p>
            <text:p><text:span text:style-name="T15">AND UFF Source System is ("LOM1","LOM2","LOM3","SCHA","SCH2","LMAB","MABS")</text:span></text:p>
            <text:p><text:span text:style-name="T15">AND (UFF.Originating MSID is ("","0000000000","ZZZZZZZZZZ", "FFFFFFFFFF")) </text:span></text:p>
            <text:p><text:span text:style-name="T16">AND((UFF.Call Forwarding Indicator or</text:span><text:span text:style-name="T17"> (UFF.3 way Calling Indicator and APLX.first_channel_cellsite = 900000000) </text:span><text:span text:style-name="T18"> or Call Waiting Indicator or  TEMP.term_route_sub_type = "VM" ))</text:span></text:p>
            <text:p><text:span text:style-name="T15">AND UFF.Home SID is (04112,05333,05383,05459,06009,06093,43784,43786,43788)</text:span></text:p>
            <text:p><text:span text:style-name="T15">Then </text:span></text:p>
            <text:p><text:span text:style-name="T15">   UFF.Serve SID = UFF.Home SID</text:span></text:p>
            <text:p><text:span text:style-name="T15">   OR </text:span></text:p>
            <text:p><text:span text:style-name="T15">if UFF.Call Direction = "MT" and UFF.Terminating Msid is not ("","0000000000","ZZZZZZZZZZ", "FFFFFFFFFF")</text:span></text:p>
            <text:p><text:span text:style-name="T15">and UFF.Home Sid (Exists =) sid_in_MIN_LR( UFF.Terminating MSID[1,6], UFF.Terminating MSID[7,4],UFF.Start Date) </text:span></text:p>
            <text:p><text:span text:style-name="T15">and (UFF Source System is ("LOM1","LOM2","LOM3","SCHA","SCH2","LMAB","MABS")  </text:span></text:p>
            <text:p><text:span text:style-name="T15">and (UFF.Terminating Cell Trunk = "0000" or TEMP.term_route_sub_type = "VM" )) </text:span></text:p>
            <text:p><text:span text:style-name="T15">   AND ( APLX.msg_recording_svc_ind = 021 or UFF.Call Waiting = "1" )</text:span></text:p>
            <text:p><text:span text:style-name="T15">Then </text:span></text:p>
            <text:p><text:span text:style-name="T15">   UFF.Serve SID = UFF.Home SID </text:span></text:p>
            <text:p><text:span text:style-name="T15">OR</text:span></text:p>
            <text:p><text:span text:style-name="T15">if UFF.Call Direction = "MT" and UFF.Terminating Msid is not ("","0000000000","ZZZZZZZZZZ", "FFFFFFFFFF")</text:span></text:p>
            <text:p><text:span text:style-name="T15">and UFF.Home Sid (Exists =) sid_in_MIN_LR( UFF.Terminating MSID[1,6], UFF.Terminating MSID[7,4],UFF.Start Date) </text:span></text:p>
            <text:p><text:span text:style-name="T15">(UFF Source System is ("LOM1","LOM2","LOM3","SCHA","SCH2") and</text:span></text:p>
            <text:p><text:span text:style-name="T15">(UFF.Terminating Cell Trunk = "0000" or TEMP.orig_route_sub_type = "VM" ))</text:span></text:p>
            <text:p><text:span text:style-name="T15">AND</text:span></text:p>
            <text:p><text:span text:style-name="T15">( APLX.msg_recording_svc_ind = 021 or UFF.Call Waiting = "1" )</text:span></text:p>
            <text:p><text:span text:style-name="T15">Then </text:span></text:p>
            <text:p><text:span text:style-name="T15">   UFF.Serve SID = UFF.Home SID </text:span></text:p>
            <text:p><text:span text:style-name="T15">OR</text:span></text:p>
            <text:p><text:span text:style-name="T15">if UFF.Call Direction = "MO" and (UFF Source System is ("LOM1","LOM2","LOM3","SCHA","SCH2")) </text:span></text:p>
            <text:p><text:span text:style-name="T15">and UFF.Originating Msid is not ("","0000000000","ZZZZZZZZZZ", "FFFFFFFFFF")</text:span></text:p>
            <text:p><text:span text:style-name="T15">and </text:span></text:p>
            <text:p><text:span text:style-name="T16">(AND((UFF.Call Forwarding Indicator or </text:span><text:span text:style-name="T17">(UFF.3 way Calling Indicator and APLX.first_channel_cellsite = 900000000)</text:span><text:span text:style-name="T18"> or Call Waiting Indicator or  TEMP.term_route_sub_type = "VM" ))</text:span></text:p>
            <text:p><text:span text:style-name="T15">AND UFF.Home SID is (04112,05333,05383,05459,06009,06093,43784,43786,43788))</text:span></text:p>
            <text:p><text:span text:style-name="T15">Then </text:span></text:p>
            <text:p><text:span text:style-name="T15"> UFF.Serve SID = UFF.Home SID</text:span></text:p>
          </table:table-cell>
          <table:covered-table-cell table:number-columns-repeated="2" table:style-name="ce88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7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5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1">
          <table:table-cell table:style-name="ce82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 )</text:p>
            <text:p>OR</text:p>
            <text:p>(if UFF.Source System = "MORG" and UFF.Event Type = "M-L"</text:p>
            <text:p> and UFF.Terminating Number[0,3] is ("301","814") </text:p>
            <text:p> and (UFF.Terminating Number[4,3] = "617") then</text:p>
            <text:p> UFF.Terminating Number[0,3] = "304")</text:p>
            <text:p/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 )</text:p>
            <text:p>OR</text:p>
            <text:p>(if UFF.Source System = "MORG" and UFF.Event Type = "M-L"</text:p>
            <text:p> and UFF.Terminating Number[0,3] is ("301","814") </text:p>
            <text:p> and (UFF.Terminating Number[4,3] = "617") then</text:p>
            <text:p> UFF.Terminating Number[0,3] = "304")</text:p>
            <text:p/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 )</text:p>
            <text:p>OR</text:p>
            <text:p>(if UFF.Source System = "MORG" and UFF.Event Type = "M-L"</text:p>
            <text:p> and UFF.Terminating Number[0,3] is ("301","814") </text:p>
            <text:p> and (UFF.Terminating Number[4,3] = "617") then</text:p>
            <text:p> UFF.Terminating Number[0,3] = "304")</text:p>
            <text:p/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95" office:value-type="string" calcext:value-type="string" table:number-columns-spanned="3" table:number-rows-spanned="1">
            <text:p>IF (UFF terminating cell trunk 's Route subtype = 'UN'; set to UFF Dialied Digits)</text:p>
            <text:p>or</text:p>
            <text:p>FOREACH APLX.621  WHERE (APLX.621.mod_size_621= 010 and APLX.621.context_id_digits_621 = 9000203 </text:p>
            <text:p>     If APLX.621.string_of_digits_621[1,3] is("511") )</text:p>
            <text:p>     then UFF.Terminating Number = "511        " </text:p>
            <text:p>      IF APLX.621.string_of_digits_621[1,4] is ("225B","225C") )</text:p>
            <text:p>     If APLX.621.string_of_digits_621[1,3] = "611" ) </text:p>
            <text:p>     then UFF.Terminating Number = "611        "</text:p>
            <text:p/>
            <text:p>OR</text:p>
            <text:p/>
            <text:p>FOREACH APLX.621 WHERE (APLX.621.mod_size_621= 011 and APLX.621.context_id_digits_621 = 9000204</text:p>
            <text:p>     If APLX.621.string_of_digits_621[1,5] is ("0C463","0B463") )</text:p>
            <text:p>     then UFF.Terminating Number = "463        "</text:p>
            <text:p>     If APLX.621.string_of_digits_621[1,5] is("0C777","0B777") ) </text:p>
            <text:p>     then UFF.Terminating Number = "711        "</text:p>
            <text:p>     If APLX.621.string_of_digits_621[1,5] is("0C777","0B777") ) </text:p>
            <text:p>     then UFF.Terminating Number = 711        "</text:p>
            <text:p>     If APLX.621.string_of_digits_621[2,4] = "B611" )</text:p>
            <text:p>     then UFF.Terminating Number = "611    </text:p>
            <text:p>     If APLX.621.string_of_digits_621[2,4] is("0C611","0B611") ) </text:p>
            <text:p>     then UFF.Terminating Number = "611"    </text:p>
            <text:p>     If APLX.621.string_of_digits_621[2,4] is("0C611","0B611") ) </text:p>
            <text:p>     then UFF.Terminating Number = "611"</text:p>
            <text:p>     If APLX.621.string_of_digits_621[1,5] is("0C511","0B511") ) </text:p>
            <text:p>     then UFF.Terminating Number = "511  </text:p>
            <text:p/>
            <text:p>OR</text:p>
            <text:p/>
            <text:p>FOREACH APLX.621  WHERE (APLX.621.mod_size_621= 011 and APLX.621.context_id_digits_621 = 9000205 </text:p>
            <text:p>     If APLX.621.string_of_digits_621[1,5] is("C7623") ) </text:p>
            <text:p>     then UFF.Terminating Number = "7623        "</text:p>
            <text:p>     If APLX.621.string_of_digits_621[1,5] is ("C225C","B225B","B225C","C225B") ) )</text:p>
            <text:p>     or APLX.621.string_of_digits_621[1,5] is ("0225B","0225C") )</text:p>
            <text:p>     or APLX.621.string_of_digits_621[1,6] is ("0C225C","0B225C","0B225B","0C225B") )</text:p>
            <text:p>     then UFF.Terminating Number = "225        "</text:p>
            <text:p>OR</text:p>
            <text:p>If UFF.Dialed Digits == B86 and Terminating Number ==, set Terminating Number to Originating MDN</text:p>
            <text:p>OR</text:p>
            <text:p>if UFF.Dialed Digits == C729 set Terminating Number to "729"</text:p>
            <text:p>OR</text:p>
            <text:p>if UFF.Dialed Digits == B228 set Terminating Number to "228"</text:p>
          </table:table-cell>
          <table:covered-table-cell table:number-columns-repeated="2" table:style-name="ce95"/>
          <table:table-cell table:style-name="ce84" table:number-columns-repeated="1008"/>
        </table:table-row>
        <table:table-row table:style-name="ro62">
          <table:table-cell table:style-name="ce83"/>
          <table:table-cell table:style-name="ce15" table:number-columns-repeated="5"/>
          <table:table-cell table:style-name="ce12" office:value-type="string" calcext:value-type="string" table:number-columns-spanned="10" table:number-rows-spanned="1">
            <text:p>If UFF.Dialed Digits == B86, set Terminating Number to Originating MDN</text:p>
            <text:p>OR</text:p>
            <text:p>(IF (dialed digits has 011 or 1011 prefix (example: NTI_dialed_num = "01150768914208FFFFFFFFFFFFFFFFFF"))</text:p>
            <text:p>AND Terminating Number does not have 011 or 1011prefix</text:p>
            <text:p>THEN add 011 to the beginning of the terminating number)</text:p>
            <text:p>OR</text:p>
            <text:p>(IF dialed digits, digits 8-10 from the end, are active in the NANP table (example: NTI_dialed_num= "2043642442FFFFFFFFFFFFFFFFFF")</text:p>
            <text:p>AND Terminating Number does not have 011 or 1011 prefix</text:p>
            <text:p>THEN add 011 + NANP.COUNTRY_CODE to the beginning of the terminating number)</text:p>
          </table:table-cell>
          <table:covered-table-cell table:number-columns-repeated="9" table:style-name="ce12"/>
          <table:table-cell table:style-name="ce15" table:number-columns-repeated="1008"/>
        </table:table-row>
        <table:table-row table:style-name="ro6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12" office:value-type="string" calcext:value-type="string" table:number-columns-spanned="10" table:number-rows-spanned="1">
            <text:p/>
            <text:p>OR IF UFF.Term Number (digits 3-10) == "5551212" set to 411</text:p>
          </table:table-cell>
          <table:covered-table-cell table:number-columns-repeated="9" table:style-name="ce1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7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7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5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5"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4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/>
          <table:table-cell table:style-name="ce23" table:number-columns-repeated="2"/>
          <table:table-cell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rvice Feature" table:style-name="ta7">
        <office:forms form:automatic-focus="false" form:apply-design-mode="false"/>
        <table:table-column table:style-name="co47" table:default-cell-style-name="ce23"/>
        <table:table-column table:style-name="co46" table:default-cell-style-name="ce23"/>
        <table:table-column table:style-name="co48" table:default-cell-style-name="ce26"/>
        <table:table-column table:style-name="co47" table:default-cell-style-name="ce23"/>
        <table:table-column table:style-name="co8" table:number-columns-repeated="253" table:default-cell-style-name="ce26"/>
        <table:table-column table:style-name="co8" table:number-columns-repeated="767" table:default-cell-style-name="ce19"/>
        <table:table-row table:style-name="ro2">
          <table:table-cell table:style-name="ce62" office:value-type="string" calcext:value-type="string">
            <text:p>If Condition is True, then add 'Code' to UFF service_feature_code</text:p>
          </table:table-cell>
          <table:table-cell table:style-name="ce12"/>
          <table:table-cell table:style-name="ce96"/>
          <table:table-cell table:style-name="ce12"/>
          <table:table-cell table:number-columns-repeated="1020"/>
        </table:table-row>
        <table:table-row table:style-name="ro1">
          <table:table-cell table:style-name="ce62" office:value-type="string" calcext:value-type="string">
            <text:p>Description</text:p>
          </table:table-cell>
          <table:table-cell table:style-name="ce62" office:value-type="string" calcext:value-type="string">
            <text:p>Code</text:p>
          </table:table-cell>
          <table:table-cell table:style-name="ce97" office:value-type="string" calcext:value-type="string">
            <text:p>NTI Condition</text:p>
          </table:table-cell>
          <table:table-cell table:style-name="ce62" office:value-type="string" calcext:value-type="string">
            <text:p>APLX Condi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(NTI Only) <text:s/>- Automatic Roaming</text:p>
          </table:table-cell>
          <table:table-cell table:style-name="ce12" office:value-type="string" calcext:value-type="string">
            <text:p>ARM</text:p>
          </table:table-cell>
          <table:table-cell table:style-name="ce96" office:value-type="string" calcext:value-type="string">
            <text:p>NTI.orig_automatic_roaming_x08 = "1"</text:p>
          </table:table-cell>
          <table:table-cell table:style-name="ce12" office:value-type="string" calcext:value-type="string">
            <text:p>N/A</text:p>
          </table:table-cell>
          <table:table-cell table:number-columns-repeated="1020"/>
        </table:table-row>
        <table:table-row table:style-name="ro60">
          <table:table-cell table:style-name="ce12" office:value-type="string" calcext:value-type="string">
            <text:p>Call Delivery Interconnect</text:p>
          </table:table-cell>
          <table:table-cell table:style-name="ce12" office:value-type="string" calcext:value-type="string">
            <text:p>CDLX</text:p>
          </table:table-cell>
          <table:table-cell table:style-name="ce12" office:value-type="string" calcext:value-type="string">
            <text:p>UFF.Call Type = "L-L"</text:p>
            <text:p>AND</text:p>
            <text:p>UFF.Call Delivery Ind = 1</text:p>
            <text:p>AND</text:p>
            <text:p>IF( UFF.Source System not in ('madi','newb','appl','roc2','broo')</text:p>
            <text:p>IF exists ( OUTCOL_DEST in SID table for (Select SID from MIN_LR(NTI.called_num[1,6],</text:p>
            <text:p>NTI.called_num_line, WORK.start_yyyymmdd) ) then sid = "GTE001" )</text:p>
            <text:p>AND</text:p>
            <text:p>UFF.Call Forwarding Ind = 0 or (UFF.Call Forwarding Ind = 1 and UFF.Originating MDN != UFF.Dialed Number)</text:p>
            <text:p>AND</text:p>
            <text:p>(not(UFF.Source System = "gran"</text:p>
            <text:p>   and </text:p>
            <text:p>   UFF.term_route_subtype = "IS"</text:p>
            <text:p>   and</text:p>
            <text:p>   not(UFF.orig_route_subtype = "IS"))</text:p>
            <text:p>   and not( NTI.term_border_msc_x08 = "1") )</text:p>
            <text:p>OR</text:p>
            <text:p>(UFF.Call Delivery Ind = 1 )</text:p>
            <text:p>and</text:p>
            <text:p>UFF.Event Type = "M-L"</text:p>
            <text:p>and</text:p>
            <text:p>UFF.Call Answered Ind = 1</text:p>
            <text:p>and</text:p>
            <text:p>IF( UFF.Source System not in ('madi','newb','appl')</text:p>
            <text:p>IF exists ( OUTCOL_DEST in SID table for (Select SID from MIN_LR(NTI.called_num[1,6],</text:p>
            <text:p>NTI.called_num_line, WORK.start_yyyymmdd) ) then sid = "GTE001" )</text:p>
            <text:p>and</text:p>
            <text:p>UFF.Call Forward Ind= 0</text:p>
            <text:p>and</text:p>
            <text:p>not{</text:p>
            <text:p>UFF.Source System = 'gran'</text:p>
            <text:p>AND </text:p>
            <text:p>TEMP.term_route_sub_type = "IS"</text:p>
            <text:p>AND</text:p>
            <text:p>(not(Temp.orig_route_sub_type = "CA" and npa_type_in_MIN_LR(NTI.calling_num[1,6],NTI.calling_num[7,4],</text:p>
            <text:p>WORK.start_yyyymmdd) = "N"))}</text:p>
            <text:p/>
            <text:p/>
            <text:p/>
          </table:table-cell>
          <table:table-cell table:style-name="ce12" office:value-type="string" calcext:value-type="string">
            <text:p>UFF.Call Delivery Ind = 1</text:p>
            <text:p>AND</text:p>
            <text:p>IF exists ( OUTCOL_DEST in SID table for (Select SID from MIN_LR(NTI.called_num[1,6],</text:p>
            <text:p>NTI.called_num_line, WORK.start_yyyymmdd) ) then sid = "GTE001"</text:p>
            <text:p>AND</text:p>
            <text:p>not(UFF.Call Waiting Ind = 1)</text:p>
            <text:p>AND</text:p>
            <text:p>UFF.Call Direction = "MO"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all Forward Immediate</text:p>
          </table:table-cell>
          <table:table-cell table:style-name="ce12" office:value-type="string" calcext:value-type="string">
            <text:p>CFW</text:p>
          </table:table-cell>
          <table:table-cell table:style-name="ce12" office:value-type="string" calcext:value-type="string">
            <text:p>(NTI.term_cfw_unconditional_x08 = "1" or</text:p>
            <text:p>NTI.term_cfw_default_x08 = "1")</text:p>
          </table:table-cell>
          <table:table-cell table:style-name="ce12" office:value-type="string" calcext:value-type="string">
            <text:p>APLX.service_feat </text:p>
            <text:p>             is ("012")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all Forward Busy</text:p>
          </table:table-cell>
          <table:table-cell table:style-name="ce12" office:value-type="string" calcext:value-type="string">
            <text:p>CFB</text:p>
          </table:table-cell>
          <table:table-cell table:style-name="ce12" office:value-type="string" calcext:value-type="string">
            <text:p>NTI.term_cfw_busy_x08 = "1"</text:p>
          </table:table-cell>
          <table:table-cell table:style-name="ce12" office:value-type="string" calcext:value-type="string">
            <text:p>APLX.service_feat </text:p>
            <text:p>             is ("014","055","152","808")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all Forward No Answer Transfer</text:p>
          </table:table-cell>
          <table:table-cell table:style-name="ce12" office:value-type="string" calcext:value-type="string">
            <text:p>CFWTRN</text:p>
          </table:table-cell>
          <table:table-cell table:style-name="ce12" office:value-type="string" calcext:value-type="string">
            <text:p>NTI.term_cfw_noanswer_x08 = "1"</text:p>
          </table:table-cell>
          <table:table-cell table:style-name="ce12" office:value-type="string" calcext:value-type="string">
            <text:p>APLX.service_feat </text:p>
            <text:p>             is ("103","153","803","809")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(NTI Only) - Calls to/from hotline</text:p>
          </table:table-cell>
          <table:table-cell table:style-name="ce12" office:value-type="string" calcext:value-type="string">
            <text:p>HT</text:p>
          </table:table-cell>
          <table:table-cell table:style-name="ce12" office:value-type="string" calcext:value-type="string">
            <text:p>NTI.orig_hotline_x08 = "1"</text:p>
            <text:p>         </text:p>
          </table:table-cell>
          <table:table-cell table:style-name="ce12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(NTI Only) -Inter system handoff</text:p>
          </table:table-cell>
          <table:table-cell table:style-name="ce12" office:value-type="string" calcext:value-type="string">
            <text:p>ISH</text:p>
          </table:table-cell>
          <table:table-cell table:style-name="ce96" office:value-type="string" calcext:value-type="string">
            <text:p>(not (UFF.Event_type = "M-M") and (NTI.term_handoff_x08 = "1")) or NTI.orig_handoff_x08 = "1" </text:p>
          </table:table-cell>
          <table:table-cell table:style-name="ce12" office:value-type="string" calcext:value-type="string">
            <text:p>N/A</text:p>
          </table:table-cell>
          <table:table-cell table:number-columns-repeated="1020"/>
        </table:table-row>
        <table:table-row table:style-name="ro7">
          <table:table-cell table:style-name="ce12" office:value-type="string" calcext:value-type="string">
            <text:p>Operator assisted call</text:p>
          </table:table-cell>
          <table:table-cell table:style-name="ce12" office:value-type="string" calcext:value-type="string">
            <text:p>OPA</text:p>
          </table:table-cell>
          <table:table-cell table:style-name="ce96" office:value-type="string" calcext:value-type="string">
            <text:p>NTI.call_type is ("2")</text:p>
          </table:table-cell>
          <table:table-cell table:style-name="ce12" office:value-type="string" calcext:value-type="string">
            <text:p>IF (UFF.Call Direction = "MO"</text:p>
            <text:p>and APLX.terminating_number = "0001000000000000000" )</text:p>
            <text:p>OR APLX.call_type = "307"</text:p>
          </table:table-cell>
          <table:table-cell table:number-columns-repeated="1020"/>
        </table:table-row>
        <table:table-row table:style-name="ro65">
          <table:table-cell table:style-name="ce12" office:value-type="string" calcext:value-type="string">
            <text:p><text:s/>Voicemail delivery</text:p>
          </table:table-cell>
          <table:table-cell table:style-name="ce12" office:value-type="string" calcext:value-type="string">
            <text:p>VMD</text:p>
          </table:table-cell>
          <table:table-cell table:style-name="ce12" office:value-type="string" calcext:value-type="string">
            <text:p>IF UFF.Call Answered Ind = 1 </text:p>
            <text:p>AND</text:p>
            <text:p>(TEMP.term_route_sub_type = 'VM' or NTI.Called_num in VM_Numbers table between effective and expiration dates) and UFF.Call Forwarding Indicator = 1 and not (UFF.Event Type = M-M or L-M)</text:p>
          </table:table-cell>
          <table:table-cell table:style-name="ce12" office:value-type="string" calcext:value-type="string">
            <text:p>IF UFF.Call Answered Ind = 1 </text:p>
            <text:p>AND</text:p>
            <text:p>(UFF.Call Direction = "MT" </text:p>
            <text:p>and APLX.msg_recording_svc_ind[3,1] = "1" and</text:p>
            <text:p>WORK.term_route_sub_type = "VM" and</text:p>
            <text:p>UFF.Call Forwarding Ind = 1) </text:p>
            <text:p>OR</text:p>
            <text:p>(UFF.Call Forwarding Ind = 1 and </text:p>
            <text:p>UFF.originating MDN = UFF.terminating MDN </text:p>
            <text:p>OR</text:p>
            <text:p>(UFF.Call Direction = "MO" and UFF.Call Waiting Ind = 1 and</text:p>
            <text:p>APLX.Terminating_Number in VM_numbers table  ) </text:p>
            <text:p>OR</text:p>
            <text:p>(UFF.Call Direction = "MT" and   </text:p>
            <text:p>APLX.msg_recording_svc_ind = 021 and </text:p>
            <text:p>   ( APLX.first_channel_cellsite[3,4] = "0000"  or</text:p>
            <text:p> WORK.orig_route_sub_type = "VM" ) )</text:p>
          </table:table-cell>
          <table:table-cell table:number-columns-repeated="1020"/>
        </table:table-row>
        <table:table-row table:style-name="ro8">
          <table:table-cell table:style-name="ce12" office:value-type="string" calcext:value-type="string">
            <text:p>Voicemail retrieval</text:p>
          </table:table-cell>
          <table:table-cell table:style-name="ce12" office:value-type="string" calcext:value-type="string">
            <text:p>VMR</text:p>
          </table:table-cell>
          <table:table-cell table:style-name="ce12" office:value-type="string" calcext:value-type="string">
            <text:p>((UFF.Originating MDN = UFF.Terminating Number or UFF.Dialed Digits) or (TEMP.term_route_sub_type = 'VM' and UFF.Call Forwarding Indicator = 0) and Event Type = M-L</text:p>
          </table:table-cell>
          <table:table-cell table:style-name="ce12" office:value-type="string" calcext:value-type="string">
            <text:p>(UFF.Originating MDN = UFF.Terminating Number or TEMP.term_route_sub_type = 'VM') and UFF.Call Forwarding Indicator = 0 and UFF.Call Direction = MO and UFF.Call Waiting Ind = 0</text:p>
          </table:table-cell>
          <table:table-cell table:number-columns-repeated="1020"/>
        </table:table-row>
        <table:table-row table:style-name="ro53">
          <table:table-cell table:style-name="ce12" office:value-type="string" calcext:value-type="string">
            <text:p>Caller ID Restriction (ID block)</text:p>
          </table:table-cell>
          <table:table-cell table:style-name="ce12" office:value-type="string" calcext:value-type="string">
            <text:p>CIR</text:p>
          </table:table-cell>
          <table:table-cell table:style-name="ce23" office:value-type="string" calcext:value-type="string">
            <text:p>NTI.orig_calling_num_id_restriction_x08 = "1" and NTI.term_calling_num_id = "0"</text:p>
          </table:table-cell>
          <table:table-cell table:style-name="ce12" office:value-type="string" calcext:value-type="string">
            <text:p>IF x2331 or x2334 and</text:p>
            <text:p>APLX module 331.cpn_disposition_331[1,1] = "2")</text:p>
            <text:p>OR</text:p>
            <text:p>APLX module 330.cpn_disposition_330[1,1] = "2")) </text:p>
          </table:table-cell>
          <table:table-cell table:number-columns-repeated="1020"/>
        </table:table-row>
        <table:table-row table:style-name="ro60">
          <table:table-cell table:style-name="ce12" office:value-type="string" calcext:value-type="string">
            <text:p>Call Delivery Intracarrier</text:p>
          </table:table-cell>
          <table:table-cell table:style-name="ce12" office:value-type="string" calcext:value-type="string">
            <text:p>CDLUSC</text:p>
          </table:table-cell>
          <table:table-cell table:style-name="ce12" office:value-type="string" calcext:value-type="string">
            <text:p>{</text:p>
            <text:p>UFF.Event Type = L-L</text:p>
            <text:p>and</text:p>
            <text:p>UFF.Call Delivery Indicator = 1</text:p>
            <text:p>and </text:p>
            <text:p>( not ( NTI.term_border_msc_x08 = "1" </text:p>
            <text:p>and </text:p>
            <text:p>(NTI.term_automatic_roaming = "1" </text:p>
            <text:p>or NTI.term_call_delivery = "1" </text:p>
            <text:p>or NTI.term_follow_me_roaming = "1" </text:p>
            <text:p>or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</text:p>
            <text:p>and Temp.term_route_subtype in(AC,CA,CS,CT,ET,MT))</text:p>
            <text:p> )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UFF.Call Forwarding Indicator = 0</text:p>
            <text:p>AND UFF.Source System != "(newb","madi","appl")</text:p>
            <text:p>}</text:p>
            <text:p>OR</text:p>
            <text:p>{</text:p>
            <text:p>UFF.Source System != "(newb","madi","appl")</text:p>
            <text:p>and</text:p>
            <text:p>UFF.Event Type = "L-L"</text:p>
            <text:p>and</text:p>
            <text:p>UFF.Call Delivery Ind = 1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(UFF.Call Forwarding Ind = 1 and(not(NTI.dialed_num[1,10] = NTI.billing_num[1,10]) and</text:p>
            <text:p>not(NTI.dialed_num[1,7] = NTI.billing_num[4,7]) and</text:p>
            <text:p>not(NTI.dialed_num[2,10] = NTI.billing_num[1,10]) and</text:p>
            <text:p>not(NTI.dialed_num[2,7] = NTI.billing_num[4,10]))</text:p>
            <text:p>}</text:p>
            <text:p>OR</text:p>
            <text:p>{</text:p>
            <text:p>UFF.Source System not in ('madi','newb','appl')</text:p>
            <text:p>and</text:p>
            <text:p>(UFF.Call Delivery Ind = 1 )</text:p>
            <text:p>and</text:p>
            <text:p>UFF.Event Type = "M-L"</text:p>
            <text:p>and</text:p>
            <text:p>UFF.Call Answered Ind = 1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(UFF.Call Forward Ind= 0)</text:p>
            <text:p>and</text:p>
            <text:p>not(WORK.term_route_sub_type = "PP")</text:p>
            <text:p>}</text:p>
            <text:p>OR</text:p>
            <text:p>{</text:p>
            <text:p>UFF.Source System not in ('madi','newb','appl')</text:p>
            <text:p>and</text:p>
            <text:p>(not(WORK.term_route_sub_type = "PP" )</text:p>
            <text:p>and</text:p>
            <text:p>UFF.Call Delivery Ind = 1</text:p>
            <text:p>and</text:p>
            <text:p>UFF.Event Type = "M-L"</text:p>
            <text:p>and</text:p>
            <text:p>UFF.Call Answered Ind = 1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(UFF.Call Forward Ind= 1</text:p>
            <text:p> and not(UFF.Originating MDN = UFF.Terminating Number))</text:p>
            <text:p>}</text:p>
          </table:table-cell>
          <table:table-cell table:style-name="ce12" office:value-type="string" calcext:value-type="string">
            <text:p>(APLX.Struct code = x2329,x2330,x2332,x2333)</text:p>
            <text:p>AND</text:p>
            <text:p>APLX.service_feat is ("083","100","814")</text:p>
            <text:p>AND</text:p>
            <text:p>OUTCOL_DEST in SID table for (Select SID from MIN_LR(APLX.terminating_number[1,6],</text:p>
            <text:p>APLX.terminating_number[7,4], WORK.start_yyyymmdd) ) != "GTE001")</text:p>
            <text:p/>
          </table:table-cell>
          <table:table-cell table:number-columns-repeated="1020"/>
        </table:table-row>
        <table:table-row table:style-name="ro66">
          <table:table-cell/>
          <table:table-cell office:value-type="string" calcext:value-type="string">
            <text:p>CDLCRZ</text:p>
          </table:table-cell>
          <table:table-cell table:style-name="ce23" office:value-type="string" calcext:value-type="string">
            <text:p>{</text:p>
            <text:p>IS original record</text:p>
            <text:p>UFF.Event Type = "L-L"</text:p>
            <text:p>AND</text:p>
            <text:p>UFF.Call Delivery Ind = 1</text:p>
            <text:p>AND</text:p>
            <text:p>( ( SID.settlement_contract of UFF.Term Number in [ </text:p>
            <text:p/>
            <text:p>"526","540","541","155","304","342","483","536","543","544","545","555"] )</text:p>
            <text:p>OR</text:p>
            <text:p>(UFF.Term Number.NPA = "242"  ) )</text:p>
            <text:p>AND</text:p>
            <text:p>UFF.Call Forward Ind = 0</text:p>
            <text:p>}</text:p>
            <text:p>OR</text:p>
            <text:p>{</text:p>
            <text:p>IS generated Record</text:p>
            <text:p>UFF.Event Type = "M-L"</text:p>
            <text:p>AND</text:p>
            <text:p>UFF.Call Delivery Ind = 1</text:p>
            <text:p>AND</text:p>
            <text:p>( ( SID.settlement_contract of UFF.Term Number in [ </text:p>
            <text:p/>
            <text:p>"526","540","541","155","304","342","483","536","543","544","545","555"] )</text:p>
            <text:p>OR</text:p>
            <text:p>( UFF.Term Number.NPA = "242"  ) )</text:p>
            <text:p>AND</text:p>
            <text:p>UFF.Call Forward Ind = 0</text:p>
            <text:p>}</text:p>
          </table:table-cell>
          <table:table-cell office:value-type="string" calcext:value-type="string">
            <text:p>UFF.Call Direction = "MO"</text:p>
            <text:p>AND</text:p>
            <text:p>UFF.Call Devlivery Ind = 1</text:p>
            <text:p>and ( ( SID.settlement_contract of UFF.Term Number in [ </text:p>
            <text:p/>
            <text:p>"526","540","541","155","304","342","483","536","543","544","545","555"] )</text:p>
            <text:p>OR</text:p>
            <text:p>(UFF.Term Number.NPA = "242"  ) )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p rules" table:style-name="ta8">
        <office:forms form:automatic-focus="false" form:apply-design-mode="false"/>
        <table:table-column table:style-name="co8" table:number-columns-repeated="2" table:default-cell-style-name="ce23"/>
        <table:table-column table:style-name="co49" table:default-cell-style-name="ce23"/>
        <table:table-column table:style-name="co50" table:number-columns-repeated="2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8" table:number-columns-repeated="248" table:default-cell-style-name="ce23"/>
        <table:table-column table:style-name="co8" table:number-columns-repeated="767" table:default-cell-style-name="ce19"/>
        <table:table-row table:style-name="ro1"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Rationale</text:p>
          </table:table-cell>
          <table:table-cell table:style-name="ce12" office:value-type="string" calcext:value-type="string">
            <text:p>UFF Field No</text:p>
          </table:table-cell>
          <table:table-cell table:style-name="ce12" table:number-columns-repeated="2"/>
          <table:table-cell table:number-columns-repeated="2"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UFF Field Name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Record Code</text:p>
          </table:table-cell>
          <table:table-cell table:number-columns-repeated="1017"/>
        </table:table-row>
        <table:table-row table:style-name="ro2">
          <table:table-cell table:style-name="ce12" table:number-columns-repeated="2"/>
          <table:table-cell table:style-name="ce12" office:value-type="string" calcext:value-type="string">
            <text:p>UFF Description</text:p>
          </table:table-cell>
          <table:table-cell table:style-name="ce12" table:number-columns-repeated="2"/>
          <table:table-cell table:style-name="ce12" office:value-type="string" calcext:value-type="string">
            <text:p>DROP_ABBREV_NAME for succesful condition</text:p>
          </table:table-cell>
          <table:table-cell table:style-name="ce12" office:value-type="string" calcext:value-type="string">
            <text:p>DROP_ABBREV_NAME for lookup Error</text:p>
          </table:table-cell>
          <table:table-cell table:number-columns-repeated="1017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NTI <text:s/></text:p>
          </table:table-cell>
          <table:table-cell table:style-name="ce12" office:value-type="string" calcext:value-type="string">
            <text:p>APLX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2d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Drop unsupported Record Types</text:p>
          </table:table-cell>
          <table:table-cell table:style-name="ce12" office:value-type="string" calcext:value-type="string">
            <text:p>NTI.call_type != 0,1,2,3,4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TYP</text:p>
          </table:table-cell>
          <table:table-cell table:style-name="ce12"/>
          <table:table-cell table:number-columns-repeated="1017"/>
        </table:table-row>
        <table:table-row table:style-name="ro8">
          <table:table-cell table:style-name="ce55" office:value-type="string" calcext:value-type="string">
            <text:p>1h</text:p>
          </table:table-cell>
          <table:table-cell table:style-name="ce55" office:value-type="string" calcext:value-type="string">
            <text:p>Unbillable</text:p>
          </table:table-cell>
          <table:table-cell table:style-name="ce55" office:value-type="string" calcext:value-type="string">
            <text:p>MO with no originating CLLI, or MT with no terminating CLLI</text:p>
          </table:table-cell>
          <table:table-cell table:style-name="ce55" office:value-type="string" calcext:value-type="string">
            <text:p>(UFF Call Direction == MO AND First Originating CLLI == "") </text:p>
            <text:p>OR</text:p>
            <text:p>(UFF Call Direction == MT and First Terminating CLLI == "")</text:p>
          </table:table-cell>
          <table:table-cell table:style-name="ce55" office:value-type="string" calcext:value-type="string">
            <text:p>N/A</text:p>
          </table:table-cell>
          <table:table-cell table:style-name="ce55" office:value-type="string" calcext:value-type="string">
            <text:p>CLLI</text:p>
          </table:table-cell>
          <table:table-cell table:style-name="ce55"/>
          <table:table-cell table:number-columns-repeated="1017"/>
        </table:table-row>
        <table:table-row table:style-name="ro53">
          <table:table-cell table:style-name="ce12" office:value-type="string" calcext:value-type="string">
            <text:p>3c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Calls not answered</text:p>
          </table:table-cell>
          <table:table-cell table:style-name="ce12" office:value-type="string" calcext:value-type="string">
            <text:p>(UFF Call Answered Ind != 1 <text:s/>and Ring Time &lt; 60) or (UFF Call Answered Ind != 1 and NTI.call_type != 0,1,2)</text:p>
          </table:table-cell>
          <table:table-cell table:style-name="ce12" office:value-type="string" calcext:value-type="string">
            <text:p>(UFF Call Answered Ind != 1 <text:s/>and Ring Time &lt; 60 and UFF.Call Direction = "MO") OR UFF.Call Answered Ind != 1 and UFF.Call Direction = "MT") OR (UFF.Call Answered Ind != 1 and UFF.Call Direction = "MO" and (UFF.Call Delivery Ind = 1 or UFF.Call Forwarding Ind = 1))</text:p>
          </table:table-cell>
          <table:table-cell table:style-name="ce12" office:value-type="string" calcext:value-type="string">
            <text:p>NANS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string" calcext:value-type="string">
            <text:p>3d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Unanswered Calls &gt;59 sec ringtime</text:p>
          </table:table-cell>
          <table:table-cell table:number-columns-repeated="2" office:value-type="string" calcext:value-type="string">
            <text:p>(UFF Call Answered Ind != 1 <text:s/>and Ring Time &gt; 59)</text:p>
          </table:table-cell>
          <table:table-cell office:value-type="string" calcext:value-type="string">
            <text:p>NO60</text:p>
          </table:table-cell>
          <table:table-cell table:style-name="Default"/>
          <table:table-cell table:number-columns-repeated="1017"/>
        </table:table-row>
        <table:table-row table:style-name="ro59">
          <table:table-cell table:style-name="ce12" office:value-type="string" calcext:value-type="string">
            <text:p>3e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Verizon not answered</text:p>
          </table:table-cell>
          <table:table-cell table:style-name="ce12" office:value-type="string" calcext:value-type="string">
            <text:p>UFF.Call Answered Ind != 1</text:p>
            <text:p>AND</text:p>
            <text:p>(Select Settlement Contract CodeSID(WORK.home_sid,</text:p>
            <text:p>WORK.start_yyyymmdd) is ("005","049","063","073","087","155","225","440","455","476","485") ) </text:p>
          </table:table-cell>
          <table:table-cell table:style-name="ce12" office:value-type="string" calcext:value-type="string">
            <text:p>UFF.Call Answered Ind != 1</text:p>
            <text:p>AND</text:p>
            <text:p>(setlmnt_contract_cd_in_SID(WORK.home_sid,</text:p>
            <text:p>WORK.start_yyyymmdd) is ("005","049","063","073","087","155","225","440","455","476","485") )  </text:p>
          </table:table-cell>
          <table:table-cell table:style-name="ce12" office:value-type="string" calcext:value-type="string">
            <text:p>NANV</text:p>
          </table:table-cell>
          <table:table-cell table:style-name="ce12"/>
          <table:table-cell table:number-columns-repeated="1017"/>
        </table:table-row>
        <table:table-row table:style-name="ro7">
          <table:table-cell table:style-name="ce12" office:value-type="string" calcext:value-type="string">
            <text:p>3b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L- L where Terminating features are not CFW or CDL or FMR</text:p>
          </table:table-cell>
          <table:table-cell table:style-name="ce12" office:value-type="string" calcext:value-type="string">
            <text:p>UFF event type = L-L &amp;</text:p>
            <text:p>UFF call forwarding _ind = 0 AND</text:p>
            <text:p>AND</text:p>
            <text:p>NOT (NTI.term_automatic_roaming = "1" </text:p>
            <text:p>or NTI.term_call_delivery = "1" </text:p>
            <text:p>or NTI.term_follow_me_roaming = "1" </text:p>
            <text:p>or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</text:p>
            <text:p/>
            <text:p/>
          </table:table-cell>
          <table:table-cell table:style-name="ce12" office:value-type="string" calcext:value-type="string">
            <text:p>UFF Call Direction is null</text:p>
            <text:p>UFF call forwarding _ind = 0 AND</text:p>
            <text:p>UFF call delivery_ind = 0 AND</text:p>
          </table:table-cell>
          <table:table-cell table:style-name="ce12" office:value-type="string" calcext:value-type="string">
            <text:p>LTL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4c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Zero duration</text:p>
          </table:table-cell>
          <table:table-cell table:style-name="ce12" office:value-type="string" calcext:value-type="string">
            <text:p>UFF.Call Answered Ind == 1 and UFF.Call Duration = "0"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0DUR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4b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Prepaid </text:p>
          </table:table-cell>
          <table:table-cell table:style-name="ce12" office:value-type="string" calcext:value-type="string">
            <text:p>If TEMP.work_npa_type = 'T'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PPD</text:p>
          </table:table-cell>
          <table:table-cell table:style-name="ce12" office:value-type="string" calcext:value-type="string">
            <text:p>NFLR</text:p>
          </table:table-cell>
          <table:table-cell table:number-columns-repeated="1017"/>
        </table:table-row>
        <table:table-row table:style-name="ro67"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Incomplete calls</text:p>
          </table:table-cell>
          <table:table-cell table:style-name="ce12" office:value-type="string" calcext:value-type="string">
            <text:p>UFF termination code =='01'</text:p>
            <text:p>OR</text:p>
            <text:p>UFF.termination code == '05' and NTI.treatment_code = '195'</text:p>
            <text:p/>
            <text:p>FYI</text:p>
            <text:p>UFF termination code = 'below/  inc list or not??</text:p>
            <text:p>01  Treatment code set</text:p>
            <text:p>03  Abnormal Completion</text:p>
            <text:p>04  RF Sugnal Lost</text:p>
            <text:p>05  Mobile Unit Failure</text:p>
            <text:p>06  Cellsite Failure</text:p>
            <text:p>07  1st Tiered Billing Ticket</text:p>
            <text:p>08  Additional Tiered Billing Tcket</text:p>
            <text:p>10  Additional Split Ticket</text:p>
            <text:p>11  1st Split Ticket</text:p>
            <text:p>12  Indirect Authentication Failure</text:p>
            <text:p>13  Succesful Data Call</text:p>
            <text:p>14  Other Failure data Calls</text:p>
            <text:p>15  Authentication Failure data Call</text:p>
            <text:p>16  1st partial Billing Ticket</text:p>
            <text:p>17  Additional Partial Billing Ticket</text:p>
            <text:p>18  Long Duration Call</text:p>
          </table:table-cell>
          <table:table-cell table:style-name="ce12" office:value-type="string" calcext:value-type="string">
            <text:p>UFF Call Answered Indicator = 0 </text:p>
            <text:p>and (UFF Ring Time &lt; 60 or (UFF.Call Direction = "MO" and UFF.Ring Time &gt; 299))</text:p>
          </table:table-cell>
          <table:table-cell table:style-name="ce12" office:value-type="string" calcext:value-type="string">
            <text:p>NTRM</text:p>
          </table:table-cell>
          <table:table-cell table:style-name="ce12"/>
          <table:table-cell table:number-columns-repeated="1017"/>
        </table:table-row>
        <table:table-row table:style-name="ro6">
          <table:table-cell table:style-name="ce12" office:value-type="string" calcext:value-type="string">
            <text:p>1g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unregistered Mobile, invalid mobile attempts origination</text:p>
          </table:table-cell>
          <table:table-cell table:style-name="ce12" office:value-type="string" calcext:value-type="string">
            <text:p>NTI treatment_code = '069'</text:p>
            <text:p/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REG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2a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AERIS contracts</text:p>
          </table:table-cell>
          <table:table-cell table:style-name="ce12" office:value-type="string" calcext:value-type="string">
            <text:p>SID table: using UFF home SID and UFF.Start Date, if Contract Code = 531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ARIS</text:p>
          </table:table-cell>
          <table:table-cell table:style-name="ce12" office:value-type="string" calcext:value-type="string">
            <text:p>NFS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UPS calls</text:p>
          </table:table-cell>
          <table:table-cell table:style-name="ce99" office:value-type="string" calcext:value-type="string">
            <text:p><text:span text:style-name="T19">IF MO and UFF.Originating MDN - NPA = </text:span><text:span text:style-name="T20">120, 150, 154, 156, 157, 159, 160, (125 - 148)</text:span>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UPS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2c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RPS calls</text:p>
          </table:table-cell>
          <table:table-cell table:style-name="ce12" office:value-type="string" calcext:value-type="string">
            <text:p>UFF.Originating MDN - NPA/NXX = 180778, 197778, 198777, 198778, 198779, 198780, 199778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RPS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4a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voicemail</text:p>
          </table:table-cell>
          <table:table-cell table:style-name="ce12" office:value-type="string" calcext:value-type="string">
            <text:p>UFF.Service Feature Contains "VMD"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VM</text:p>
          </table:table-cell>
          <table:table-cell table:style-name="ce12"/>
          <table:table-cell table:number-columns-repeated="1017"/>
        </table:table-row>
        <table:table-row table:style-name="ro8">
          <table:table-cell table:style-name="ce98" office:value-type="float" office:value="5" calcext:value-type="float">
            <text:p>5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Usage Market Policy</text:p>
          </table:table-cell>
          <table:table-cell table:style-name="ce12" office:value-type="string" calcext:value-type="string">
            <text:p>For each service feature</text:p>
            <text:p>(select DROP_CALL_IND from USAGE_POLICY where feature_code = UFF.Service Feature and action_code = UFF.Call Direction)</text:p>
            <text:p>If = Y, then drop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UMP</text:p>
          </table:table-cell>
          <table:table-cell table:style-name="ce12" office:value-type="string" calcext:value-type="string">
            <text:p>NFUP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1f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Kill call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ource service_feature contains '307'</text:p>
            <text:p/>
          </table:table-cell>
          <table:table-cell table:style-name="ce12" office:value-type="string" calcext:value-type="string">
            <text:p>KILL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Mobile Station test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ource service_feature contains '104'</text:p>
            <text:p/>
          </table:table-cell>
          <table:table-cell table:style-name="ce12" office:value-type="string" calcext:value-type="string">
            <text:p>TEST</text:p>
          </table:table-cell>
          <table:table-cell table:style-name="ce12"/>
          <table:table-cell table:number-columns-repeated="1017"/>
        </table:table-row>
        <table:table-row table:style-name="ro6">
          <table:table-cell table:style-name="ce12" office:value-type="string" calcext:value-type="string">
            <text:p>1a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Incorrectly Populated CDR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ource APLX hex_id  != 'AA' or APLX.service_feat_ind &gt; 1</text:p>
            <text:p/>
          </table:table-cell>
          <table:table-cell table:style-name="ce12" office:value-type="string" calcext:value-type="string">
            <text:p>BADC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Cellsite Failure</text:p>
          </table:table-cell>
          <table:table-cell table:style-name="ce12" office:value-type="string" calcext:value-type="string">
            <text:p>if NTI.completion_code = 06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FAIL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1d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Signal Lost</text:p>
          </table:table-cell>
          <table:table-cell table:style-name="ce12" office:value-type="string" calcext:value-type="string">
            <text:p>if NTI.completion_code = 04 and NTI.treatment_code = '195'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SIG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c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Invalid Info Digit</text:p>
          </table:table-cell>
          <table:table-cell table:style-name="ce12" office:value-type="string" calcext:value-type="string">
            <text:p>if NTI.event_info_digit != 0,1,2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INVD</text:p>
          </table:table-cell>
          <table:table-cell table:style-name="ce12"/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Group Ring</text:p>
          </table:table-cell>
          <table:table-cell office:value-type="string" calcext:value-type="string">
            <text:p>if NTI.term_flexible_alerting_x08 = "1" and ((UFF.Call Type = "M-M" and UFF.Call Direction = "MT") or UFF.Call Type = "L-L"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RNG</text:p>
          </table:table-cell>
          <table:table-cell table:style-name="Default"/>
          <table:table-cell table:number-columns-repeated="1017"/>
        </table:table-row>
        <table:table-row table:style-name="ro60">
          <table:table-cell office:value-type="float" office:value="7" calcext:value-type="float">
            <text:p>7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antel Accidental</text:p>
          </table:table-cell>
          <table:table-cell office:value-type="string" calcext:value-type="string">
            <text:p>IF</text:p>
            <text:p>((UFF.Event Type = "M-L" and UFF.Source System = "gran" AND TERM_ROUTE_SUB_TYPE_IN_ROUTE = "IS"</text:p>
            <text:p>AND NTI.ORIG_ROUTE_SUB_TYPE_IN_ROUTE = "CA"</text:p>
            <text:p>AND UFF.Orig Msid.NPA_TYPE = "N") and NTI.calling_num[1,3] = "506") </text:p>
            <text:p/>
            <text:p>or ( UFF.Event Type = "M-L" and UFF.Source System = "gran" and ORIG_ROUTE_SUB_TYPE_IN_ROUTE = "IS" and NTI.billing_num[1,3] = "506")</text:p>
            <text:p/>
            <text:p>or (UFF.Source System = "gran"</text:p>
            <text:p>and UFF.Call Delivery Ind = 1 </text:p>
            <text:p>and UFF.Terminating Number[1,6] = "902430")</text:p>
            <text:p/>
            <text:p>or (  UFF.Event Type = "L-L" and  (UFF.Source System = "gran" or "cong"  AND  UFF.Call Delivery Ind = 1</text:p>
            <text:p>AND  SID.SID_STATE of UFF.Terminating Number is ("AB","BC","MB","NB","NL","NT","NS","NU","ON","PE","QC","SK","YT")))</text:p>
            <text:p/>
            <text:p>or (IF UFF.Event Type = "M-L" and UFF.Source System = "gran" or "cong"  AND  UFF.Call Delivery Ind = 1 and  SID.SID_STATE of UFF.Terminating Number is ("AB","BC","MB","NB","NL","NT","NS","NU","ON","PE","QC","SK","YT"))</text:p>
            <text:p/>
            <text:p/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FSD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oamer Support</text:p>
          </table:table-cell>
          <table:table-cell office:value-type="string" calcext:value-type="string">
            <text:p>IF UFF.Orig MDN or UFF.Term Num == 8889449400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MSP</text:p>
          </table:table-cell>
          <table:table-cell table:number-columns-repeated="1018"/>
        </table:table-row>
        <table:table-row table:style-name="ro64">
          <table:table-cell office:value-type="string" calcext:value-type="string">
            <text:p>4d</text:p>
          </table:table-cell>
          <table:table-cell office:value-type="string" calcext:value-type="string">
            <text:p>Unbillable</text:p>
          </table:table-cell>
          <table:table-cell office:value-type="string" calcext:value-type="string">
            <text:p>Unbillable Roam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FF.Source System in (sch2,scha,lom2,lom3) </text:p>
            <text:p>AND</text:p>
            <text:p>not(UFF.Home Sid in ("04112","05333","05383","05459","06009","06093","43784","43786","43788") )</text:p>
            <text:p>AND</text:p>
            <text:p>[</text:p>
            <text:p>( UFF.3 Way Calling Ind = 1 and APLX.first_channel_cellsite = "900000000" )</text:p>
            <text:p>or</text:p>
            <text:p>(APLX.structure_code = "42332" and UFF.Call Waiting Ind = 1 and APLX.first_channel_cellsite = "900000000") </text:p>
            <text:p>or</text:p>
            <text:p>(UFF.Call Direction = "MT" and APLX.first_channel_cellsite = "900000000" and UFF.Call Delivery Ind = 1 )</text:p>
            <text:p>]</text:p>
            <text:p/>
          </table:table-cell>
          <table:table-cell office:value-type="string" calcext:value-type="string">
            <text:p>UBLR</text:p>
          </table:table-cell>
          <table:table-cell table:number-columns-repeated="1018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revision assumption open items'.$A$1" table:cell-range-address="$'Drop rules'.$A$1:.$G$25"/>
        </table:named-expressions>
      </table:table>
      <table:table table:name="FYI Record Types" table:style-name="ta9">
        <office:forms form:automatic-focus="false" form:apply-design-mode="false"/>
        <table:table-column table:style-name="co8" table:default-cell-style-name="ce106"/>
        <table:table-column table:style-name="co55" table:default-cell-style-name="ce112"/>
        <table:table-column table:style-name="co8" table:number-columns-repeated="255" table:default-cell-style-name="ce112"/>
        <table:table-column table:style-name="co8" table:number-columns-repeated="767" table:default-cell-style-name="ce19"/>
        <table:table-row table:style-name="ro68">
          <table:table-cell table:style-name="ce100" office:value-type="string" calcext:value-type="string">
            <text:p>NORTEL, NTI_rec_</text:p>
          </table:table-cell>
          <table:table-cell table:style-name="Default"/>
          <table:table-cell table:number-columns-repeated="1022"/>
        </table:table-row>
        <table:table-row table:style-name="ro69">
          <table:table-cell table:style-name="ce101" office:value-type="string" calcext:value-type="string">
            <text:p>C1 </text:p>
          </table:table-cell>
          <table:table-cell table:style-name="ce107" office:value-type="string" calcext:value-type="string">
            <text:p>block head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D</text:p>
          </table:table-cell>
          <table:table-cell table:style-name="ce107" office:value-type="string" calcext:value-type="string">
            <text:p>restart record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E</text:p>
          </table:table-cell>
          <table:table-cell table:style-name="ce107" office:value-type="string" calcext:value-type="string">
            <text:p>clock change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A</text:p>
          </table:table-cell>
          <table:table-cell table:style-name="ce107" office:value-type="string" calcext:value-type="string">
            <text:p>Transfer record ( incoming non-emergency 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B</text:p>
          </table:table-cell>
          <table:table-cell table:style-name="ce107" office:value-type="string" calcext:value-type="string">
            <text:p>transfer record ( outgoing non-emergency 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C</text:p>
          </table:table-cell>
          <table:table-cell table:style-name="ce107" office:value-type="string" calcext:value-type="string">
            <text:p>Transfer record ( incoming emergency transfer 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C2</text:p>
          </table:table-cell>
          <table:table-cell table:style-name="ce107" office:value-type="string" calcext:value-type="string">
            <text:p>Data group block head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K</text:p>
          </table:table-cell>
          <table:table-cell table:style-name="ce107" office:value-type="string" calcext:value-type="string">
            <text:p>Data group transf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E</text:p>
          </table:table-cell>
          <table:table-cell table:style-name="ce107" office:value-type="string" calcext:value-type="string">
            <text:p>Data group termination</text:p>
          </table:table-cell>
          <table:table-cell table:number-columns-repeated="1022"/>
        </table:table-row>
        <table:table-row table:style-name="ro20">
          <table:table-cell table:style-name="ce102" office:value-type="string" calcext:value-type="string">
            <text:p>F7</text:p>
          </table:table-cell>
          <table:table-cell table:style-name="ce108" office:value-type="string" calcext:value-type="string">
            <text:p>AMA CDR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0 (M-M)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1 (M-L)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3 (L-L)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4 (L-L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C0</text:p>
          </table:table-cell>
          <table:table-cell table:style-name="ce107" office:value-type="string" calcext:value-type="string">
            <text:p>file head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C2</text:p>
          </table:table-cell>
          <table:table-cell table:style-name="ce107" office:value-type="string" calcext:value-type="string">
            <text:p>file trailer</text:p>
          </table:table-cell>
          <table:table-cell table:number-columns-repeated="1022"/>
        </table:table-row>
        <table:table-row table:style-name="ro70" table:number-rows-repeated="2">
          <table:table-cell table:style-name="Default" table:number-columns-repeated="2"/>
          <table:table-cell table:number-columns-repeated="1022"/>
        </table:table-row>
        <table:table-row table:style-name="ro68">
          <table:table-cell table:style-name="ce100" office:value-type="string" calcext:value-type="string">
            <text:p>LucentAutoplex Structure Code Layout Numbers and Titles <text:s/>, APLX_structure_code</text:p>
          </table:table-cell>
          <table:table-cell table:style-name="Default"/>
          <table:table-cell table:number-columns-repeated="1022"/>
        </table:table-row>
        <table:table-row table:style-name="ro69">
          <table:table-cell table:style-name="ce103" office:value-type="string" calcext:value-type="string">
            <text:p>01047</text:p>
          </table:table-cell>
          <table:table-cell table:style-name="ce109" office:value-type="string" calcext:value-type="string">
            <text:p>Call Assembly Tracer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118</text:p>
          </table:table-cell>
          <table:table-cell table:style-name="ce110" office:value-type="string" calcext:value-type="string">
            <text:p>Tandem Call with Carrier Interconnect (CI) Information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119</text:p>
          </table:table-cell>
          <table:table-cell table:style-name="ce110" office:value-type="string" calcext:value-type="string">
            <text:p>Tandem Call without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29</text:p>
          </table:table-cell>
          <table:table-cell table:style-name="ce111" office:value-type="string" calcext:value-type="string">
            <text:p>Cellular-Originated Call without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0</text:p>
          </table:table-cell>
          <table:table-cell table:style-name="ce111" office:value-type="string" calcext:value-type="string">
            <text:p>Cellular-Originated Call with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1</text:p>
          </table:table-cell>
          <table:table-cell table:style-name="ce111" office:value-type="string" calcext:value-type="string">
            <text:p>Cellular-Terminated Call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2</text:p>
          </table:table-cell>
          <table:table-cell table:style-name="ce111" office:value-type="string" calcext:value-type="string">
            <text:p>Control Point Switch (CPS) Cellular-Originated Call with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3</text:p>
          </table:table-cell>
          <table:table-cell table:style-name="ce111" office:value-type="string" calcext:value-type="string">
            <text:p>CPS Cellular-Originated Call without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4</text:p>
          </table:table-cell>
          <table:table-cell table:style-name="ce111" office:value-type="string" calcext:value-type="string">
            <text:p>CPS Cellular-Terminated Call - Facility and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5</text:p>
          </table:table-cell>
          <table:table-cell table:style-name="ce110" office:value-type="string" calcext:value-type="string">
            <text:p>CPS Cellular-Terminated Call - Interswitch Call Termination(ICT) Facility Timing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6</text:p>
          </table:table-cell>
          <table:table-cell table:style-name="ce110" office:value-type="string" calcext:value-type="string">
            <text:p>Cellular Networking (CN) Slave Switch-Facility &amp;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7</text:p>
          </table:table-cell>
          <table:table-cell table:style-name="ce110" office:value-type="string" calcext:value-type="string">
            <text:p>CN Handback - Answered Segment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8</text:p>
          </table:table-cell>
          <table:table-cell table:style-name="ce110" office:value-type="string" calcext:value-type="string">
            <text:p>CN Handback - Intermediate Segment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51</text:p>
          </table:table-cell>
          <table:table-cell table:style-name="ce110" office:value-type="string" calcext:value-type="string">
            <text:p>Calls Failed or Blocked Before Traffic Channel Assignment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411</text:p>
          </table:table-cell>
          <table:table-cell table:style-name="ce110" office:value-type="string" calcext:value-type="string">
            <text:p>Feature Activation/Deactivation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415</text:p>
          </table:table-cell>
          <table:table-cell table:style-name="ce110" office:value-type="string" calcext:value-type="string">
            <text:p>Mobile Security Entry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421</text:p>
          </table:table-cell>
          <table:table-cell table:style-name="ce110" office:value-type="string" calcext:value-type="string">
            <text:p>Virtual System AMA Event Recording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02800</text:p>
          </table:table-cell>
          <table:table-cell table:style-name="ce110" office:value-type="string" calcext:value-type="string">
            <text:p>Origination Event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02801</text:p>
          </table:table-cell>
          <table:table-cell table:style-name="ce110" office:value-type="string" calcext:value-type="string">
            <text:p>Termination Event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02802</text:p>
          </table:table-cell>
          <table:table-cell table:style-name="ce110" office:value-type="string" calcext:value-type="string">
            <text:p>Metered Billing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09000</text:p>
          </table:table-cell>
          <table:table-cell table:style-name="ce109" office:value-type="string" calcext:value-type="string">
            <text:p>Time Change Statistical Label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09036</text:p>
          </table:table-cell>
          <table:table-cell table:style-name="ce109" office:value-type="string" calcext:value-type="string">
            <text:p>Beginning of Recording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37 </text:p>
          </table:table-cell>
          <table:table-cell table:style-name="ce109" office:value-type="string" calcext:value-type="string">
            <text:p>End of Recording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09038</text:p>
          </table:table-cell>
          <table:table-cell table:style-name="ce109" office:value-type="string" calcext:value-type="string">
            <text:p>Collector Logical Data Set (CLDS) Header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39 </text:p>
          </table:table-cell>
          <table:table-cell table:style-name="ce109" office:value-type="string" calcext:value-type="string">
            <text:p>CLDS Trailer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42 </text:p>
          </table:table-cell>
          <table:table-cell table:style-name="ce109" office:value-type="string" calcext:value-type="string">
            <text:p>Primary Tracer. Generated only when teleprocessing is turned on.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43 </text:p>
          </table:table-cell>
          <table:table-cell table:style-name="ce109" office:value-type="string" calcext:value-type="string">
            <text:p>Secondary Tracer. Never written to tape or disk. Only used when teleprocessing is turned</text:p>
          </table:table-cell>
          <table:table-cell table:number-columns-repeated="1022"/>
        </table:table-row>
        <table:table-row table:style-name="ro69">
          <table:table-cell table:style-name="ce103" office:value-type="float" office:value="90001" calcext:value-type="float">
            <text:p>90001</text:p>
          </table:table-cell>
          <table:table-cell table:style-name="ce109" office:value-type="string" calcext:value-type="string">
            <text:p>File header record</text:p>
          </table:table-cell>
          <table:table-cell table:number-columns-repeated="1022"/>
        </table:table-row>
        <table:table-row table:style-name="ro69">
          <table:table-cell table:style-name="ce103" office:value-type="float" office:value="90002" calcext:value-type="float">
            <text:p>90002</text:p>
          </table:table-cell>
          <table:table-cell table:style-name="ce109" office:value-type="string" calcext:value-type="string">
            <text:p>block header record</text:p>
          </table:table-cell>
          <table:table-cell table:number-columns-repeated="1022"/>
        </table:table-row>
        <table:table-row table:style-name="ro69">
          <table:table-cell table:style-name="ce103" office:value-type="float" office:value="90003" calcext:value-type="float">
            <text:p>90003</text:p>
          </table:table-cell>
          <table:table-cell table:style-name="ce109" office:value-type="string" calcext:value-type="string">
            <text:p>file trailer record</text:p>
          </table:table-cell>
          <table:table-cell table:number-columns-repeated="1022"/>
        </table:table-row>
        <table:table-row table:style-name="ro69">
          <table:table-cell table:style-name="ce103"/>
          <table:table-cell table:style-name="ce109"/>
          <table:table-cell table:number-columns-repeated="1022"/>
        </table:table-row>
        <table:table-row table:style-name="ro69">
          <table:table-cell table:style-name="ce101" office:value-type="string" calcext:value-type="string">
            <text:p>Note: <text:s/>x can be 0,2,4 or 6 but is usually 4.</text:p>
          </table:table-cell>
          <table:table-cell table:number-columns-repeated="1023"/>
        </table:table-row>
        <table:table-row table:style-name="ro70" table:number-rows-repeated="1048523">
          <table:table-cell table:number-columns-repeated="1024"/>
        </table:table-row>
        <table:table-row table:style-name="ro70">
          <table:table-cell table:number-columns-repeated="1024"/>
        </table:table-row>
      </table:table>
      <table:named-expressions/>
      <table:database-ranges>
        <table:database-range table:name="__Anonymous_Sheet_DB__9" table:target-range-address="'Drop rules'.A1:'Drop rules'.G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008pt" fo:page-height="612pt" style:num-format="1" style:print-orientation="landscape" fo:margin-top="18pt" fo:margin-bottom="18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18pt" fo:margin-left="0pt" fo:margin-right="0pt" fo:margin-bottom="7.99pt"/>
      </style:header-style>
      <style:footer-style>
        <style:header-footer-properties fo:min-height="18pt" fo:margin-left="0pt" fo:margin-right="0pt" fo:margin-top="7.99pt"/>
      </style:footer-style>
    </style:page-layout>
    <style:page-layout style:name="Mpm5">
      <style:page-layout-properties fo:page-width="792pt" fo:page-height="612pt" style:num-format="1" style:print-orientation="landscape" fo:margin-top="70.84pt" fo:margin-bottom="70.8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2:00:33.369199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ision_20_assumption_20_open_20_items" style:display-name="PageStyle_revision assumption open 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F_20_9e" style:display-name="PageStyle_UFF 9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UFF_20_Header_5f_Trailer" style:display-name="PageStyle_UFF Header_Trai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TI_20_UFF_20_Mapping" style:display-name="PageStyle_NTI UFF Mapp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APLX_20_UFF_20_Mapping" style:display-name="PageStyle_APLX UFF Mapping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APLX_5f_DRD" style:display-name="PageStyle_APLX_DR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mp_20_Fields" style:display-name="PageStyle_Temp 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_20_Modifications" style:display-name="PageStyle_Field Modifications" style:page-layout-name="Mpm4">
      <style:header>
        <style:region-left>
          <text:p><text:span text:style-name="MT1"><text:sheet-name>???</text:sheet-name>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Service_20_Feature" style:display-name="PageStyle_Service 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_20_rules" style:display-name="PageStyle_Drop 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YI_20_Record_20_Types" style:display-name="PageStyle_FYI Record 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04T12:49:38</meta:creation-date>
    <dc:language>en-US</dc:language>
    <meta:print-date>2012-02-02T14:15:22</meta:print-date>
    <dc:date>2018-04-04T16:01:46.834365303</dc:date>
    <meta:editing-cycles>4</meta:editing-cycles>
    <meta:editing-duration>PT18M53S</meta:editing-duration>
    <meta:generator>LibreOffice/5.1.6.2$Linux_x86 LibreOffice_project/10m0$Build-2</meta:generator>
    <meta:document-statistic meta:table-count="11" meta:cell-count="2247" meta:object-count="0"/>
  </office:meta>
</office:document-meta>
</file>